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52mm"/>
    </style:style>
    <style:style style:name="co10" style:family="table-column">
      <style:table-column-properties fo:break-before="auto" style:column-width="10.07mm"/>
    </style:style>
    <style:style style:name="co11" style:family="table-column">
      <style:table-column-properties fo:break-before="auto" style:column-width="16.28mm"/>
    </style:style>
    <style:style style:name="co12" style:family="table-column">
      <style:table-column-properties fo:break-before="auto" style:column-width="15.22mm"/>
    </style:style>
    <style:style style:name="co13" style:family="table-column">
      <style:table-column-properties fo:break-before="auto" style:column-width="17.6mm"/>
    </style:style>
    <style:style style:name="co14" style:family="table-column">
      <style:table-column-properties fo:break-before="auto" style:column-width="20.25mm"/>
    </style:style>
    <style:style style:name="co15" style:family="table-column">
      <style:table-column-properties fo:break-before="auto" style:column-width="29.77mm"/>
    </style:style>
    <style:style style:name="co16" style:family="table-column">
      <style:table-column-properties fo:break-before="auto" style:column-width="5.7mm"/>
    </style:style>
    <style:style style:name="co17" style:family="table-column">
      <style:table-column-properties fo:break-before="auto" style:column-width="6.76mm"/>
    </style:style>
    <style:style style:name="co18" style:family="table-column">
      <style:table-column-properties fo:break-before="auto" style:column-width="12.31mm"/>
    </style:style>
    <style:style style:name="co19" style:family="table-column">
      <style:table-column-properties fo:break-before="auto" style:column-width="12.05mm"/>
    </style:style>
    <style:style style:name="co20" style:family="table-column">
      <style:table-column-properties fo:break-before="auto" style:column-width="14.16mm"/>
    </style:style>
    <style:style style:name="co21" style:family="table-column">
      <style:table-column-properties fo:break-before="auto" style:column-width="7.28mm"/>
    </style:style>
    <style:style style:name="co22" style:family="table-column">
      <style:table-column-properties fo:break-before="auto" style:column-width="5.96mm"/>
    </style:style>
    <style:style style:name="co23" style:family="table-column">
      <style:table-column-properties fo:break-before="auto" style:column-width="19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shapes>
          <draw:frame draw:z-index="0" draw:style-name="gr1" draw:text-style-name="P1" svg:width="159.99mm" svg:height="89.99mm" svg:x="316.78mm" svg:y="0.01mm">
            <loext:p draw:notify-on-update-of-ranges="progression.B2:progression.B120 progression.C1:progression.C1 progression.C2:progression.C120 progression.D1:progression.D1 progression.D2:progression.D12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316.78mm" svg:y="99.35mm">
            <loext:p draw:notify-on-update-of-ranges="progression.B2:progression.B120 progression.F1:progression.F1 progression.F2:progression.F1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136.9mm" svg:y="1mm">
            <loext:p draw:notify-on-update-of-ranges="progression.G1:progression.G1 progression.G2:progression.G120 progression.C1:progression.C1 progression.C2:progression.C120 progression.G1:progression.G1 progression.G2:progression.G120 progression.D1:progression.D1 progression.D2:progression.D1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136.55mm" svg:y="103.87mm">
            <loext:p draw:notify-on-update-of-ranges="progression.B2:progression.B120 progression.C1:progression.C1 progression.C2:progression.C120 progression.D1:progression.D1 progression.D2:progression.D120 progression.G1:progression.G1 progression.G2:progression.G12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0:57</text:p>
          </table:table-cell>
          <table:table-cell office:value-type="float" office:value="0.250321" calcext:value-type="float">
            <text:p>0.250321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0" calcext:value-type="float">
            <text:p>0</text:p>
          </table:table-cell>
          <table:table-cell office:value-type="float" office:value="36483" calcext:value-type="float">
            <text:p>36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0:58</text:p>
          </table:table-cell>
          <table:table-cell office:value-type="float" office:value="1.0989" calcext:value-type="float">
            <text:p>1.0989</text:p>
          </table:table-cell>
          <table:table-cell office:value-type="float" office:value="0.292075" calcext:value-type="float">
            <text:p>0.292075</text:p>
          </table:table-cell>
          <table:table-cell office:value-type="float" office:value="0" calcext:value-type="float">
            <text:p>0</text:p>
          </table:table-cell>
          <table:table-cell office:value-type="float" office:value="485896" calcext:value-type="float">
            <text:p>4858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0:59</text:p>
          </table:table-cell>
          <table:table-cell office:value-type="float" office:value="0.951299" calcext:value-type="float">
            <text:p>0.951299</text:p>
          </table:table-cell>
          <table:table-cell office:value-type="float" office:value="0.300688" calcext:value-type="float">
            <text:p>0.300688</text:p>
          </table:table-cell>
          <table:table-cell office:value-type="float" office:value="0" calcext:value-type="float">
            <text:p>0</text:p>
          </table:table-cell>
          <table:table-cell office:value-type="float" office:value="547463" calcext:value-type="float">
            <text:p>5474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0</text:p>
          </table:table-cell>
          <table:table-cell office:value-type="float" office:value="0.866191" calcext:value-type="float">
            <text:p>0.866191</text:p>
          </table:table-cell>
          <table:table-cell office:value-type="float" office:value="0.166162" calcext:value-type="float">
            <text:p>0.166162</text:p>
          </table:table-cell>
          <table:table-cell office:value-type="float" office:value="0" calcext:value-type="float">
            <text:p>0</text:p>
          </table:table-cell>
          <table:table-cell office:value-type="float" office:value="340466" calcext:value-type="float">
            <text:p>3404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1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360619" calcext:value-type="float">
            <text:p>0.360619</text:p>
          </table:table-cell>
          <table:table-cell office:value-type="float" office:value="0" calcext:value-type="float">
            <text:p>0</text:p>
          </table:table-cell>
          <table:table-cell office:value-type="float" office:value="758278" calcext:value-type="float">
            <text:p>7582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2</text:p>
          </table:table-cell>
          <table:table-cell office:value-type="float" office:value="1.028301" calcext:value-type="float">
            <text:p>1.028301</text:p>
          </table:table-cell>
          <table:table-cell office:value-type="float" office:value="0.225944" calcext:value-type="float">
            <text:p>0.225944</text:p>
          </table:table-cell>
          <table:table-cell office:value-type="float" office:value="0" calcext:value-type="float">
            <text:p>0</text:p>
          </table:table-cell>
          <table:table-cell office:value-type="float" office:value="379177" calcext:value-type="float">
            <text:p>3791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3</text:p>
          </table:table-cell>
          <table:table-cell office:value-type="float" office:value="0.945983" calcext:value-type="float">
            <text:p>0.945983</text:p>
          </table:table-cell>
          <table:table-cell office:value-type="float" office:value="0.379384" calcext:value-type="float">
            <text:p>0.379384</text:p>
          </table:table-cell>
          <table:table-cell office:value-type="float" office:value="0" calcext:value-type="float">
            <text:p>0</text:p>
          </table:table-cell>
          <table:table-cell office:value-type="float" office:value="595892" calcext:value-type="float">
            <text:p>5958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4</text:p>
          </table:table-cell>
          <table:table-cell office:value-type="float" office:value="0.961827" calcext:value-type="float">
            <text:p>0.961827</text:p>
          </table:table-cell>
          <table:table-cell office:value-type="float" office:value="0.274885" calcext:value-type="float">
            <text:p>0.274885</text:p>
          </table:table-cell>
          <table:table-cell office:value-type="float" office:value="0" calcext:value-type="float">
            <text:p>0</text:p>
          </table:table-cell>
          <table:table-cell office:value-type="float" office:value="835179" calcext:value-type="float">
            <text:p>835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5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0.455332" calcext:value-type="float">
            <text:p>0.455332</text:p>
          </table:table-cell>
          <table:table-cell office:value-type="float" office:value="0" calcext:value-type="float">
            <text:p>0</text:p>
          </table:table-cell>
          <table:table-cell office:value-type="float" office:value="856919" calcext:value-type="float">
            <text:p>8569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6</text:p>
          </table:table-cell>
          <table:table-cell office:value-type="float" office:value="0.931103" calcext:value-type="float">
            <text:p>0.931103</text:p>
          </table:table-cell>
          <table:table-cell office:value-type="float" office:value="0.552442" calcext:value-type="float">
            <text:p>0.552442</text:p>
          </table:table-cell>
          <table:table-cell office:value-type="float" office:value="0" calcext:value-type="float">
            <text:p>0</text:p>
          </table:table-cell>
          <table:table-cell office:value-type="float" office:value="1110762" calcext:value-type="float">
            <text:p>11107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7</text:p>
          </table:table-cell>
          <table:table-cell office:value-type="float" office:value="0.925669" calcext:value-type="float">
            <text:p>0.925669</text:p>
          </table:table-cell>
          <table:table-cell office:value-type="float" office:value="0.490399" calcext:value-type="float">
            <text:p>0.490399</text:p>
          </table:table-cell>
          <table:table-cell office:value-type="float" office:value="0" calcext:value-type="float">
            <text:p>0</text:p>
          </table:table-cell>
          <table:table-cell office:value-type="float" office:value="1316430" calcext:value-type="float">
            <text:p>13164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8</text:p>
          </table:table-cell>
          <table:table-cell office:value-type="float" office:value="1.848181" calcext:value-type="float">
            <text:p>1.848181</text:p>
          </table:table-cell>
          <table:table-cell office:value-type="float" office:value="1.051091" calcext:value-type="float">
            <text:p>1.051091</text:p>
          </table:table-cell>
          <table:table-cell office:value-type="float" office:value="0" calcext:value-type="float">
            <text:p>0</text:p>
          </table:table-cell>
          <table:table-cell office:value-type="float" office:value="2438091" calcext:value-type="float">
            <text:p>24380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09</text:p>
          </table:table-cell>
          <table:table-cell office:value-type="float" office:value="1.651344" calcext:value-type="float">
            <text:p>1.651344</text:p>
          </table:table-cell>
          <table:table-cell office:value-type="float" office:value="0.333358" calcext:value-type="float">
            <text:p>0.333358</text:p>
          </table:table-cell>
          <table:table-cell office:value-type="float" office:value="0" calcext:value-type="float">
            <text:p>0</text:p>
          </table:table-cell>
          <table:table-cell office:value-type="float" office:value="818690" calcext:value-type="float">
            <text:p>8186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0</text:p>
          </table:table-cell>
          <table:table-cell office:value-type="float" office:value="1.699927" calcext:value-type="float">
            <text:p>1.699927</text:p>
          </table:table-cell>
          <table:table-cell office:value-type="float" office:value="0.187641" calcext:value-type="float">
            <text:p>0.187641</text:p>
          </table:table-cell>
          <table:table-cell office:value-type="float" office:value="0" calcext:value-type="float">
            <text:p>0</text:p>
          </table:table-cell>
          <table:table-cell office:value-type="float" office:value="484647" calcext:value-type="float">
            <text:p>4846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1</text:p>
          </table:table-cell>
          <table:table-cell office:value-type="float" office:value="1.651049" calcext:value-type="float">
            <text:p>1.651049</text:p>
          </table:table-cell>
          <table:table-cell office:value-type="float" office:value="0.287703" calcext:value-type="float">
            <text:p>0.287703</text:p>
          </table:table-cell>
          <table:table-cell office:value-type="float" office:value="0" calcext:value-type="float">
            <text:p>0</text:p>
          </table:table-cell>
          <table:table-cell office:value-type="float" office:value="737372" calcext:value-type="float">
            <text:p>7373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2</text:p>
          </table:table-cell>
          <table:table-cell office:value-type="float" office:value="1.704178" calcext:value-type="float">
            <text:p>1.704178</text:p>
          </table:table-cell>
          <table:table-cell office:value-type="float" office:value="0.226316" calcext:value-type="float">
            <text:p>0.226316</text:p>
          </table:table-cell>
          <table:table-cell office:value-type="float" office:value="0" calcext:value-type="float">
            <text:p>0</text:p>
          </table:table-cell>
          <table:table-cell office:value-type="float" office:value="609826" calcext:value-type="float">
            <text:p>6098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3</text:p>
          </table:table-cell>
          <table:table-cell office:value-type="float" office:value="2.337272" calcext:value-type="float">
            <text:p>2.337272</text:p>
          </table:table-cell>
          <table:table-cell office:value-type="float" office:value="0.496657" calcext:value-type="float">
            <text:p>0.496657</text:p>
          </table:table-cell>
          <table:table-cell office:value-type="float" office:value="0" calcext:value-type="float">
            <text:p>0</text:p>
          </table:table-cell>
          <table:table-cell office:value-type="float" office:value="942524" calcext:value-type="float">
            <text:p>9425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4</text:p>
          </table:table-cell>
          <table:table-cell office:value-type="float" office:value="2.051135" calcext:value-type="float">
            <text:p>2.051135</text:p>
          </table:table-cell>
          <table:table-cell office:value-type="float" office:value="0.147031" calcext:value-type="float">
            <text:p>0.147031</text:p>
          </table:table-cell>
          <table:table-cell office:value-type="float" office:value="0" calcext:value-type="float">
            <text:p>0</text:p>
          </table:table-cell>
          <table:table-cell office:value-type="float" office:value="545299" calcext:value-type="float">
            <text:p>5452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5</text:p>
          </table:table-cell>
          <table:table-cell office:value-type="float" office:value="1.671177" calcext:value-type="float">
            <text:p>1.671177</text:p>
          </table:table-cell>
          <table:table-cell office:value-type="float" office:value="0.197866" calcext:value-type="float">
            <text:p>0.197866</text:p>
          </table:table-cell>
          <table:table-cell office:value-type="float" office:value="0" calcext:value-type="float">
            <text:p>0</text:p>
          </table:table-cell>
          <table:table-cell office:value-type="float" office:value="384552" calcext:value-type="float">
            <text:p>3845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6</text:p>
          </table:table-cell>
          <table:table-cell office:value-type="float" office:value="16.539829" calcext:value-type="float">
            <text:p>16.539829</text:p>
          </table:table-cell>
          <table:table-cell office:value-type="float" office:value="1.016623" calcext:value-type="float">
            <text:p>1.016623</text:p>
          </table:table-cell>
          <table:table-cell office:value-type="float" office:value="0" calcext:value-type="float">
            <text:p>0</text:p>
          </table:table-cell>
          <table:table-cell office:value-type="float" office:value="629558" calcext:value-type="float">
            <text:p>6295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7</text:p>
          </table:table-cell>
          <table:table-cell office:value-type="float" office:value="82.289102" calcext:value-type="float">
            <text:p>82.289102</text:p>
          </table:table-cell>
          <table:table-cell office:value-type="float" office:value="1.596377" calcext:value-type="float">
            <text:p>1.596377</text:p>
          </table:table-cell>
          <table:table-cell office:value-type="float" office:value="0" calcext:value-type="float">
            <text:p>0</text:p>
          </table:table-cell>
          <table:table-cell office:value-type="float" office:value="1786521" calcext:value-type="float">
            <text:p>17865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8</text:p>
          </table:table-cell>
          <table:table-cell office:value-type="float" office:value="84.564328" calcext:value-type="float">
            <text:p>84.564328</text:p>
          </table:table-cell>
          <table:table-cell office:value-type="float" office:value="3.504401" calcext:value-type="float">
            <text:p>3.504401</text:p>
          </table:table-cell>
          <table:table-cell office:value-type="float" office:value="0" calcext:value-type="float">
            <text:p>0</text:p>
          </table:table-cell>
          <table:table-cell office:value-type="float" office:value="3985185" calcext:value-type="float">
            <text:p>39851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19</text:p>
          </table:table-cell>
          <table:table-cell office:value-type="float" office:value="56.340526" calcext:value-type="float">
            <text:p>56.340526</text:p>
          </table:table-cell>
          <table:table-cell office:value-type="float" office:value="4.529776" calcext:value-type="float">
            <text:p>4.529776</text:p>
          </table:table-cell>
          <table:table-cell office:value-type="float" office:value="0" calcext:value-type="float">
            <text:p>0</text:p>
          </table:table-cell>
          <table:table-cell office:value-type="float" office:value="2629860" calcext:value-type="float">
            <text:p>26298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0</text:p>
          </table:table-cell>
          <table:table-cell office:value-type="float" office:value="17.89777" calcext:value-type="float">
            <text:p>17.89777</text:p>
          </table:table-cell>
          <table:table-cell office:value-type="float" office:value="8.221112" calcext:value-type="float">
            <text:p>8.221112</text:p>
          </table:table-cell>
          <table:table-cell office:value-type="float" office:value="0" calcext:value-type="float">
            <text:p>0</text:p>
          </table:table-cell>
          <table:table-cell office:value-type="float" office:value="3285777" calcext:value-type="float">
            <text:p>328577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1</text:p>
          </table:table-cell>
          <table:table-cell office:value-type="float" office:value="5.956152" calcext:value-type="float">
            <text:p>5.956152</text:p>
          </table:table-cell>
          <table:table-cell office:value-type="float" office:value="1.12492" calcext:value-type="float">
            <text:p>1.12492</text:p>
          </table:table-cell>
          <table:table-cell office:value-type="float" office:value="0" calcext:value-type="float">
            <text:p>0</text:p>
          </table:table-cell>
          <table:table-cell office:value-type="float" office:value="1192336" calcext:value-type="float">
            <text:p>11923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2</text:p>
          </table:table-cell>
          <table:table-cell office:value-type="float" office:value="2.611285" calcext:value-type="float">
            <text:p>2.611285</text:p>
          </table:table-cell>
          <table:table-cell office:value-type="float" office:value="1.374445" calcext:value-type="float">
            <text:p>1.374445</text:p>
          </table:table-cell>
          <table:table-cell office:value-type="float" office:value="0" calcext:value-type="float">
            <text:p>0</text:p>
          </table:table-cell>
          <table:table-cell office:value-type="float" office:value="1751005" calcext:value-type="float">
            <text:p>17510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3</text:p>
          </table:table-cell>
          <table:table-cell office:value-type="float" office:value="2.57919" calcext:value-type="float">
            <text:p>2.57919</text:p>
          </table:table-cell>
          <table:table-cell office:value-type="float" office:value="0.581979" calcext:value-type="float">
            <text:p>0.581979</text:p>
          </table:table-cell>
          <table:table-cell office:value-type="float" office:value="0" calcext:value-type="float">
            <text:p>0</text:p>
          </table:table-cell>
          <table:table-cell office:value-type="float" office:value="866495" calcext:value-type="float">
            <text:p>8664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4</text:p>
          </table:table-cell>
          <table:table-cell office:value-type="float" office:value="2.484712" calcext:value-type="float">
            <text:p>2.484712</text:p>
          </table:table-cell>
          <table:table-cell office:value-type="float" office:value="0.339708" calcext:value-type="float">
            <text:p>0.339708</text:p>
          </table:table-cell>
          <table:table-cell office:value-type="float" office:value="0" calcext:value-type="float">
            <text:p>0</text:p>
          </table:table-cell>
          <table:table-cell office:value-type="float" office:value="1111480" calcext:value-type="float">
            <text:p>11114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5</text:p>
          </table:table-cell>
          <table:table-cell office:value-type="float" office:value="2.656786" calcext:value-type="float">
            <text:p>2.656786</text:p>
          </table:table-cell>
          <table:table-cell office:value-type="float" office:value="0.810423" calcext:value-type="float">
            <text:p>0.810423</text:p>
          </table:table-cell>
          <table:table-cell office:value-type="float" office:value="0" calcext:value-type="float">
            <text:p>0</text:p>
          </table:table-cell>
          <table:table-cell office:value-type="float" office:value="1694209" calcext:value-type="float">
            <text:p>16942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6</text:p>
          </table:table-cell>
          <table:table-cell office:value-type="float" office:value="2.668861" calcext:value-type="float">
            <text:p>2.668861</text:p>
          </table:table-cell>
          <table:table-cell office:value-type="float" office:value="0.685365" calcext:value-type="float">
            <text:p>0.685365</text:p>
          </table:table-cell>
          <table:table-cell office:value-type="float" office:value="0" calcext:value-type="float">
            <text:p>0</text:p>
          </table:table-cell>
          <table:table-cell office:value-type="float" office:value="1722534" calcext:value-type="float">
            <text:p>17225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7</text:p>
          </table:table-cell>
          <table:table-cell office:value-type="float" office:value="2.627861" calcext:value-type="float">
            <text:p>2.627861</text:p>
          </table:table-cell>
          <table:table-cell office:value-type="float" office:value="0.445563" calcext:value-type="float">
            <text:p>0.445563</text:p>
          </table:table-cell>
          <table:table-cell office:value-type="float" office:value="0" calcext:value-type="float">
            <text:p>0</text:p>
          </table:table-cell>
          <table:table-cell office:value-type="float" office:value="885168" calcext:value-type="float">
            <text:p>885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8</text:p>
          </table:table-cell>
          <table:table-cell office:value-type="float" office:value="3.61961" calcext:value-type="float">
            <text:p>3.61961</text:p>
          </table:table-cell>
          <table:table-cell office:value-type="float" office:value="1.470962" calcext:value-type="float">
            <text:p>1.470962</text:p>
          </table:table-cell>
          <table:table-cell office:value-type="float" office:value="0" calcext:value-type="float">
            <text:p>0</text:p>
          </table:table-cell>
          <table:table-cell office:value-type="float" office:value="2240128" calcext:value-type="float">
            <text:p>22401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29</text:p>
          </table:table-cell>
          <table:table-cell office:value-type="float" office:value="3.522344" calcext:value-type="float">
            <text:p>3.522344</text:p>
          </table:table-cell>
          <table:table-cell office:value-type="float" office:value="0.771619" calcext:value-type="float">
            <text:p>0.771619</text:p>
          </table:table-cell>
          <table:table-cell office:value-type="float" office:value="0" calcext:value-type="float">
            <text:p>0</text:p>
          </table:table-cell>
          <table:table-cell office:value-type="float" office:value="1845943" calcext:value-type="float">
            <text:p>18459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0</text:p>
          </table:table-cell>
          <table:table-cell office:value-type="float" office:value="3.610356" calcext:value-type="float">
            <text:p>3.610356</text:p>
          </table:table-cell>
          <table:table-cell office:value-type="float" office:value="0.846545" calcext:value-type="float">
            <text:p>0.846545</text:p>
          </table:table-cell>
          <table:table-cell office:value-type="float" office:value="0" calcext:value-type="float">
            <text:p>0</text:p>
          </table:table-cell>
          <table:table-cell office:value-type="float" office:value="1717362" calcext:value-type="float">
            <text:p>17173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1</text:p>
          </table:table-cell>
          <table:table-cell office:value-type="float" office:value="3.567297" calcext:value-type="float">
            <text:p>3.567297</text:p>
          </table:table-cell>
          <table:table-cell office:value-type="float" office:value="0.329027" calcext:value-type="float">
            <text:p>0.329027</text:p>
          </table:table-cell>
          <table:table-cell office:value-type="float" office:value="0" calcext:value-type="float">
            <text:p>0</text:p>
          </table:table-cell>
          <table:table-cell office:value-type="float" office:value="1415644" calcext:value-type="float">
            <text:p>14156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2</text:p>
          </table:table-cell>
          <table:table-cell office:value-type="float" office:value="3.755133" calcext:value-type="float">
            <text:p>3.755133</text:p>
          </table:table-cell>
          <table:table-cell office:value-type="float" office:value="0.383816" calcext:value-type="float">
            <text:p>0.383816</text:p>
          </table:table-cell>
          <table:table-cell office:value-type="float" office:value="0" calcext:value-type="float">
            <text:p>0</text:p>
          </table:table-cell>
          <table:table-cell office:value-type="float" office:value="1112438" calcext:value-type="float">
            <text:p>11124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3</text:p>
          </table:table-cell>
          <table:table-cell office:value-type="float" office:value="3.434633" calcext:value-type="float">
            <text:p>3.434633</text:p>
          </table:table-cell>
          <table:table-cell office:value-type="float" office:value="0.371334" calcext:value-type="float">
            <text:p>0.371334</text:p>
          </table:table-cell>
          <table:table-cell office:value-type="float" office:value="0" calcext:value-type="float">
            <text:p>0</text:p>
          </table:table-cell>
          <table:table-cell office:value-type="float" office:value="994737" calcext:value-type="float">
            <text:p>9947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4</text:p>
          </table:table-cell>
          <table:table-cell office:value-type="float" office:value="4.014676" calcext:value-type="float">
            <text:p>4.014676</text:p>
          </table:table-cell>
          <table:table-cell office:value-type="float" office:value="5.769989" calcext:value-type="float">
            <text:p>5.769989</text:p>
          </table:table-cell>
          <table:table-cell office:value-type="float" office:value="0" calcext:value-type="float">
            <text:p>0</text:p>
          </table:table-cell>
          <table:table-cell office:value-type="float" office:value="7106290" calcext:value-type="float">
            <text:p>71062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5</text:p>
          </table:table-cell>
          <table:table-cell office:value-type="float" office:value="6.002834" calcext:value-type="float">
            <text:p>6.002834</text:p>
          </table:table-cell>
          <table:table-cell office:value-type="float" office:value="7.992055" calcext:value-type="float">
            <text:p>7.992055</text:p>
          </table:table-cell>
          <table:table-cell office:value-type="float" office:value="0" calcext:value-type="float">
            <text:p>0</text:p>
          </table:table-cell>
          <table:table-cell office:value-type="float" office:value="9661182" calcext:value-type="float">
            <text:p>96611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6</text:p>
          </table:table-cell>
          <table:table-cell office:value-type="float" office:value="3.916121" calcext:value-type="float">
            <text:p>3.916121</text:p>
          </table:table-cell>
          <table:table-cell office:value-type="float" office:value="0.86207" calcext:value-type="float">
            <text:p>0.86207</text:p>
          </table:table-cell>
          <table:table-cell office:value-type="float" office:value="0" calcext:value-type="float">
            <text:p>0</text:p>
          </table:table-cell>
          <table:table-cell office:value-type="float" office:value="1681713" calcext:value-type="float">
            <text:p>16817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7</text:p>
          </table:table-cell>
          <table:table-cell office:value-type="float" office:value="6.050676" calcext:value-type="float">
            <text:p>6.050676</text:p>
          </table:table-cell>
          <table:table-cell office:value-type="float" office:value="1.592097" calcext:value-type="float">
            <text:p>1.592097</text:p>
          </table:table-cell>
          <table:table-cell office:value-type="float" office:value="0" calcext:value-type="float">
            <text:p>0</text:p>
          </table:table-cell>
          <table:table-cell office:value-type="float" office:value="1881465" calcext:value-type="float">
            <text:p>18814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8</text:p>
          </table:table-cell>
          <table:table-cell office:value-type="float" office:value="8.942067" calcext:value-type="float">
            <text:p>8.942067</text:p>
          </table:table-cell>
          <table:table-cell office:value-type="float" office:value="2.635768" calcext:value-type="float">
            <text:p>2.635768</text:p>
          </table:table-cell>
          <table:table-cell office:value-type="float" office:value="0" calcext:value-type="float">
            <text:p>0</text:p>
          </table:table-cell>
          <table:table-cell office:value-type="float" office:value="3595372" calcext:value-type="float">
            <text:p>35953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39</text:p>
          </table:table-cell>
          <table:table-cell office:value-type="float" office:value="4.501729" calcext:value-type="float">
            <text:p>4.501729</text:p>
          </table:table-cell>
          <table:table-cell office:value-type="float" office:value="0.925352" calcext:value-type="float">
            <text:p>0.925352</text:p>
          </table:table-cell>
          <table:table-cell office:value-type="float" office:value="0" calcext:value-type="float">
            <text:p>0</text:p>
          </table:table-cell>
          <table:table-cell office:value-type="float" office:value="2206168" calcext:value-type="float">
            <text:p>22061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0</text:p>
          </table:table-cell>
          <table:table-cell office:value-type="float" office:value="4.601982" calcext:value-type="float">
            <text:p>4.601982</text:p>
          </table:table-cell>
          <table:table-cell office:value-type="float" office:value="0.480955" calcext:value-type="float">
            <text:p>0.480955</text:p>
          </table:table-cell>
          <table:table-cell office:value-type="float" office:value="0" calcext:value-type="float">
            <text:p>0</text:p>
          </table:table-cell>
          <table:table-cell office:value-type="float" office:value="1525464" calcext:value-type="float">
            <text:p>15254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1</text:p>
          </table:table-cell>
          <table:table-cell office:value-type="float" office:value="4.649862" calcext:value-type="float">
            <text:p>4.649862</text:p>
          </table:table-cell>
          <table:table-cell office:value-type="float" office:value="0.597323" calcext:value-type="float">
            <text:p>0.597323</text:p>
          </table:table-cell>
          <table:table-cell office:value-type="float" office:value="0" calcext:value-type="float">
            <text:p>0</text:p>
          </table:table-cell>
          <table:table-cell office:value-type="float" office:value="1798840" calcext:value-type="float">
            <text:p>17988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2</text:p>
          </table:table-cell>
          <table:table-cell office:value-type="float" office:value="4.927132" calcext:value-type="float">
            <text:p>4.927132</text:p>
          </table:table-cell>
          <table:table-cell office:value-type="float" office:value="2.634891" calcext:value-type="float">
            <text:p>2.634891</text:p>
          </table:table-cell>
          <table:table-cell office:value-type="float" office:value="0" calcext:value-type="float">
            <text:p>0</text:p>
          </table:table-cell>
          <table:table-cell office:value-type="float" office:value="4808452" calcext:value-type="float">
            <text:p>48084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3</text:p>
          </table:table-cell>
          <table:table-cell office:value-type="float" office:value="4.838635" calcext:value-type="float">
            <text:p>4.838635</text:p>
          </table:table-cell>
          <table:table-cell office:value-type="float" office:value="3.396315" calcext:value-type="float">
            <text:p>3.396315</text:p>
          </table:table-cell>
          <table:table-cell office:value-type="float" office:value="0" calcext:value-type="float">
            <text:p>0</text:p>
          </table:table-cell>
          <table:table-cell office:value-type="float" office:value="6296585" calcext:value-type="float">
            <text:p>62965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4</text:p>
          </table:table-cell>
          <table:table-cell office:value-type="float" office:value="105.192501" calcext:value-type="float">
            <text:p>105.192501</text:p>
          </table:table-cell>
          <table:table-cell office:value-type="float" office:value="5.03285" calcext:value-type="float">
            <text:p>5.03285</text:p>
          </table:table-cell>
          <table:table-cell office:value-type="float" office:value="0" calcext:value-type="float">
            <text:p>0</text:p>
          </table:table-cell>
          <table:table-cell office:value-type="float" office:value="8323298" calcext:value-type="float">
            <text:p>83232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5</text:p>
          </table:table-cell>
          <table:table-cell office:value-type="float" office:value="5.31704" calcext:value-type="float">
            <text:p>5.31704</text:p>
          </table:table-cell>
          <table:table-cell office:value-type="float" office:value="4.019321" calcext:value-type="float">
            <text:p>4.019321</text:p>
          </table:table-cell>
          <table:table-cell office:value-type="float" office:value="0" calcext:value-type="float">
            <text:p>0</text:p>
          </table:table-cell>
          <table:table-cell office:value-type="float" office:value="9095003" calcext:value-type="float">
            <text:p>90950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6</text:p>
          </table:table-cell>
          <table:table-cell office:value-type="float" office:value="4.934715" calcext:value-type="float">
            <text:p>4.934715</text:p>
          </table:table-cell>
          <table:table-cell office:value-type="float" office:value="2.582498" calcext:value-type="float">
            <text:p>2.582498</text:p>
          </table:table-cell>
          <table:table-cell office:value-type="float" office:value="0" calcext:value-type="float">
            <text:p>0</text:p>
          </table:table-cell>
          <table:table-cell office:value-type="float" office:value="6246105" calcext:value-type="float">
            <text:p>62461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7</text:p>
          </table:table-cell>
          <table:table-cell office:value-type="float" office:value="5.131533" calcext:value-type="float">
            <text:p>5.131533</text:p>
          </table:table-cell>
          <table:table-cell office:value-type="float" office:value="1.475816" calcext:value-type="float">
            <text:p>1.475816</text:p>
          </table:table-cell>
          <table:table-cell office:value-type="float" office:value="0" calcext:value-type="float">
            <text:p>0</text:p>
          </table:table-cell>
          <table:table-cell office:value-type="float" office:value="3762609" calcext:value-type="float">
            <text:p>37626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8</text:p>
          </table:table-cell>
          <table:table-cell office:value-type="float" office:value="9.564456" calcext:value-type="float">
            <text:p>9.564456</text:p>
          </table:table-cell>
          <table:table-cell office:value-type="float" office:value="5.193079" calcext:value-type="float">
            <text:p>5.193079</text:p>
          </table:table-cell>
          <table:table-cell office:value-type="float" office:value="0" calcext:value-type="float">
            <text:p>0</text:p>
          </table:table-cell>
          <table:table-cell office:value-type="float" office:value="9586037" calcext:value-type="float">
            <text:p>95860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49</text:p>
          </table:table-cell>
          <table:table-cell office:value-type="float" office:value="13.611729" calcext:value-type="float">
            <text:p>13.611729</text:p>
          </table:table-cell>
          <table:table-cell office:value-type="float" office:value="5.666769" calcext:value-type="float">
            <text:p>5.666769</text:p>
          </table:table-cell>
          <table:table-cell office:value-type="float" office:value="0" calcext:value-type="float">
            <text:p>0</text:p>
          </table:table-cell>
          <table:table-cell office:value-type="float" office:value="7626219" calcext:value-type="float">
            <text:p>76262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0</text:p>
          </table:table-cell>
          <table:table-cell office:value-type="float" office:value="5.272865" calcext:value-type="float">
            <text:p>5.272865</text:p>
          </table:table-cell>
          <table:table-cell office:value-type="float" office:value="0.415811" calcext:value-type="float">
            <text:p>0.415811</text:p>
          </table:table-cell>
          <table:table-cell office:value-type="float" office:value="0" calcext:value-type="float">
            <text:p>0</text:p>
          </table:table-cell>
          <table:table-cell office:value-type="float" office:value="1965340" calcext:value-type="float">
            <text:p>19653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1</text:p>
          </table:table-cell>
          <table:table-cell office:value-type="float" office:value="5.409254" calcext:value-type="float">
            <text:p>5.409254</text:p>
          </table:table-cell>
          <table:table-cell office:value-type="float" office:value="0.529983" calcext:value-type="float">
            <text:p>0.529983</text:p>
          </table:table-cell>
          <table:table-cell office:value-type="float" office:value="0" calcext:value-type="float">
            <text:p>0</text:p>
          </table:table-cell>
          <table:table-cell office:value-type="float" office:value="1508442" calcext:value-type="float">
            <text:p>15084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2</text:p>
          </table:table-cell>
          <table:table-cell office:value-type="float" office:value="5.722289" calcext:value-type="float">
            <text:p>5.722289</text:p>
          </table:table-cell>
          <table:table-cell office:value-type="float" office:value="2.371103" calcext:value-type="float">
            <text:p>2.371103</text:p>
          </table:table-cell>
          <table:table-cell office:value-type="float" office:value="0" calcext:value-type="float">
            <text:p>0</text:p>
          </table:table-cell>
          <table:table-cell office:value-type="float" office:value="4471175" calcext:value-type="float">
            <text:p>44711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3</text:p>
          </table:table-cell>
          <table:table-cell office:value-type="float" office:value="7.358071" calcext:value-type="float">
            <text:p>7.358071</text:p>
          </table:table-cell>
          <table:table-cell office:value-type="float" office:value="2.357372" calcext:value-type="float">
            <text:p>2.357372</text:p>
          </table:table-cell>
          <table:table-cell office:value-type="float" office:value="0" calcext:value-type="float">
            <text:p>0</text:p>
          </table:table-cell>
          <table:table-cell office:value-type="float" office:value="4895449" calcext:value-type="float">
            <text:p>48954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4</text:p>
          </table:table-cell>
          <table:table-cell office:value-type="float" office:value="6.069159" calcext:value-type="float">
            <text:p>6.069159</text:p>
          </table:table-cell>
          <table:table-cell office:value-type="float" office:value="1.6131" calcext:value-type="float">
            <text:p>1.6131</text:p>
          </table:table-cell>
          <table:table-cell office:value-type="float" office:value="0" calcext:value-type="float">
            <text:p>0</text:p>
          </table:table-cell>
          <table:table-cell office:value-type="float" office:value="4014531" calcext:value-type="float">
            <text:p>40145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5</text:p>
          </table:table-cell>
          <table:table-cell office:value-type="float" office:value="6.184758" calcext:value-type="float">
            <text:p>6.184758</text:p>
          </table:table-cell>
          <table:table-cell office:value-type="float" office:value="1.743234" calcext:value-type="float">
            <text:p>1.743234</text:p>
          </table:table-cell>
          <table:table-cell office:value-type="float" office:value="0" calcext:value-type="float">
            <text:p>0</text:p>
          </table:table-cell>
          <table:table-cell office:value-type="float" office:value="4373065" calcext:value-type="float">
            <text:p>43730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6</text:p>
          </table:table-cell>
          <table:table-cell office:value-type="float" office:value="7.624799" calcext:value-type="float">
            <text:p>7.624799</text:p>
          </table:table-cell>
          <table:table-cell office:value-type="float" office:value="1.463139" calcext:value-type="float">
            <text:p>1.463139</text:p>
          </table:table-cell>
          <table:table-cell office:value-type="float" office:value="0" calcext:value-type="float">
            <text:p>0</text:p>
          </table:table-cell>
          <table:table-cell office:value-type="float" office:value="2573859" calcext:value-type="float">
            <text:p>25738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7</text:p>
          </table:table-cell>
          <table:table-cell office:value-type="float" office:value="5.424667" calcext:value-type="float">
            <text:p>5.424667</text:p>
          </table:table-cell>
          <table:table-cell office:value-type="float" office:value="0.370805" calcext:value-type="float">
            <text:p>0.370805</text:p>
          </table:table-cell>
          <table:table-cell office:value-type="float" office:value="0" calcext:value-type="float">
            <text:p>0</text:p>
          </table:table-cell>
          <table:table-cell office:value-type="float" office:value="1736659" calcext:value-type="float">
            <text:p>17366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8</text:p>
          </table:table-cell>
          <table:table-cell office:value-type="float" office:value="6.571621" calcext:value-type="float">
            <text:p>6.571621</text:p>
          </table:table-cell>
          <table:table-cell office:value-type="float" office:value="2.217437" calcext:value-type="float">
            <text:p>2.217437</text:p>
          </table:table-cell>
          <table:table-cell office:value-type="float" office:value="0" calcext:value-type="float">
            <text:p>0</text:p>
          </table:table-cell>
          <table:table-cell office:value-type="float" office:value="4813723" calcext:value-type="float">
            <text:p>48137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1:59</text:p>
          </table:table-cell>
          <table:table-cell office:value-type="float" office:value="13.214093" calcext:value-type="float">
            <text:p>13.214093</text:p>
          </table:table-cell>
          <table:table-cell office:value-type="float" office:value="11.445878" calcext:value-type="float">
            <text:p>11.445878</text:p>
          </table:table-cell>
          <table:table-cell office:value-type="float" office:value="0" calcext:value-type="float">
            <text:p>0</text:p>
          </table:table-cell>
          <table:table-cell office:value-type="float" office:value="9482001" calcext:value-type="float">
            <text:p>94820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0</text:p>
          </table:table-cell>
          <table:table-cell office:value-type="float" office:value="12.270356" calcext:value-type="float">
            <text:p>12.270356</text:p>
          </table:table-cell>
          <table:table-cell office:value-type="float" office:value="6.292267" calcext:value-type="float">
            <text:p>6.292267</text:p>
          </table:table-cell>
          <table:table-cell office:value-type="float" office:value="0" calcext:value-type="float">
            <text:p>0</text:p>
          </table:table-cell>
          <table:table-cell office:value-type="float" office:value="5600098" calcext:value-type="float">
            <text:p>56000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1</text:p>
          </table:table-cell>
          <table:table-cell office:value-type="float" office:value="6.82677" calcext:value-type="float">
            <text:p>6.82677</text:p>
          </table:table-cell>
          <table:table-cell office:value-type="float" office:value="1.323888" calcext:value-type="float">
            <text:p>1.323888</text:p>
          </table:table-cell>
          <table:table-cell office:value-type="float" office:value="0" calcext:value-type="float">
            <text:p>0</text:p>
          </table:table-cell>
          <table:table-cell office:value-type="float" office:value="3471107" calcext:value-type="float">
            <text:p>34711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2</text:p>
          </table:table-cell>
          <table:table-cell office:value-type="float" office:value="11.223823" calcext:value-type="float">
            <text:p>11.223823</text:p>
          </table:table-cell>
          <table:table-cell office:value-type="float" office:value="13.519554" calcext:value-type="float">
            <text:p>13.519554</text:p>
          </table:table-cell>
          <table:table-cell office:value-type="float" office:value="0" calcext:value-type="float">
            <text:p>0</text:p>
          </table:table-cell>
          <table:table-cell office:value-type="float" office:value="9565373" calcext:value-type="float">
            <text:p>95653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3</text:p>
          </table:table-cell>
          <table:table-cell office:value-type="float" office:value="36.557351" calcext:value-type="float">
            <text:p>36.557351</text:p>
          </table:table-cell>
          <table:table-cell office:value-type="float" office:value="20.505484" calcext:value-type="float">
            <text:p>20.505484</text:p>
          </table:table-cell>
          <table:table-cell office:value-type="float" office:value="0" calcext:value-type="float">
            <text:p>0</text:p>
          </table:table-cell>
          <table:table-cell office:value-type="float" office:value="9578177" calcext:value-type="float">
            <text:p>95781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4</text:p>
          </table:table-cell>
          <table:table-cell office:value-type="float" office:value="15.042182" calcext:value-type="float">
            <text:p>15.042182</text:p>
          </table:table-cell>
          <table:table-cell office:value-type="float" office:value="2.213225" calcext:value-type="float">
            <text:p>2.213225</text:p>
          </table:table-cell>
          <table:table-cell office:value-type="float" office:value="0" calcext:value-type="float">
            <text:p>0</text:p>
          </table:table-cell>
          <table:table-cell office:value-type="float" office:value="4346466" calcext:value-type="float">
            <text:p>43464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5</text:p>
          </table:table-cell>
          <table:table-cell office:value-type="float" office:value="7.517116" calcext:value-type="float">
            <text:p>7.517116</text:p>
          </table:table-cell>
          <table:table-cell office:value-type="float" office:value="3.294193" calcext:value-type="float">
            <text:p>3.294193</text:p>
          </table:table-cell>
          <table:table-cell office:value-type="float" office:value="0" calcext:value-type="float">
            <text:p>0</text:p>
          </table:table-cell>
          <table:table-cell office:value-type="float" office:value="4848543" calcext:value-type="float">
            <text:p>484854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6</text:p>
          </table:table-cell>
          <table:table-cell office:value-type="float" office:value="8.326282" calcext:value-type="float">
            <text:p>8.326282</text:p>
          </table:table-cell>
          <table:table-cell office:value-type="float" office:value="4.286363" calcext:value-type="float">
            <text:p>4.286363</text:p>
          </table:table-cell>
          <table:table-cell office:value-type="float" office:value="0" calcext:value-type="float">
            <text:p>0</text:p>
          </table:table-cell>
          <table:table-cell office:value-type="float" office:value="6386495" calcext:value-type="float">
            <text:p>63864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7</text:p>
          </table:table-cell>
          <table:table-cell office:value-type="float" office:value="6.871149" calcext:value-type="float">
            <text:p>6.871149</text:p>
          </table:table-cell>
          <table:table-cell office:value-type="float" office:value="1.917696" calcext:value-type="float">
            <text:p>1.917696</text:p>
          </table:table-cell>
          <table:table-cell office:value-type="float" office:value="0" calcext:value-type="float">
            <text:p>0</text:p>
          </table:table-cell>
          <table:table-cell office:value-type="float" office:value="3520107" calcext:value-type="float">
            <text:p>35201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8</text:p>
          </table:table-cell>
          <table:table-cell office:value-type="float" office:value="7.814979" calcext:value-type="float">
            <text:p>7.814979</text:p>
          </table:table-cell>
          <table:table-cell office:value-type="float" office:value="1.769527" calcext:value-type="float">
            <text:p>1.769527</text:p>
          </table:table-cell>
          <table:table-cell office:value-type="float" office:value="0" calcext:value-type="float">
            <text:p>0</text:p>
          </table:table-cell>
          <table:table-cell office:value-type="float" office:value="4260050" calcext:value-type="float">
            <text:p>42600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09</text:p>
          </table:table-cell>
          <table:table-cell office:value-type="float" office:value="8.066906" calcext:value-type="float">
            <text:p>8.066906</text:p>
          </table:table-cell>
          <table:table-cell office:value-type="float" office:value="3.416986" calcext:value-type="float">
            <text:p>3.416986</text:p>
          </table:table-cell>
          <table:table-cell office:value-type="float" office:value="0" calcext:value-type="float">
            <text:p>0</text:p>
          </table:table-cell>
          <table:table-cell office:value-type="float" office:value="6407363" calcext:value-type="float">
            <text:p>640736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0</text:p>
          </table:table-cell>
          <table:table-cell office:value-type="float" office:value="8.15174" calcext:value-type="float">
            <text:p>8.15174</text:p>
          </table:table-cell>
          <table:table-cell office:value-type="float" office:value="2.46165" calcext:value-type="float">
            <text:p>2.46165</text:p>
          </table:table-cell>
          <table:table-cell office:value-type="float" office:value="0" calcext:value-type="float">
            <text:p>0</text:p>
          </table:table-cell>
          <table:table-cell office:value-type="float" office:value="5285040" calcext:value-type="float">
            <text:p>52850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1</text:p>
          </table:table-cell>
          <table:table-cell office:value-type="float" office:value="8.444522" calcext:value-type="float">
            <text:p>8.444522</text:p>
          </table:table-cell>
          <table:table-cell office:value-type="float" office:value="3.163807" calcext:value-type="float">
            <text:p>3.163807</text:p>
          </table:table-cell>
          <table:table-cell office:value-type="float" office:value="0" calcext:value-type="float">
            <text:p>0</text:p>
          </table:table-cell>
          <table:table-cell office:value-type="float" office:value="6730411" calcext:value-type="float">
            <text:p>67304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2</text:p>
          </table:table-cell>
          <table:table-cell office:value-type="float" office:value="8.657335" calcext:value-type="float">
            <text:p>8.657335</text:p>
          </table:table-cell>
          <table:table-cell office:value-type="float" office:value="4.189613" calcext:value-type="float">
            <text:p>4.189613</text:p>
          </table:table-cell>
          <table:table-cell office:value-type="float" office:value="0" calcext:value-type="float">
            <text:p>0</text:p>
          </table:table-cell>
          <table:table-cell office:value-type="float" office:value="8461641" calcext:value-type="float">
            <text:p>84616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3</text:p>
          </table:table-cell>
          <table:table-cell office:value-type="float" office:value="12.964942" calcext:value-type="float">
            <text:p>12.964942</text:p>
          </table:table-cell>
          <table:table-cell office:value-type="float" office:value="8.33901" calcext:value-type="float">
            <text:p>8.33901</text:p>
          </table:table-cell>
          <table:table-cell office:value-type="float" office:value="0" calcext:value-type="float">
            <text:p>0</text:p>
          </table:table-cell>
          <table:table-cell office:value-type="float" office:value="10121090" calcext:value-type="float">
            <text:p>101210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4</text:p>
          </table:table-cell>
          <table:table-cell office:value-type="float" office:value="14.103776" calcext:value-type="float">
            <text:p>14.103776</text:p>
          </table:table-cell>
          <table:table-cell office:value-type="float" office:value="3.593639" calcext:value-type="float">
            <text:p>3.593639</text:p>
          </table:table-cell>
          <table:table-cell office:value-type="float" office:value="0" calcext:value-type="float">
            <text:p>0</text:p>
          </table:table-cell>
          <table:table-cell office:value-type="float" office:value="6014422" calcext:value-type="float">
            <text:p>60144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5</text:p>
          </table:table-cell>
          <table:table-cell office:value-type="float" office:value="14.818848" calcext:value-type="float">
            <text:p>14.818848</text:p>
          </table:table-cell>
          <table:table-cell office:value-type="float" office:value="3.334859" calcext:value-type="float">
            <text:p>3.334859</text:p>
          </table:table-cell>
          <table:table-cell office:value-type="float" office:value="0" calcext:value-type="float">
            <text:p>0</text:p>
          </table:table-cell>
          <table:table-cell office:value-type="float" office:value="5389985" calcext:value-type="float">
            <text:p>538998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6</text:p>
          </table:table-cell>
          <table:table-cell office:value-type="float" office:value="8.29055" calcext:value-type="float">
            <text:p>8.29055</text:p>
          </table:table-cell>
          <table:table-cell office:value-type="float" office:value="1.565447" calcext:value-type="float">
            <text:p>1.565447</text:p>
          </table:table-cell>
          <table:table-cell office:value-type="float" office:value="0" calcext:value-type="float">
            <text:p>0</text:p>
          </table:table-cell>
          <table:table-cell office:value-type="float" office:value="3341682" calcext:value-type="float">
            <text:p>33416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7</text:p>
          </table:table-cell>
          <table:table-cell office:value-type="float" office:value="8.051114" calcext:value-type="float">
            <text:p>8.051114</text:p>
          </table:table-cell>
          <table:table-cell office:value-type="float" office:value="1.280192" calcext:value-type="float">
            <text:p>1.280192</text:p>
          </table:table-cell>
          <table:table-cell office:value-type="float" office:value="0" calcext:value-type="float">
            <text:p>0</text:p>
          </table:table-cell>
          <table:table-cell office:value-type="float" office:value="3915911" calcext:value-type="float">
            <text:p>39159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8</text:p>
          </table:table-cell>
          <table:table-cell office:value-type="float" office:value="10.566063" calcext:value-type="float">
            <text:p>10.566063</text:p>
          </table:table-cell>
          <table:table-cell office:value-type="float" office:value="17.512836" calcext:value-type="float">
            <text:p>17.512836</text:p>
          </table:table-cell>
          <table:table-cell office:value-type="float" office:value="0" calcext:value-type="float">
            <text:p>0</text:p>
          </table:table-cell>
          <table:table-cell office:value-type="float" office:value="13951098" calcext:value-type="float">
            <text:p>1395109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19</text:p>
          </table:table-cell>
          <table:table-cell office:value-type="float" office:value="16.481354" calcext:value-type="float">
            <text:p>16.481354</text:p>
          </table:table-cell>
          <table:table-cell office:value-type="float" office:value="11.670895" calcext:value-type="float">
            <text:p>11.670895</text:p>
          </table:table-cell>
          <table:table-cell office:value-type="float" office:value="0" calcext:value-type="float">
            <text:p>0</text:p>
          </table:table-cell>
          <table:table-cell office:value-type="float" office:value="12279406" calcext:value-type="float">
            <text:p>1227940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0</text:p>
          </table:table-cell>
          <table:table-cell office:value-type="float" office:value="10.457351" calcext:value-type="float">
            <text:p>10.457351</text:p>
          </table:table-cell>
          <table:table-cell office:value-type="float" office:value="4.568424" calcext:value-type="float">
            <text:p>4.568424</text:p>
          </table:table-cell>
          <table:table-cell office:value-type="float" office:value="0" calcext:value-type="float">
            <text:p>0</text:p>
          </table:table-cell>
          <table:table-cell office:value-type="float" office:value="8080540" calcext:value-type="float">
            <text:p>80805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1</text:p>
          </table:table-cell>
          <table:table-cell office:value-type="float" office:value="9.682791" calcext:value-type="float">
            <text:p>9.682791</text:p>
          </table:table-cell>
          <table:table-cell office:value-type="float" office:value="5.46887" calcext:value-type="float">
            <text:p>5.46887</text:p>
          </table:table-cell>
          <table:table-cell office:value-type="float" office:value="0" calcext:value-type="float">
            <text:p>0</text:p>
          </table:table-cell>
          <table:table-cell office:value-type="float" office:value="9054995" calcext:value-type="float">
            <text:p>90549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2</text:p>
          </table:table-cell>
          <table:table-cell office:value-type="float" office:value="11.644641" calcext:value-type="float">
            <text:p>11.644641</text:p>
          </table:table-cell>
          <table:table-cell office:value-type="float" office:value="2.871172" calcext:value-type="float">
            <text:p>2.871172</text:p>
          </table:table-cell>
          <table:table-cell office:value-type="float" office:value="0" calcext:value-type="float">
            <text:p>0</text:p>
          </table:table-cell>
          <table:table-cell office:value-type="float" office:value="5191095" calcext:value-type="float">
            <text:p>51910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3</text:p>
          </table:table-cell>
          <table:table-cell office:value-type="float" office:value="9.533418" calcext:value-type="float">
            <text:p>9.533418</text:p>
          </table:table-cell>
          <table:table-cell office:value-type="float" office:value="6.070883" calcext:value-type="float">
            <text:p>6.070883</text:p>
          </table:table-cell>
          <table:table-cell office:value-type="float" office:value="0" calcext:value-type="float">
            <text:p>0</text:p>
          </table:table-cell>
          <table:table-cell office:value-type="float" office:value="8221740" calcext:value-type="float">
            <text:p>82217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4</text:p>
          </table:table-cell>
          <table:table-cell office:value-type="float" office:value="18.036799" calcext:value-type="float">
            <text:p>18.036799</text:p>
          </table:table-cell>
          <table:table-cell office:value-type="float" office:value="4.107869" calcext:value-type="float">
            <text:p>4.107869</text:p>
          </table:table-cell>
          <table:table-cell office:value-type="float" office:value="0" calcext:value-type="float">
            <text:p>0</text:p>
          </table:table-cell>
          <table:table-cell office:value-type="float" office:value="6594261" calcext:value-type="float">
            <text:p>65942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5</text:p>
          </table:table-cell>
          <table:table-cell office:value-type="float" office:value="11.711244" calcext:value-type="float">
            <text:p>11.711244</text:p>
          </table:table-cell>
          <table:table-cell office:value-type="float" office:value="5.098455" calcext:value-type="float">
            <text:p>5.098455</text:p>
          </table:table-cell>
          <table:table-cell office:value-type="float" office:value="0" calcext:value-type="float">
            <text:p>0</text:p>
          </table:table-cell>
          <table:table-cell office:value-type="float" office:value="7814329" calcext:value-type="float">
            <text:p>781432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6</text:p>
          </table:table-cell>
          <table:table-cell office:value-type="float" office:value="25.528054" calcext:value-type="float">
            <text:p>25.528054</text:p>
          </table:table-cell>
          <table:table-cell office:value-type="float" office:value="46.351386" calcext:value-type="float">
            <text:p>46.351386</text:p>
          </table:table-cell>
          <table:table-cell office:value-type="float" office:value="0" calcext:value-type="float">
            <text:p>0</text:p>
          </table:table-cell>
          <table:table-cell office:value-type="float" office:value="27899236" calcext:value-type="float">
            <text:p>2789923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7</text:p>
          </table:table-cell>
          <table:table-cell office:value-type="float" office:value="45.139395" calcext:value-type="float">
            <text:p>45.139395</text:p>
          </table:table-cell>
          <table:table-cell office:value-type="float" office:value="38.691773" calcext:value-type="float">
            <text:p>38.691773</text:p>
          </table:table-cell>
          <table:table-cell office:value-type="float" office:value="0" calcext:value-type="float">
            <text:p>0</text:p>
          </table:table-cell>
          <table:table-cell office:value-type="float" office:value="19556915" calcext:value-type="float">
            <text:p>195569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8</text:p>
          </table:table-cell>
          <table:table-cell office:value-type="float" office:value="43.426474" calcext:value-type="float">
            <text:p>43.426474</text:p>
          </table:table-cell>
          <table:table-cell office:value-type="float" office:value="5.177839" calcext:value-type="float">
            <text:p>5.177839</text:p>
          </table:table-cell>
          <table:table-cell office:value-type="float" office:value="0" calcext:value-type="float">
            <text:p>0</text:p>
          </table:table-cell>
          <table:table-cell office:value-type="float" office:value="4115105" calcext:value-type="float">
            <text:p>41151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29</text:p>
          </table:table-cell>
          <table:table-cell office:value-type="float" office:value="11.555995" calcext:value-type="float">
            <text:p>11.555995</text:p>
          </table:table-cell>
          <table:table-cell office:value-type="float" office:value="2.637807" calcext:value-type="float">
            <text:p>2.637807</text:p>
          </table:table-cell>
          <table:table-cell office:value-type="float" office:value="0" calcext:value-type="float">
            <text:p>0</text:p>
          </table:table-cell>
          <table:table-cell office:value-type="float" office:value="4317064" calcext:value-type="float">
            <text:p>43170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0</text:p>
          </table:table-cell>
          <table:table-cell office:value-type="float" office:value="10.025515" calcext:value-type="float">
            <text:p>10.025515</text:p>
          </table:table-cell>
          <table:table-cell office:value-type="float" office:value="1.144625" calcext:value-type="float">
            <text:p>1.144625</text:p>
          </table:table-cell>
          <table:table-cell office:value-type="float" office:value="0" calcext:value-type="float">
            <text:p>0</text:p>
          </table:table-cell>
          <table:table-cell office:value-type="float" office:value="3142297" calcext:value-type="float">
            <text:p>31422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1</text:p>
          </table:table-cell>
          <table:table-cell office:value-type="float" office:value="10.302539" calcext:value-type="float">
            <text:p>10.302539</text:p>
          </table:table-cell>
          <table:table-cell office:value-type="float" office:value="2.753723" calcext:value-type="float">
            <text:p>2.753723</text:p>
          </table:table-cell>
          <table:table-cell office:value-type="float" office:value="0" calcext:value-type="float">
            <text:p>0</text:p>
          </table:table-cell>
          <table:table-cell office:value-type="float" office:value="5904733" calcext:value-type="float">
            <text:p>590473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2</text:p>
          </table:table-cell>
          <table:table-cell office:value-type="float" office:value="9.954479" calcext:value-type="float">
            <text:p>9.954479</text:p>
          </table:table-cell>
          <table:table-cell office:value-type="float" office:value="1.413936" calcext:value-type="float">
            <text:p>1.413936</text:p>
          </table:table-cell>
          <table:table-cell office:value-type="float" office:value="0" calcext:value-type="float">
            <text:p>0</text:p>
          </table:table-cell>
          <table:table-cell office:value-type="float" office:value="4504547" calcext:value-type="float">
            <text:p>450454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3</text:p>
          </table:table-cell>
          <table:table-cell office:value-type="float" office:value="9.674701" calcext:value-type="float">
            <text:p>9.674701</text:p>
          </table:table-cell>
          <table:table-cell office:value-type="float" office:value="1.61208" calcext:value-type="float">
            <text:p>1.61208</text:p>
          </table:table-cell>
          <table:table-cell office:value-type="float" office:value="0" calcext:value-type="float">
            <text:p>0</text:p>
          </table:table-cell>
          <table:table-cell office:value-type="float" office:value="3697283" calcext:value-type="float">
            <text:p>36972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4</text:p>
          </table:table-cell>
          <table:table-cell office:value-type="float" office:value="20.31645" calcext:value-type="float">
            <text:p>20.31645</text:p>
          </table:table-cell>
          <table:table-cell office:value-type="float" office:value="16.922325" calcext:value-type="float">
            <text:p>16.922325</text:p>
          </table:table-cell>
          <table:table-cell office:value-type="float" office:value="0" calcext:value-type="float">
            <text:p>0</text:p>
          </table:table-cell>
          <table:table-cell office:value-type="float" office:value="15522870" calcext:value-type="float">
            <text:p>155228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5</text:p>
          </table:table-cell>
          <table:table-cell office:value-type="float" office:value="17.629989" calcext:value-type="float">
            <text:p>17.629989</text:p>
          </table:table-cell>
          <table:table-cell office:value-type="float" office:value="5.2735" calcext:value-type="float">
            <text:p>5.2735</text:p>
          </table:table-cell>
          <table:table-cell office:value-type="float" office:value="0" calcext:value-type="float">
            <text:p>0</text:p>
          </table:table-cell>
          <table:table-cell office:value-type="float" office:value="7910484" calcext:value-type="float">
            <text:p>79104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6</text:p>
          </table:table-cell>
          <table:table-cell office:value-type="float" office:value="9.911481" calcext:value-type="float">
            <text:p>9.911481</text:p>
          </table:table-cell>
          <table:table-cell office:value-type="float" office:value="2.244344" calcext:value-type="float">
            <text:p>2.244344</text:p>
          </table:table-cell>
          <table:table-cell office:value-type="float" office:value="0" calcext:value-type="float">
            <text:p>0</text:p>
          </table:table-cell>
          <table:table-cell office:value-type="float" office:value="4908111" calcext:value-type="float">
            <text:p>49081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7</text:p>
          </table:table-cell>
          <table:table-cell office:value-type="float" office:value="10.317278" calcext:value-type="float">
            <text:p>10.317278</text:p>
          </table:table-cell>
          <table:table-cell office:value-type="float" office:value="3.204031" calcext:value-type="float">
            <text:p>3.204031</text:p>
          </table:table-cell>
          <table:table-cell office:value-type="float" office:value="0" calcext:value-type="float">
            <text:p>0</text:p>
          </table:table-cell>
          <table:table-cell office:value-type="float" office:value="6773542" calcext:value-type="float">
            <text:p>677354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8</text:p>
          </table:table-cell>
          <table:table-cell office:value-type="float" office:value="11.224673" calcext:value-type="float">
            <text:p>11.224673</text:p>
          </table:table-cell>
          <table:table-cell office:value-type="float" office:value="6.437363" calcext:value-type="float">
            <text:p>6.437363</text:p>
          </table:table-cell>
          <table:table-cell office:value-type="float" office:value="0" calcext:value-type="float">
            <text:p>0</text:p>
          </table:table-cell>
          <table:table-cell office:value-type="float" office:value="10986247" calcext:value-type="float">
            <text:p>1098624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39</text:p>
          </table:table-cell>
          <table:table-cell office:value-type="float" office:value="11.991155" calcext:value-type="float">
            <text:p>11.991155</text:p>
          </table:table-cell>
          <table:table-cell office:value-type="float" office:value="6.127024" calcext:value-type="float">
            <text:p>6.127024</text:p>
          </table:table-cell>
          <table:table-cell office:value-type="float" office:value="0" calcext:value-type="float">
            <text:p>0</text:p>
          </table:table-cell>
          <table:table-cell office:value-type="float" office:value="11985428" calcext:value-type="float">
            <text:p>119854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0</text:p>
          </table:table-cell>
          <table:table-cell office:value-type="float" office:value="12.0165" calcext:value-type="float">
            <text:p>12.0165</text:p>
          </table:table-cell>
          <table:table-cell office:value-type="float" office:value="7.665817" calcext:value-type="float">
            <text:p>7.665817</text:p>
          </table:table-cell>
          <table:table-cell office:value-type="float" office:value="0" calcext:value-type="float">
            <text:p>0</text:p>
          </table:table-cell>
          <table:table-cell office:value-type="float" office:value="14184464" calcext:value-type="float">
            <text:p>141844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1</text:p>
          </table:table-cell>
          <table:table-cell office:value-type="float" office:value="10.658309" calcext:value-type="float">
            <text:p>10.658309</text:p>
          </table:table-cell>
          <table:table-cell office:value-type="float" office:value="3.424733" calcext:value-type="float">
            <text:p>3.424733</text:p>
          </table:table-cell>
          <table:table-cell office:value-type="float" office:value="0" calcext:value-type="float">
            <text:p>0</text:p>
          </table:table-cell>
          <table:table-cell office:value-type="float" office:value="7924146" calcext:value-type="float">
            <text:p>79241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2</text:p>
          </table:table-cell>
          <table:table-cell office:value-type="float" office:value="10.73498" calcext:value-type="float">
            <text:p>10.73498</text:p>
          </table:table-cell>
          <table:table-cell office:value-type="float" office:value="1.915263" calcext:value-type="float">
            <text:p>1.915263</text:p>
          </table:table-cell>
          <table:table-cell office:value-type="float" office:value="0" calcext:value-type="float">
            <text:p>0</text:p>
          </table:table-cell>
          <table:table-cell office:value-type="float" office:value="5738341" calcext:value-type="float">
            <text:p>57383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3</text:p>
          </table:table-cell>
          <table:table-cell office:value-type="float" office:value="10.657109" calcext:value-type="float">
            <text:p>10.657109</text:p>
          </table:table-cell>
          <table:table-cell office:value-type="float" office:value="2.555082" calcext:value-type="float">
            <text:p>2.555082</text:p>
          </table:table-cell>
          <table:table-cell office:value-type="float" office:value="0" calcext:value-type="float">
            <text:p>0</text:p>
          </table:table-cell>
          <table:table-cell office:value-type="float" office:value="6712321" calcext:value-type="float">
            <text:p>67123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4</text:p>
          </table:table-cell>
          <table:table-cell office:value-type="float" office:value="11.030197" calcext:value-type="float">
            <text:p>11.030197</text:p>
          </table:table-cell>
          <table:table-cell office:value-type="float" office:value="2.702369" calcext:value-type="float">
            <text:p>2.702369</text:p>
          </table:table-cell>
          <table:table-cell office:value-type="float" office:value="0" calcext:value-type="float">
            <text:p>0</text:p>
          </table:table-cell>
          <table:table-cell office:value-type="float" office:value="7542492" calcext:value-type="float">
            <text:p>75424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5</text:p>
          </table:table-cell>
          <table:table-cell office:value-type="float" office:value="9.485175" calcext:value-type="float">
            <text:p>9.485175</text:p>
          </table:table-cell>
          <table:table-cell office:value-type="float" office:value="0.922013" calcext:value-type="float">
            <text:p>0.922013</text:p>
          </table:table-cell>
          <table:table-cell office:value-type="float" office:value="0" calcext:value-type="float">
            <text:p>0</text:p>
          </table:table-cell>
          <table:table-cell office:value-type="float" office:value="4520812" calcext:value-type="float">
            <text:p>45208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6</text:p>
          </table:table-cell>
          <table:table-cell office:value-type="float" office:value="9.671861" calcext:value-type="float">
            <text:p>9.671861</text:p>
          </table:table-cell>
          <table:table-cell office:value-type="float" office:value="0.454946" calcext:value-type="float">
            <text:p>0.454946</text:p>
          </table:table-cell>
          <table:table-cell office:value-type="float" office:value="0" calcext:value-type="float">
            <text:p>0</text:p>
          </table:table-cell>
          <table:table-cell office:value-type="float" office:value="2131698" calcext:value-type="float">
            <text:p>213169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7</text:p>
          </table:table-cell>
          <table:table-cell office:value-type="float" office:value="198.560308" calcext:value-type="float">
            <text:p>198.560308</text:p>
          </table:table-cell>
          <table:table-cell office:value-type="float" office:value="3.201393" calcext:value-type="float">
            <text:p>3.201393</text:p>
          </table:table-cell>
          <table:table-cell office:value-type="float" office:value="0" calcext:value-type="float">
            <text:p>0</text:p>
          </table:table-cell>
          <table:table-cell office:value-type="float" office:value="1120062" calcext:value-type="float">
            <text:p>11200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8</text:p>
          </table:table-cell>
          <table:table-cell office:value-type="float" office:value="77.093038" calcext:value-type="float">
            <text:p>77.093038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" calcext:value-type="float">
            <text:p>0</text:p>
          </table:table-cell>
          <table:table-cell office:value-type="float" office:value="426318" calcext:value-type="float">
            <text:p>4263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49</text:p>
          </table:table-cell>
          <table:table-cell office:value-type="float" office:value="28.887014" calcext:value-type="float">
            <text:p>28.887014</text:p>
          </table:table-cell>
          <table:table-cell office:value-type="float" office:value="0.222515" calcext:value-type="float">
            <text:p>0.222515</text:p>
          </table:table-cell>
          <table:table-cell office:value-type="float" office:value="0" calcext:value-type="float">
            <text:p>0</text:p>
          </table:table-cell>
          <table:table-cell office:value-type="float" office:value="151653" calcext:value-type="float">
            <text:p>1516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50</text:p>
          </table:table-cell>
          <table:table-cell office:value-type="float" office:value="5.901011" calcext:value-type="float">
            <text:p>5.901011</text:p>
          </table:table-cell>
          <table:table-cell office:value-type="float" office:value="0.186204" calcext:value-type="float">
            <text:p>0.186204</text:p>
          </table:table-cell>
          <table:table-cell office:value-type="float" office:value="0" calcext:value-type="float">
            <text:p>0</text:p>
          </table:table-cell>
          <table:table-cell office:value-type="float" office:value="111295" calcext:value-type="float">
            <text:p>111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51</text:p>
          </table:table-cell>
          <table:table-cell office:value-type="float" office:value="0.506311" calcext:value-type="float">
            <text:p>0.506311</text:p>
          </table:table-cell>
          <table:table-cell office:value-type="float" office:value="0.079191" calcext:value-type="float">
            <text:p>0.079191</text:p>
          </table:table-cell>
          <table:table-cell office:value-type="float" office:value="0" calcext:value-type="float">
            <text:p>0</text:p>
          </table:table-cell>
          <table:table-cell office:value-type="float" office:value="74394" calcext:value-type="float">
            <text:p>74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52</text:p>
          </table:table-cell>
          <table:table-cell office:value-type="float" office:value="0.335373" calcext:value-type="float">
            <text:p>0.335373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" calcext:value-type="float">
            <text:p>0</text:p>
          </table:table-cell>
          <table:table-cell office:value-type="float" office:value="51734" calcext:value-type="float">
            <text:p>51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53</text:p>
          </table:table-cell>
          <table:table-cell office:value-type="float" office:value="0.141567" calcext:value-type="float">
            <text:p>0.141567</text:p>
          </table:table-cell>
          <table:table-cell office:value-type="float" office:value="0.037549" calcext:value-type="float">
            <text:p>0.037549</text:p>
          </table:table-cell>
          <table:table-cell office:value-type="float" office:value="0" calcext:value-type="float">
            <text:p>0</text:p>
          </table:table-cell>
          <table:table-cell office:value-type="float" office:value="27824" calcext:value-type="float">
            <text:p>27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54</text:p>
          </table:table-cell>
          <table:table-cell office:value-type="float" office:value="0.070034" calcext:value-type="float">
            <text:p>0.070034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0" calcext:value-type="float">
            <text:p>0</text:p>
          </table:table-cell>
          <table:table-cell office:value-type="float" office:value="16162" calcext:value-type="float">
            <text:p>16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3:12:55</text:p>
          </table:table-cell>
          <table:table-cell office:value-type="float" office:value="0.071069" calcext:value-type="float">
            <text:p>0.071069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0" calcext:value-type="float">
            <text:p>0</text:p>
          </table:table-cell>
          <table:table-cell office:value-type="float" office:value="18155" calcext:value-type="float">
            <text:p>1815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oo" table:style-name="ta1">
        <table:shapes>
          <draw:frame draw:z-index="0" draw:style-name="gr1" draw:text-style-name="P1" svg:width="159.99mm" svg:height="89.99mm" svg:x="245.62mm" svg:y="1mm">
            <loext:p draw:notify-on-update-of-ranges="foo.T1:foo.T1 foo.T2:foo.T27 foo.D1:foo.D1 foo.D2:foo.D27 foo.T1:foo.T1 foo.T2:foo.T27 foo.E1:foo.E1 foo.E2:foo.E27 foo.T1:foo.T1 foo.T2:foo.T27 foo.F1:foo.F1 foo.F2:foo.F27 foo.T1:foo.T1 foo.T2:foo.T27 foo.G1:foo.G1 foo.G2:foo.G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.01mm" svg:y="130.97mm">
            <loext:p draw:notify-on-update-of-ranges="foo.H1:foo.H1 foo.H2:foo.H27 foo.I1:foo.I1 foo.I2:foo.I27 foo.J1:foo.J1 foo.J2:foo.J27 foo.K1:foo.K1 foo.K2:foo.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6.07mm" svg:height="89.99mm" svg:x="0mm" svg:y="219.17mm">
            <loext:p draw:notify-on-update-of-ranges="foo.A1:foo.A1 foo.A2:foo.A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80.94mm" svg:y="132.3mm">
            <loext:p draw:notify-on-update-of-ranges="foo.A1:foo.A1 foo.A2:foo.A27 foo.H1:foo.H1 foo.H2:foo.H27 foo.A1:foo.A1 foo.A2:foo.A27 foo.I1:foo.I1 foo.I2:foo.I27 foo.A1:foo.A1 foo.A2:foo.A27 foo.J1:foo.J1 foo.J2:foo.J27 foo.A1:foo.A1 foo.A2:foo.A27 foo.K1:foo.K1 foo.K2:foo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84.53mm" svg:y="234.83mm">
            <loext:p draw:notify-on-update-of-ranges="foo.T1:foo.T1 foo.T2:foo.T27 foo.N1:foo.N1 foo.N2:foo.N27 foo.T1:foo.T1 foo.T2:foo.T27 foo.O1:foo.O1 foo.O2:foo.O27 foo.T1:foo.T1 foo.T2:foo.T27 foo.P1:foo.P1 foo.P2:foo.P27 foo.T1:foo.T1 foo.T2:foo.T27 foo.Q1:foo.Q1 foo.Q2:foo.Q27 foo.T1:foo.T1 foo.T2:foo.T27 foo.R1:foo.R1 foo.R2:foo.R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p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t</text:p>
          </table:table-cell>
          <table:table-cell table:style-name="Default" office:value-type="string" calcext:value-type="string">
            <text:p>EDT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823" calcext:value-type="float">
            <text:p>197823</text:p>
          </table:table-cell>
          <table:table-cell office:value-type="float" office:value="265" calcext:value-type="float">
            <text:p>265</text:p>
          </table:table-cell>
          <table:table-cell office:value-type="float" office:value="27360" calcext:value-type="float">
            <text:p>2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0: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806" calcext:value-type="float">
            <text:p>197806</text:p>
          </table:table-cell>
          <table:table-cell office:value-type="float" office:value="265" calcext:value-type="float">
            <text:p>265</text:p>
          </table:table-cell>
          <table:table-cell office:value-type="float" office:value="27360" calcext:value-type="float">
            <text:p>2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11385" calcext:value-type="float">
            <text:p>11385</text:p>
          </table:table-cell>
          <table:table-cell office:value-type="float" office:value="21725" calcext:value-type="float">
            <text:p>21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0:1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812" calcext:value-type="float">
            <text:p>197812</text:p>
          </table:table-cell>
          <table:table-cell office:value-type="float" office:value="265" calcext:value-type="float">
            <text:p>265</text:p>
          </table:table-cell>
          <table:table-cell office:value-type="float" office:value="27360" calcext:value-type="float">
            <text:p>2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11023" calcext:value-type="float">
            <text:p>11023</text:p>
          </table:table-cell>
          <table:table-cell office:value-type="float" office:value="20069" calcext:value-type="float">
            <text:p>20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0:2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815" calcext:value-type="float">
            <text:p>197815</text:p>
          </table:table-cell>
          <table:table-cell office:value-type="float" office:value="265" calcext:value-type="float">
            <text:p>265</text:p>
          </table:table-cell>
          <table:table-cell office:value-type="float" office:value="27360" calcext:value-type="float">
            <text:p>2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10969" calcext:value-type="float">
            <text:p>10969</text:p>
          </table:table-cell>
          <table:table-cell office:value-type="float" office:value="20187" calcext:value-type="float">
            <text:p>20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0: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810" calcext:value-type="float">
            <text:p>197810</text:p>
          </table:table-cell>
          <table:table-cell office:value-type="float" office:value="265" calcext:value-type="float">
            <text:p>265</text:p>
          </table:table-cell>
          <table:table-cell office:value-type="float" office:value="27361" calcext:value-type="float">
            <text:p>27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11172" calcext:value-type="float">
            <text:p>11172</text:p>
          </table:table-cell>
          <table:table-cell office:value-type="float" office:value="21793" calcext:value-type="float">
            <text:p>21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0: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828" calcext:value-type="float">
            <text:p>197828</text:p>
          </table:table-cell>
          <table:table-cell office:value-type="float" office:value="265" calcext:value-type="float">
            <text:p>265</text:p>
          </table:table-cell>
          <table:table-cell office:value-type="float" office:value="27361" calcext:value-type="float">
            <text:p>27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3668" calcext:value-type="float">
            <text:p>13668</text:p>
          </table:table-cell>
          <table:table-cell office:value-type="float" office:value="24513" calcext:value-type="float">
            <text:p>24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0: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19" calcext:value-type="float">
            <text:p>197819</text:p>
          </table:table-cell>
          <table:table-cell office:value-type="float" office:value="265" calcext:value-type="float">
            <text:p>265</text:p>
          </table:table-cell>
          <table:table-cell office:value-type="float" office:value="27371" calcext:value-type="float">
            <text:p>27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1" calcext:value-type="float">
            <text:p>2491</text:p>
          </table:table-cell>
          <table:table-cell office:value-type="float" office:value="27862" calcext:value-type="float">
            <text:p>27862</text:p>
          </table:table-cell>
          <table:table-cell office:value-type="float" office:value="52941" calcext:value-type="float">
            <text:p>529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1: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92" calcext:value-type="float">
            <text:p>197792</text:p>
          </table:table-cell>
          <table:table-cell office:value-type="float" office:value="265" calcext:value-type="float">
            <text:p>265</text:p>
          </table:table-cell>
          <table:table-cell office:value-type="float" office:value="27372" calcext:value-type="float">
            <text:p>2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float" office:value="31611" calcext:value-type="float">
            <text:p>31611</text:p>
          </table:table-cell>
          <table:table-cell office:value-type="float" office:value="63512" calcext:value-type="float">
            <text:p>63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1: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791" calcext:value-type="float">
            <text:p>197791</text:p>
          </table:table-cell>
          <table:table-cell office:value-type="float" office:value="265" calcext:value-type="float">
            <text:p>265</text:p>
          </table:table-cell>
          <table:table-cell office:value-type="float" office:value="27381" calcext:value-type="float">
            <text:p>27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07" calcext:value-type="float">
            <text:p>4707</text:p>
          </table:table-cell>
          <table:table-cell office:value-type="float" office:value="46899" calcext:value-type="float">
            <text:p>46899</text:p>
          </table:table-cell>
          <table:table-cell office:value-type="float" office:value="89684" calcext:value-type="float">
            <text:p>896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1: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772" calcext:value-type="float">
            <text:p>197772</text:p>
          </table:table-cell>
          <table:table-cell office:value-type="float" office:value="265" calcext:value-type="float">
            <text:p>265</text:p>
          </table:table-cell>
          <table:table-cell office:value-type="float" office:value="27395" calcext:value-type="float">
            <text:p>27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5" calcext:value-type="float">
            <text:p>5605</text:p>
          </table:table-cell>
          <table:table-cell office:value-type="float" office:value="53263" calcext:value-type="float">
            <text:p>53263</text:p>
          </table:table-cell>
          <table:table-cell office:value-type="float" office:value="103178" calcext:value-type="float">
            <text:p>1031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1: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39" calcext:value-type="float">
            <text:p>197739</text:p>
          </table:table-cell>
          <table:table-cell office:value-type="float" office:value="265" calcext:value-type="float">
            <text:p>265</text:p>
          </table:table-cell>
          <table:table-cell office:value-type="float" office:value="27414" calcext:value-type="float">
            <text:p>27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5" calcext:value-type="float">
            <text:p>6905</text:p>
          </table:table-cell>
          <table:table-cell office:value-type="float" office:value="62221" calcext:value-type="float">
            <text:p>62221</text:p>
          </table:table-cell>
          <table:table-cell office:value-type="float" office:value="115987" calcext:value-type="float">
            <text:p>1159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1: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25" calcext:value-type="float">
            <text:p>197725</text:p>
          </table:table-cell>
          <table:table-cell office:value-type="float" office:value="265" calcext:value-type="float">
            <text:p>265</text:p>
          </table:table-cell>
          <table:table-cell office:value-type="float" office:value="27419" calcext:value-type="float">
            <text:p>27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0" calcext:value-type="float">
            <text:p>6140</text:p>
          </table:table-cell>
          <table:table-cell office:value-type="float" office:value="59514" calcext:value-type="float">
            <text:p>59514</text:p>
          </table:table-cell>
          <table:table-cell office:value-type="float" office:value="115437" calcext:value-type="float">
            <text:p>1154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1: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10" calcext:value-type="float">
            <text:p>197710</text:p>
          </table:table-cell>
          <table:table-cell office:value-type="float" office:value="265" calcext:value-type="float">
            <text:p>265</text:p>
          </table:table-cell>
          <table:table-cell office:value-type="float" office:value="27431" calcext:value-type="float">
            <text:p>27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42" calcext:value-type="float">
            <text:p>6742</text:p>
          </table:table-cell>
          <table:table-cell office:value-type="float" office:value="69231" calcext:value-type="float">
            <text:p>69231</text:p>
          </table:table-cell>
          <table:table-cell office:value-type="float" office:value="125218" calcext:value-type="float">
            <text:p>1252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2: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73" calcext:value-type="float">
            <text:p>197673</text:p>
          </table:table-cell>
          <table:table-cell office:value-type="float" office:value="265" calcext:value-type="float">
            <text:p>265</text:p>
          </table:table-cell>
          <table:table-cell office:value-type="float" office:value="27443" calcext:value-type="float">
            <text:p>27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4" calcext:value-type="float">
            <text:p>6034</text:p>
          </table:table-cell>
          <table:table-cell office:value-type="float" office:value="64835" calcext:value-type="float">
            <text:p>64835</text:p>
          </table:table-cell>
          <table:table-cell office:value-type="float" office:value="125942" calcext:value-type="float">
            <text:p>1259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2: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643" calcext:value-type="float">
            <text:p>197643</text:p>
          </table:table-cell>
          <table:table-cell office:value-type="float" office:value="265" calcext:value-type="float">
            <text:p>265</text:p>
          </table:table-cell>
          <table:table-cell office:value-type="float" office:value="27457" calcext:value-type="float">
            <text:p>27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89" calcext:value-type="float">
            <text:p>8289</text:p>
          </table:table-cell>
          <table:table-cell office:value-type="float" office:value="72690" calcext:value-type="float">
            <text:p>72690</text:p>
          </table:table-cell>
          <table:table-cell office:value-type="float" office:value="132992" calcext:value-type="float">
            <text:p>1329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2: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597" calcext:value-type="float">
            <text:p>197597</text:p>
          </table:table-cell>
          <table:table-cell office:value-type="float" office:value="265" calcext:value-type="float">
            <text:p>265</text:p>
          </table:table-cell>
          <table:table-cell office:value-type="float" office:value="27470" calcext:value-type="float">
            <text:p>274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29" calcext:value-type="float">
            <text:p>6329</text:p>
          </table:table-cell>
          <table:table-cell office:value-type="float" office:value="76029" calcext:value-type="float">
            <text:p>76029</text:p>
          </table:table-cell>
          <table:table-cell office:value-type="float" office:value="142630" calcext:value-type="float">
            <text:p>1426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2: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554" calcext:value-type="float">
            <text:p>197554</text:p>
          </table:table-cell>
          <table:table-cell office:value-type="float" office:value="265" calcext:value-type="float">
            <text:p>265</text:p>
          </table:table-cell>
          <table:table-cell office:value-type="float" office:value="27494" calcext:value-type="float">
            <text:p>27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8" calcext:value-type="float">
            <text:p>10128</text:p>
          </table:table-cell>
          <table:table-cell office:value-type="float" office:value="70595" calcext:value-type="float">
            <text:p>70595</text:p>
          </table:table-cell>
          <table:table-cell office:value-type="float" office:value="140658" calcext:value-type="float">
            <text:p>1406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2:4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524" calcext:value-type="float">
            <text:p>197524</text:p>
          </table:table-cell>
          <table:table-cell office:value-type="float" office:value="265" calcext:value-type="float">
            <text:p>265</text:p>
          </table:table-cell>
          <table:table-cell office:value-type="float" office:value="27517" calcext:value-type="float">
            <text:p>27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56" calcext:value-type="float">
            <text:p>10256</text:p>
          </table:table-cell>
          <table:table-cell office:value-type="float" office:value="51650" calcext:value-type="float">
            <text:p>51650</text:p>
          </table:table-cell>
          <table:table-cell office:value-type="float" office:value="103011" calcext:value-type="float">
            <text:p>1030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2:5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546" calcext:value-type="float">
            <text:p>197546</text:p>
          </table:table-cell>
          <table:table-cell office:value-type="float" office:value="265" calcext:value-type="float">
            <text:p>265</text:p>
          </table:table-cell>
          <table:table-cell office:value-type="float" office:value="27532" calcext:value-type="float">
            <text:p>27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63" calcext:value-type="float">
            <text:p>10063</text:p>
          </table:table-cell>
          <table:table-cell office:value-type="float" office:value="31948" calcext:value-type="float">
            <text:p>31948</text:p>
          </table:table-cell>
          <table:table-cell office:value-type="float" office:value="61747" calcext:value-type="float">
            <text:p>617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3:0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546" calcext:value-type="float">
            <text:p>197546</text:p>
          </table:table-cell>
          <table:table-cell office:value-type="float" office:value="265" calcext:value-type="float">
            <text:p>265</text:p>
          </table:table-cell>
          <table:table-cell office:value-type="float" office:value="27532" calcext:value-type="float">
            <text:p>27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1233" calcext:value-type="float">
            <text:p>11233</text:p>
          </table:table-cell>
          <table:table-cell office:value-type="float" office:value="21330" calcext:value-type="float">
            <text:p>21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3:1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551" calcext:value-type="float">
            <text:p>197551</text:p>
          </table:table-cell>
          <table:table-cell office:value-type="float" office:value="265" calcext:value-type="float">
            <text:p>265</text:p>
          </table:table-cell>
          <table:table-cell office:value-type="float" office:value="27532" calcext:value-type="float">
            <text:p>27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11243" calcext:value-type="float">
            <text:p>11243</text:p>
          </table:table-cell>
          <table:table-cell office:value-type="float" office:value="20098" calcext:value-type="float">
            <text:p>200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3:2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558" calcext:value-type="float">
            <text:p>197558</text:p>
          </table:table-cell>
          <table:table-cell office:value-type="float" office:value="265" calcext:value-type="float">
            <text:p>265</text:p>
          </table:table-cell>
          <table:table-cell office:value-type="float" office:value="27532" calcext:value-type="float">
            <text:p>27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11469" calcext:value-type="float">
            <text:p>11469</text:p>
          </table:table-cell>
          <table:table-cell office:value-type="float" office:value="20550" calcext:value-type="float">
            <text:p>205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3:3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558" calcext:value-type="float">
            <text:p>197558</text:p>
          </table:table-cell>
          <table:table-cell office:value-type="float" office:value="265" calcext:value-type="float">
            <text:p>265</text:p>
          </table:table-cell>
          <table:table-cell office:value-type="float" office:value="27532" calcext:value-type="float">
            <text:p>27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11848" calcext:value-type="float">
            <text:p>11848</text:p>
          </table:table-cell>
          <table:table-cell office:value-type="float" office:value="21738" calcext:value-type="float">
            <text:p>21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3:4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559" calcext:value-type="float">
            <text:p>197559</text:p>
          </table:table-cell>
          <table:table-cell office:value-type="float" office:value="265" calcext:value-type="float">
            <text:p>265</text:p>
          </table:table-cell>
          <table:table-cell office:value-type="float" office:value="27532" calcext:value-type="float">
            <text:p>27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1615" calcext:value-type="float">
            <text:p>11615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3: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559" calcext:value-type="float">
            <text:p>197559</text:p>
          </table:table-cell>
          <table:table-cell office:value-type="float" office:value="265" calcext:value-type="float">
            <text:p>265</text:p>
          </table:table-cell>
          <table:table-cell office:value-type="float" office:value="27541" calcext:value-type="float">
            <text:p>27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32611" calcext:value-type="float">
            <text:p>32611</text:p>
          </table:table-cell>
          <table:table-cell office:value-type="float" office:value="60873" calcext:value-type="float">
            <text:p>608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4: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514" calcext:value-type="float">
            <text:p>197514</text:p>
          </table:table-cell>
          <table:table-cell office:value-type="float" office:value="265" calcext:value-type="float">
            <text:p>265</text:p>
          </table:table-cell>
          <table:table-cell office:value-type="float" office:value="27562" calcext:value-type="float">
            <text:p>27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13" calcext:value-type="float">
            <text:p>12013</text:p>
          </table:table-cell>
          <table:table-cell office:value-type="float" office:value="53011" calcext:value-type="float">
            <text:p>53011</text:p>
          </table:table-cell>
          <table:table-cell office:value-type="float" office:value="100454" calcext:value-type="float">
            <text:p>1004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3:14:19</text:p>
          </table:table-cell>
        </table:table-row>
        <table:table-row table:style-name="ro1">
          <table:table-cell office:value-type="string" calcext:value-type="string">
            <text:p>^C</text:p>
          </table:table-cell>
          <table:table-cell table:number-columns-repeated="1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8T13:51:31.017987919</dc:date>
    <meta:editing-duration>PT15M7S</meta:editing-duration>
    <meta:editing-cycles>2</meta:editing-cycles>
    <meta:generator>LibreOffice/5.4.0.3$Linux_X86_64 LibreOffice_project/7556cbc6811c9d992f4064ab9287069087d7f62c</meta:generator>
    <meta:document-statistic meta:table-count="2" meta:cell-count="138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4 0 1 2 3" chart:style-name="ch1">
        <chart:legend chart:legend-position="end" svg:x="13.73cm" svg:y="3.56cm" style:legend-expansion="high" chart:style-name="ch2"/>
        <chart:plot-area chart:style-name="ch3" table:cell-range-address="foo.T1:foo.T27 foo.D1:foo.G27" chart:data-source-has-labels="row" svg:x="0.32cm" svg:y="0.18cm" svg:width="13.09cm" svg:height="8.64cm">
          <chartooo:coordinate-region svg:x="1.682cm" svg:y="0.353cm" svg:width="11.541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.D2:foo.D27" chart:label-cell-address="foo.D1:foo.D1" chart:class="chart:scatter">
            <chart:domain table:cell-range-address="foo.T2:foo.T27"/>
            <chart:data-point chart:repeated="26"/>
          </chart:series>
          <chart:series chart:style-name="ch8" chart:values-cell-range-address="foo.E2:foo.E27" chart:label-cell-address="foo.E1:foo.E1" chart:class="chart:scatter">
            <chart:data-point chart:repeated="26"/>
          </chart:series>
          <chart:series chart:style-name="ch9" chart:values-cell-range-address="foo.F2:foo.F27" chart:label-cell-address="foo.F1:foo.F1" chart:class="chart:scatter">
            <chart:data-point chart:repeated="26"/>
          </chart:series>
          <chart:series chart:style-name="ch10" chart:values-cell-range-address="foo.G2:foo.G27" chart:label-cell-address="foo.G1:foo.G1" chart:class="chart:scatte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wpd</text:p>
                <draw:g>
                  <svg:desc>foo.D1:foo.D1</svg:desc>
                </draw:g>
              </table:table-cell>
              <table:table-cell office:value-type="string">
                <text:p>free</text:p>
                <draw:g>
                  <svg:desc>foo.E1:foo.E1</svg:desc>
                </draw:g>
              </table:table-cell>
              <table:table-cell office:value-type="string">
                <text:p>buff</text:p>
                <draw:g>
                  <svg:desc>foo.F1:foo.F1</svg:desc>
                </draw:g>
              </table:table-cell>
              <table:table-cell office:value-type="string">
                <text:p>cache</text:p>
                <draw:g>
                  <svg:desc>foo.G1:fo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.T2:foo.T27</svg:desc>
                </draw:g>
              </table:table-cell>
              <table:table-cell office:value-type="float" office:value="0">
                <text:p>0</text:p>
                <draw:g>
                  <svg:desc>foo.D2:foo.D27</svg:desc>
                </draw:g>
              </table:table-cell>
              <table:table-cell office:value-type="float" office:value="197823">
                <text:p>197823</text:p>
                <draw:g>
                  <svg:desc>foo.E2:foo.E27</svg:desc>
                </draw:g>
              </table:table-cell>
              <table:table-cell office:value-type="float" office:value="265">
                <text:p>265</text:p>
                <draw:g>
                  <svg:desc>foo.F2:foo.F27</svg:desc>
                </draw:g>
              </table:table-cell>
              <table:table-cell office:value-type="float" office:value="27360">
                <text:p>27360</text:p>
                <draw:g>
                  <svg:desc>foo.G2:foo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7806">
                <text:p>197806</text:p>
              </table:table-cell>
              <table:table-cell office:value-type="float" office:value="265">
                <text:p>26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97812">
                <text:p>197812</text:p>
              </table:table-cell>
              <table:table-cell office:value-type="float" office:value="265">
                <text:p>26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97815">
                <text:p>197815</text:p>
              </table:table-cell>
              <table:table-cell office:value-type="float" office:value="265">
                <text:p>26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7810">
                <text:p>197810</text:p>
              </table:table-cell>
              <table:table-cell office:value-type="float" office:value="265">
                <text:p>265</text:p>
              </table:table-cell>
              <table:table-cell office:value-type="float" office:value="27361">
                <text:p>27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97828">
                <text:p>197828</text:p>
              </table:table-cell>
              <table:table-cell office:value-type="float" office:value="265">
                <text:p>265</text:p>
              </table:table-cell>
              <table:table-cell office:value-type="float" office:value="27361">
                <text:p>27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97819">
                <text:p>197819</text:p>
              </table:table-cell>
              <table:table-cell office:value-type="float" office:value="265">
                <text:p>265</text:p>
              </table:table-cell>
              <table:table-cell office:value-type="float" office:value="27371">
                <text:p>27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7792">
                <text:p>197792</text:p>
              </table:table-cell>
              <table:table-cell office:value-type="float" office:value="265">
                <text:p>265</text:p>
              </table:table-cell>
              <table:table-cell office:value-type="float" office:value="27372">
                <text:p>27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7791">
                <text:p>197791</text:p>
              </table:table-cell>
              <table:table-cell office:value-type="float" office:value="265">
                <text:p>265</text:p>
              </table:table-cell>
              <table:table-cell office:value-type="float" office:value="27381">
                <text:p>27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7772">
                <text:p>197772</text:p>
              </table:table-cell>
              <table:table-cell office:value-type="float" office:value="265">
                <text:p>265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7739">
                <text:p>197739</text:p>
              </table:table-cell>
              <table:table-cell office:value-type="float" office:value="265">
                <text:p>265</text:p>
              </table:table-cell>
              <table:table-cell office:value-type="float" office:value="27414">
                <text:p>27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7725">
                <text:p>197725</text:p>
              </table:table-cell>
              <table:table-cell office:value-type="float" office:value="265">
                <text:p>265</text:p>
              </table:table-cell>
              <table:table-cell office:value-type="float" office:value="27419">
                <text:p>27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97710">
                <text:p>197710</text:p>
              </table:table-cell>
              <table:table-cell office:value-type="float" office:value="265">
                <text:p>265</text:p>
              </table:table-cell>
              <table:table-cell office:value-type="float" office:value="27431">
                <text:p>27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7673">
                <text:p>197673</text:p>
              </table:table-cell>
              <table:table-cell office:value-type="float" office:value="265">
                <text:p>265</text:p>
              </table:table-cell>
              <table:table-cell office:value-type="float" office:value="27443">
                <text:p>27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97643">
                <text:p>197643</text:p>
              </table:table-cell>
              <table:table-cell office:value-type="float" office:value="265">
                <text:p>265</text:p>
              </table:table-cell>
              <table:table-cell office:value-type="float" office:value="27457">
                <text:p>274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97597">
                <text:p>197597</text:p>
              </table:table-cell>
              <table:table-cell office:value-type="float" office:value="265">
                <text:p>265</text:p>
              </table:table-cell>
              <table:table-cell office:value-type="float" office:value="27470">
                <text:p>274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97554">
                <text:p>197554</text:p>
              </table:table-cell>
              <table:table-cell office:value-type="float" office:value="265">
                <text:p>265</text:p>
              </table:table-cell>
              <table:table-cell office:value-type="float" office:value="27494">
                <text:p>27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97524">
                <text:p>197524</text:p>
              </table:table-cell>
              <table:table-cell office:value-type="float" office:value="265">
                <text:p>265</text:p>
              </table:table-cell>
              <table:table-cell office:value-type="float" office:value="27517">
                <text:p>27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7546">
                <text:p>197546</text:p>
              </table:table-cell>
              <table:table-cell office:value-type="float" office:value="265">
                <text:p>265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7546">
                <text:p>197546</text:p>
              </table:table-cell>
              <table:table-cell office:value-type="float" office:value="265">
                <text:p>265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7551">
                <text:p>197551</text:p>
              </table:table-cell>
              <table:table-cell office:value-type="float" office:value="265">
                <text:p>265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97558">
                <text:p>197558</text:p>
              </table:table-cell>
              <table:table-cell office:value-type="float" office:value="265">
                <text:p>265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97558">
                <text:p>197558</text:p>
              </table:table-cell>
              <table:table-cell office:value-type="float" office:value="265">
                <text:p>265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97559">
                <text:p>197559</text:p>
              </table:table-cell>
              <table:table-cell office:value-type="float" office:value="265">
                <text:p>265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97559">
                <text:p>197559</text:p>
              </table:table-cell>
              <table:table-cell office:value-type="float" office:value="265">
                <text:p>265</text:p>
              </table:table-cell>
              <table:table-cell office:value-type="float" office:value="27541">
                <text:p>27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97514">
                <text:p>197514</text:p>
              </table:table-cell>
              <table:table-cell office:value-type="float" office:value="265">
                <text:p>265</text:p>
              </table:table-cell>
              <table:table-cell office:value-type="float" office:value="27562">
                <text:p>27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56cm" style:legend-expansion="high" chart:style-name="ch2"/>
        <chart:plot-area chart:style-name="ch3" table:cell-range-address="foo.H1:foo.K27" chart:data-source-has-labels="row" svg:x="0.32cm" svg:y="0.18cm" svg:width="13.646cm" svg:height="8.64cm">
          <chartooo:coordinate-region svg:x="1.312cm" svg:y="0.353cm" svg:width="12.282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o.H2:foo.H27" chart:label-cell-address="foo.H1:foo.H1" chart:class="chart:line">
            <chart:data-point chart:repeated="26"/>
          </chart:series>
          <chart:series chart:style-name="ch7" chart:values-cell-range-address="foo.I2:foo.I27" chart:label-cell-address="foo.I1:foo.I1" chart:class="chart:line">
            <chart:data-point chart:repeated="26"/>
          </chart:series>
          <chart:series chart:style-name="ch8" chart:values-cell-range-address="foo.J2:foo.J27" chart:label-cell-address="foo.J1:foo.J1" chart:class="chart:line">
            <chart:data-point chart:repeated="26"/>
          </chart:series>
          <chart:series chart:style-name="ch9" chart:values-cell-range-address="foo.K2:foo.K27" chart:label-cell-address="foo.K1:foo.K1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</text:p>
                <draw:g>
                  <svg:desc>foo.H1:foo.H1</svg:desc>
                </draw:g>
              </table:table-cell>
              <table:table-cell office:value-type="string">
                <text:p>so</text:p>
                <draw:g>
                  <svg:desc>foo.I1:foo.I1</svg:desc>
                </draw:g>
              </table:table-cell>
              <table:table-cell office:value-type="string">
                <text:p>bi</text:p>
                <draw:g>
                  <svg:desc>foo.J1:foo.J1</svg:desc>
                </draw:g>
              </table:table-cell>
              <table:table-cell office:value-type="string">
                <text:p>bo</text:p>
                <draw:g>
                  <svg:desc>foo.K1:foo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o.H2:foo.H27</svg:desc>
                </draw:g>
              </table:table-cell>
              <table:table-cell office:value-type="float" office:value="0">
                <text:p>0</text:p>
                <draw:g>
                  <svg:desc>foo.I2:foo.I27</svg:desc>
                </draw:g>
              </table:table-cell>
              <table:table-cell office:value-type="float" office:value="0">
                <text:p>0</text:p>
                <draw:g>
                  <svg:desc>foo.J2:foo.J27</svg:desc>
                </draw:g>
              </table:table-cell>
              <table:table-cell office:value-type="float" office:value="18">
                <text:p>18</text:p>
                <draw:g>
                  <svg:desc>foo.K2:foo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13">
                <text:p>12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08cm" svg:height="9cm" xlink:href=".." xlink:type="simple" chart:class="chart:bar" chart:style-name="ch1">
        <chart:legend chart:legend-position="end" svg:x="14.165cm" svg:y="4.227cm" style:legend-expansion="high" chart:style-name="ch2"/>
        <chart:plot-area chart:style-name="ch3" table:cell-range-address="foo.A1:foo.A27" chart:data-source-has-labels="row" svg:x="0.312cm" svg:y="0.18cm" svg:width="13.541cm" svg:height="8.64cm">
          <chartooo:coordinate-region svg:x="1.119cm" svg:y="0.353cm" svg:width="12.734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.A2:foo.A27" chart:label-cell-address="foo.A1:foo.A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S</text:p>
                <draw:g>
                  <svg:desc>foo.A1:fo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o.A2:foo.A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cm" svg:y="0.315cm" chart:style-name="ch2">
          <text:p>Scattergram</text:p>
        </chart:title>
        <chart:legend chart:legend-position="end" svg:x="14.286cm" svg:y="3.56cm" style:legend-expansion="high" chart:style-name="ch3"/>
        <chart:plot-area chart:style-name="ch4" table:cell-range-address="foo.A1:foo.A27 foo.H1:foo.K27" chart:data-source-has-labels="row" svg:x="0.32cm" svg:y="1.248cm" svg:width="13.646cm" svg:height="6.643cm">
          <chartooo:coordinate-region svg:x="1.312cm" svg:y="1.422cm" svg:width="12.189cm" svg:height="5.875cm"/>
          <chart:axis chart:dimension="x" chart:name="primary-x" chart:style-name="ch5">
            <chart:title svg:x="6.874cm" svg:y="8.071cm" chart:style-name="ch6">
              <text:p>tp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oo.H2:foo.H27" chart:label-cell-address="foo.H1:foo.H1" chart:class="chart:scatter">
            <chart:domain table:cell-range-address="foo.A2:foo.A27"/>
            <chart:data-point chart:repeated="26"/>
          </chart:series>
          <chart:series chart:style-name="ch9" chart:values-cell-range-address="foo.I2:foo.I27" chart:label-cell-address="foo.I1:foo.I1" chart:class="chart:scatter">
            <chart:data-point chart:repeated="26"/>
          </chart:series>
          <chart:series chart:style-name="ch10" chart:values-cell-range-address="foo.J2:foo.J27" chart:label-cell-address="foo.J1:foo.J1" chart:class="chart:scatter">
            <chart:data-point chart:repeated="26"/>
          </chart:series>
          <chart:series chart:style-name="ch11" chart:values-cell-range-address="foo.K2:foo.K27" chart:label-cell-address="foo.K1:foo.K1" chart:class="chart:scatte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</text:p>
                <draw:g>
                  <svg:desc>foo.H1:foo.H1</svg:desc>
                </draw:g>
              </table:table-cell>
              <table:table-cell office:value-type="string">
                <text:p>so</text:p>
                <draw:g>
                  <svg:desc>foo.I1:foo.I1</svg:desc>
                </draw:g>
              </table:table-cell>
              <table:table-cell office:value-type="string">
                <text:p>bi</text:p>
                <draw:g>
                  <svg:desc>foo.J1:foo.J1</svg:desc>
                </draw:g>
              </table:table-cell>
              <table:table-cell office:value-type="string">
                <text:p>bo</text:p>
                <draw:g>
                  <svg:desc>foo.K1:foo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o.A2:foo.A27</svg:desc>
                </draw:g>
              </table:table-cell>
              <table:table-cell office:value-type="float" office:value="0">
                <text:p>0</text:p>
                <draw:g>
                  <svg:desc>foo.H2:foo.H27</svg:desc>
                </draw:g>
              </table:table-cell>
              <table:table-cell office:value-type="float" office:value="0">
                <text:p>0</text:p>
                <draw:g>
                  <svg:desc>foo.I2:foo.I27</svg:desc>
                </draw:g>
              </table:table-cell>
              <table:table-cell office:value-type="float" office:value="0">
                <text:p>0</text:p>
                <draw:g>
                  <svg:desc>foo.J2:foo.J27</svg:desc>
                </draw:g>
              </table:table-cell>
              <table:table-cell office:value-type="float" office:value="18">
                <text:p>18</text:p>
                <draw:g>
                  <svg:desc>foo.K2:foo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13">
                <text:p>120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5 0 1 2 3 4" chart:style-name="ch1">
        <chart:legend chart:legend-position="end" svg:x="14.233cm" svg:y="3.337cm" style:legend-expansion="high" chart:style-name="ch2"/>
        <chart:plot-area chart:style-name="ch3" table:cell-range-address="foo.T1:foo.T27 foo.N1:foo.R27" chart:data-source-has-labels="row" svg:x="0.32cm" svg:y="0.18cm" svg:width="13.593cm" svg:height="8.64cm">
          <chartooo:coordinate-region svg:x="0.941cm" svg:y="0.353cm" svg:width="12.6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.N2:foo.N27" chart:label-cell-address="foo.N1:foo.N1" chart:class="chart:scatter">
            <chart:domain table:cell-range-address="foo.T2:foo.T27"/>
            <chart:data-point chart:repeated="26"/>
          </chart:series>
          <chart:series chart:style-name="ch8" chart:values-cell-range-address="foo.O2:foo.O27" chart:label-cell-address="foo.O1:foo.O1" chart:class="chart:scatter">
            <chart:data-point chart:repeated="26"/>
          </chart:series>
          <chart:series chart:style-name="ch9" chart:values-cell-range-address="foo.P2:foo.P27" chart:label-cell-address="foo.P1:foo.P1" chart:class="chart:scatter">
            <chart:data-point chart:repeated="26"/>
          </chart:series>
          <chart:series chart:style-name="ch10" chart:values-cell-range-address="foo.Q2:foo.Q27" chart:label-cell-address="foo.Q1:foo.Q1" chart:class="chart:scatter">
            <chart:data-point chart:repeated="26"/>
          </chart:series>
          <chart:series chart:style-name="ch11" chart:values-cell-range-address="foo.R2:foo.R27" chart:label-cell-address="foo.R1:foo.R1" chart:class="chart:scatte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us</text:p>
                <draw:g>
                  <svg:desc>foo.N1:foo.N1</svg:desc>
                </draw:g>
              </table:table-cell>
              <table:table-cell office:value-type="string">
                <text:p>sy</text:p>
                <draw:g>
                  <svg:desc>foo.O1:foo.O1</svg:desc>
                </draw:g>
              </table:table-cell>
              <table:table-cell office:value-type="string">
                <text:p>id</text:p>
                <draw:g>
                  <svg:desc>foo.P1:foo.P1</svg:desc>
                </draw:g>
              </table:table-cell>
              <table:table-cell office:value-type="string">
                <text:p>wa</text:p>
                <draw:g>
                  <svg:desc>foo.Q1:foo.Q1</svg:desc>
                </draw:g>
              </table:table-cell>
              <table:table-cell office:value-type="string">
                <text:p>st</text:p>
                <draw:g>
                  <svg:desc>foo.R1:foo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.T2:foo.T27</svg:desc>
                </draw:g>
              </table:table-cell>
              <table:table-cell office:value-type="float" office:value="1">
                <text:p>1</text:p>
                <draw:g>
                  <svg:desc>foo.N2:foo.N27</svg:desc>
                </draw:g>
              </table:table-cell>
              <table:table-cell office:value-type="float" office:value="1">
                <text:p>1</text:p>
                <draw:g>
                  <svg:desc>foo.O2:foo.O27</svg:desc>
                </draw:g>
              </table:table-cell>
              <table:table-cell office:value-type="float" office:value="98">
                <text:p>98</text:p>
                <draw:g>
                  <svg:desc>foo.P2:foo.P27</svg:desc>
                </draw:g>
              </table:table-cell>
              <table:table-cell office:value-type="float" office:value="0">
                <text:p>0</text:p>
                <draw:g>
                  <svg:desc>foo.Q2:foo.Q27</svg:desc>
                </draw:g>
              </table:table-cell>
              <table:table-cell office:value-type="float" office:value="0">
                <text:p>0</text:p>
                <draw:g>
                  <svg:desc>foo.R2:foo.R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2.169cm" svg:y="3.56cm" style:legend-expansion="high" chart:style-name="ch2"/>
        <chart:plot-area chart:style-name="ch3" table:cell-range-address="progression.G1:progression.G120 progression.C1:progression.D120" chart:data-source-has-labels="row" svg:x="0.32cm" svg:y="0.18cm" svg:width="11.529cm" svg:height="8.64cm">
          <chartooo:coordinate-region svg:x="1.127cm" svg:y="0.354cm" svg:width="10.442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gression.C2:progression.C120" chart:label-cell-address="progression.C1:progression.C1" chart:class="chart:scatter">
            <chart:domain table:cell-range-address="progression.G2:progression.G120"/>
            <chart:regression-curve chart:style-name="ch7"/>
            <chart:data-point chart:repeated="119"/>
          </chart:series>
          <chart:series chart:style-name="ch8" chart:values-cell-range-address="progression.D2:progression.D120" chart:label-cell-address="progression.D1:progression.D1" chart:class="chart:scatter">
            <chart:regression-curve chart:style-name="ch9"/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rogression.G2:progression.G120</svg:desc>
                </draw:g>
              </table:table-cell>
              <table:table-cell office:value-type="float" office:value="0.250321">
                <text:p>0.250321</text:p>
                <draw:g>
                  <svg:desc>progression.C2:progression.C120</svg:desc>
                </draw:g>
              </table:table-cell>
              <table:table-cell office:value-type="float" office:value="0.07064">
                <text:p>0.07064</text:p>
                <draw:g>
                  <svg:desc>progression.D2:progression.D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.0989">
                <text:p>1.0989</text:p>
              </table:table-cell>
              <table:table-cell office:value-type="float" office:value="0.292075">
                <text:p>0.29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951299">
                <text:p>0.951299</text:p>
              </table:table-cell>
              <table:table-cell office:value-type="float" office:value="0.300688">
                <text:p>0.300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866191">
                <text:p>0.866191</text:p>
              </table:table-cell>
              <table:table-cell office:value-type="float" office:value="0.166162">
                <text:p>0.166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9397">
                <text:p>0.9397</text:p>
              </table:table-cell>
              <table:table-cell office:value-type="float" office:value="0.360619">
                <text:p>0.360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.028301">
                <text:p>1.028301</text:p>
              </table:table-cell>
              <table:table-cell office:value-type="float" office:value="0.225944">
                <text:p>0.225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945983">
                <text:p>0.945983</text:p>
              </table:table-cell>
              <table:table-cell office:value-type="float" office:value="0.379384">
                <text:p>0.379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961827">
                <text:p>0.961827</text:p>
              </table:table-cell>
              <table:table-cell office:value-type="float" office:value="0.274885">
                <text:p>0.274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67421">
                <text:p>1.167421</text:p>
              </table:table-cell>
              <table:table-cell office:value-type="float" office:value="0.455332">
                <text:p>0.455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31103">
                <text:p>0.931103</text:p>
              </table:table-cell>
              <table:table-cell office:value-type="float" office:value="0.552442">
                <text:p>0.552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925669">
                <text:p>0.925669</text:p>
              </table:table-cell>
              <table:table-cell office:value-type="float" office:value="0.490399">
                <text:p>0.490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.848181">
                <text:p>1.848181</text:p>
              </table:table-cell>
              <table:table-cell office:value-type="float" office:value="1.051091">
                <text:p>1.051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.651344">
                <text:p>1.651344</text:p>
              </table:table-cell>
              <table:table-cell office:value-type="float" office:value="0.333358">
                <text:p>0.333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.699927">
                <text:p>1.699927</text:p>
              </table:table-cell>
              <table:table-cell office:value-type="float" office:value="0.187641">
                <text:p>0.187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.651049">
                <text:p>1.651049</text:p>
              </table:table-cell>
              <table:table-cell office:value-type="float" office:value="0.287703">
                <text:p>0.287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.704178">
                <text:p>1.704178</text:p>
              </table:table-cell>
              <table:table-cell office:value-type="float" office:value="0.226316">
                <text:p>0.226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337272">
                <text:p>2.337272</text:p>
              </table:table-cell>
              <table:table-cell office:value-type="float" office:value="0.496657">
                <text:p>0.496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.051135">
                <text:p>2.051135</text:p>
              </table:table-cell>
              <table:table-cell office:value-type="float" office:value="0.147031">
                <text:p>0.147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671177">
                <text:p>1.671177</text:p>
              </table:table-cell>
              <table:table-cell office:value-type="float" office:value="0.197866">
                <text:p>0.197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.539829">
                <text:p>16.539829</text:p>
              </table:table-cell>
              <table:table-cell office:value-type="float" office:value="1.016623">
                <text:p>1.016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2.289102">
                <text:p>82.289102</text:p>
              </table:table-cell>
              <table:table-cell office:value-type="float" office:value="1.596377">
                <text:p>1.596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84.564328">
                <text:p>84.564328</text:p>
              </table:table-cell>
              <table:table-cell office:value-type="float" office:value="3.504401">
                <text:p>3.504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56.340526">
                <text:p>56.340526</text:p>
              </table:table-cell>
              <table:table-cell office:value-type="float" office:value="4.529776">
                <text:p>4.529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7.89777">
                <text:p>17.89777</text:p>
              </table:table-cell>
              <table:table-cell office:value-type="float" office:value="8.221112">
                <text:p>8.221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5.956152">
                <text:p>5.956152</text:p>
              </table:table-cell>
              <table:table-cell office:value-type="float" office:value="1.12492">
                <text:p>1.12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.611285">
                <text:p>2.611285</text:p>
              </table:table-cell>
              <table:table-cell office:value-type="float" office:value="1.374445">
                <text:p>1.374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.57919">
                <text:p>2.57919</text:p>
              </table:table-cell>
              <table:table-cell office:value-type="float" office:value="0.581979">
                <text:p>0.581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.484712">
                <text:p>2.484712</text:p>
              </table:table-cell>
              <table:table-cell office:value-type="float" office:value="0.339708">
                <text:p>0.339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656786">
                <text:p>2.656786</text:p>
              </table:table-cell>
              <table:table-cell office:value-type="float" office:value="0.810423">
                <text:p>0.810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668861">
                <text:p>2.668861</text:p>
              </table:table-cell>
              <table:table-cell office:value-type="float" office:value="0.685365">
                <text:p>0.685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627861">
                <text:p>2.627861</text:p>
              </table:table-cell>
              <table:table-cell office:value-type="float" office:value="0.445563">
                <text:p>0.445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.61961">
                <text:p>3.61961</text:p>
              </table:table-cell>
              <table:table-cell office:value-type="float" office:value="1.470962">
                <text:p>1.470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3.522344">
                <text:p>3.522344</text:p>
              </table:table-cell>
              <table:table-cell office:value-type="float" office:value="0.771619">
                <text:p>0.771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3.610356">
                <text:p>3.610356</text:p>
              </table:table-cell>
              <table:table-cell office:value-type="float" office:value="0.846545">
                <text:p>0.846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.567297">
                <text:p>3.567297</text:p>
              </table:table-cell>
              <table:table-cell office:value-type="float" office:value="0.329027">
                <text:p>0.329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.755133">
                <text:p>3.755133</text:p>
              </table:table-cell>
              <table:table-cell office:value-type="float" office:value="0.383816">
                <text:p>0.3838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.434633">
                <text:p>3.434633</text:p>
              </table:table-cell>
              <table:table-cell office:value-type="float" office:value="0.371334">
                <text:p>0.371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014676">
                <text:p>4.014676</text:p>
              </table:table-cell>
              <table:table-cell office:value-type="float" office:value="5.769989">
                <text:p>5.76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002834">
                <text:p>6.002834</text:p>
              </table:table-cell>
              <table:table-cell office:value-type="float" office:value="7.992055">
                <text:p>7.992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916121">
                <text:p>3.916121</text:p>
              </table:table-cell>
              <table:table-cell office:value-type="float" office:value="0.86207">
                <text:p>0.86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.050676">
                <text:p>6.050676</text:p>
              </table:table-cell>
              <table:table-cell office:value-type="float" office:value="1.592097">
                <text:p>1.592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8.942067">
                <text:p>8.942067</text:p>
              </table:table-cell>
              <table:table-cell office:value-type="float" office:value="2.635768">
                <text:p>2.635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4.501729">
                <text:p>4.501729</text:p>
              </table:table-cell>
              <table:table-cell office:value-type="float" office:value="0.925352">
                <text:p>0.925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.601982">
                <text:p>4.601982</text:p>
              </table:table-cell>
              <table:table-cell office:value-type="float" office:value="0.480955">
                <text:p>0.480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4.649862">
                <text:p>4.649862</text:p>
              </table:table-cell>
              <table:table-cell office:value-type="float" office:value="0.597323">
                <text:p>0.597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4.927132">
                <text:p>4.927132</text:p>
              </table:table-cell>
              <table:table-cell office:value-type="float" office:value="2.634891">
                <text:p>2.6348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.838635">
                <text:p>4.838635</text:p>
              </table:table-cell>
              <table:table-cell office:value-type="float" office:value="3.396315">
                <text:p>3.396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05.192501">
                <text:p>105.192501</text:p>
              </table:table-cell>
              <table:table-cell office:value-type="float" office:value="5.03285">
                <text:p>5.03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31704">
                <text:p>5.31704</text:p>
              </table:table-cell>
              <table:table-cell office:value-type="float" office:value="4.019321">
                <text:p>4.019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.934715">
                <text:p>4.934715</text:p>
              </table:table-cell>
              <table:table-cell office:value-type="float" office:value="2.582498">
                <text:p>2.582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.131533">
                <text:p>5.131533</text:p>
              </table:table-cell>
              <table:table-cell office:value-type="float" office:value="1.475816">
                <text:p>1.4758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9.564456">
                <text:p>9.564456</text:p>
              </table:table-cell>
              <table:table-cell office:value-type="float" office:value="5.193079">
                <text:p>5.1930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13.611729">
                <text:p>13.611729</text:p>
              </table:table-cell>
              <table:table-cell office:value-type="float" office:value="5.666769">
                <text:p>5.6667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5.272865">
                <text:p>5.272865</text:p>
              </table:table-cell>
              <table:table-cell office:value-type="float" office:value="0.415811">
                <text:p>0.415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5.409254">
                <text:p>5.409254</text:p>
              </table:table-cell>
              <table:table-cell office:value-type="float" office:value="0.529983">
                <text:p>0.5299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.722289">
                <text:p>5.722289</text:p>
              </table:table-cell>
              <table:table-cell office:value-type="float" office:value="2.371103">
                <text:p>2.371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7.358071">
                <text:p>7.358071</text:p>
              </table:table-cell>
              <table:table-cell office:value-type="float" office:value="2.357372">
                <text:p>2.3573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.069159">
                <text:p>6.069159</text:p>
              </table:table-cell>
              <table:table-cell office:value-type="float" office:value="1.6131">
                <text:p>1.6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.184758">
                <text:p>6.184758</text:p>
              </table:table-cell>
              <table:table-cell office:value-type="float" office:value="1.743234">
                <text:p>1.7432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.624799">
                <text:p>7.624799</text:p>
              </table:table-cell>
              <table:table-cell office:value-type="float" office:value="1.463139">
                <text:p>1.463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.424667">
                <text:p>5.424667</text:p>
              </table:table-cell>
              <table:table-cell office:value-type="float" office:value="0.370805">
                <text:p>0.370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6.571621">
                <text:p>6.571621</text:p>
              </table:table-cell>
              <table:table-cell office:value-type="float" office:value="2.217437">
                <text:p>2.217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13.214093">
                <text:p>13.214093</text:p>
              </table:table-cell>
              <table:table-cell office:value-type="float" office:value="11.445878">
                <text:p>11.4458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12.270356">
                <text:p>12.270356</text:p>
              </table:table-cell>
              <table:table-cell office:value-type="float" office:value="6.292267">
                <text:p>6.2922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.82677">
                <text:p>6.82677</text:p>
              </table:table-cell>
              <table:table-cell office:value-type="float" office:value="1.323888">
                <text:p>1.323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11.223823">
                <text:p>11.223823</text:p>
              </table:table-cell>
              <table:table-cell office:value-type="float" office:value="13.519554">
                <text:p>13.5195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36.557351">
                <text:p>36.557351</text:p>
              </table:table-cell>
              <table:table-cell office:value-type="float" office:value="20.505484">
                <text:p>20.505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5.042182">
                <text:p>15.042182</text:p>
              </table:table-cell>
              <table:table-cell office:value-type="float" office:value="2.213225">
                <text:p>2.213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517116">
                <text:p>7.517116</text:p>
              </table:table-cell>
              <table:table-cell office:value-type="float" office:value="3.294193">
                <text:p>3.294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.326282">
                <text:p>8.326282</text:p>
              </table:table-cell>
              <table:table-cell office:value-type="float" office:value="4.286363">
                <text:p>4.286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.871149">
                <text:p>6.871149</text:p>
              </table:table-cell>
              <table:table-cell office:value-type="float" office:value="1.917696">
                <text:p>1.917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7.814979">
                <text:p>7.814979</text:p>
              </table:table-cell>
              <table:table-cell office:value-type="float" office:value="1.769527">
                <text:p>1.769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8.066906">
                <text:p>8.066906</text:p>
              </table:table-cell>
              <table:table-cell office:value-type="float" office:value="3.416986">
                <text:p>3.416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8.15174">
                <text:p>8.15174</text:p>
              </table:table-cell>
              <table:table-cell office:value-type="float" office:value="2.46165">
                <text:p>2.46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8.444522">
                <text:p>8.444522</text:p>
              </table:table-cell>
              <table:table-cell office:value-type="float" office:value="3.163807">
                <text:p>3.163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.657335">
                <text:p>8.657335</text:p>
              </table:table-cell>
              <table:table-cell office:value-type="float" office:value="4.189613">
                <text:p>4.189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2.964942">
                <text:p>12.964942</text:p>
              </table:table-cell>
              <table:table-cell office:value-type="float" office:value="8.33901">
                <text:p>8.339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4.103776">
                <text:p>14.103776</text:p>
              </table:table-cell>
              <table:table-cell office:value-type="float" office:value="3.593639">
                <text:p>3.5936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.818848">
                <text:p>14.818848</text:p>
              </table:table-cell>
              <table:table-cell office:value-type="float" office:value="3.334859">
                <text:p>3.3348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.29055">
                <text:p>8.29055</text:p>
              </table:table-cell>
              <table:table-cell office:value-type="float" office:value="1.565447">
                <text:p>1.5654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8.051114">
                <text:p>8.051114</text:p>
              </table:table-cell>
              <table:table-cell office:value-type="float" office:value="1.280192">
                <text:p>1.280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10.566063">
                <text:p>10.566063</text:p>
              </table:table-cell>
              <table:table-cell office:value-type="float" office:value="17.512836">
                <text:p>17.5128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16.481354">
                <text:p>16.481354</text:p>
              </table:table-cell>
              <table:table-cell office:value-type="float" office:value="11.670895">
                <text:p>11.6708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10.457351">
                <text:p>10.457351</text:p>
              </table:table-cell>
              <table:table-cell office:value-type="float" office:value="4.568424">
                <text:p>4.568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.682791">
                <text:p>9.682791</text:p>
              </table:table-cell>
              <table:table-cell office:value-type="float" office:value="5.46887">
                <text:p>5.468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11.644641">
                <text:p>11.644641</text:p>
              </table:table-cell>
              <table:table-cell office:value-type="float" office:value="2.871172">
                <text:p>2.871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.533418">
                <text:p>9.533418</text:p>
              </table:table-cell>
              <table:table-cell office:value-type="float" office:value="6.070883">
                <text:p>6.070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8.036799">
                <text:p>18.036799</text:p>
              </table:table-cell>
              <table:table-cell office:value-type="float" office:value="4.107869">
                <text:p>4.1078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.711244">
                <text:p>11.711244</text:p>
              </table:table-cell>
              <table:table-cell office:value-type="float" office:value="5.098455">
                <text:p>5.098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.528054">
                <text:p>25.528054</text:p>
              </table:table-cell>
              <table:table-cell office:value-type="float" office:value="46.351386">
                <text:p>46.3513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45.139395">
                <text:p>45.139395</text:p>
              </table:table-cell>
              <table:table-cell office:value-type="float" office:value="38.691773">
                <text:p>38.6917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43.426474">
                <text:p>43.426474</text:p>
              </table:table-cell>
              <table:table-cell office:value-type="float" office:value="5.177839">
                <text:p>5.177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11.555995">
                <text:p>11.555995</text:p>
              </table:table-cell>
              <table:table-cell office:value-type="float" office:value="2.637807">
                <text:p>2.6378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0.025515">
                <text:p>10.025515</text:p>
              </table:table-cell>
              <table:table-cell office:value-type="float" office:value="1.144625">
                <text:p>1.144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10.302539">
                <text:p>10.302539</text:p>
              </table:table-cell>
              <table:table-cell office:value-type="float" office:value="2.753723">
                <text:p>2.753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9.954479">
                <text:p>9.954479</text:p>
              </table:table-cell>
              <table:table-cell office:value-type="float" office:value="1.413936">
                <text:p>1.413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.674701">
                <text:p>9.674701</text:p>
              </table:table-cell>
              <table:table-cell office:value-type="float" office:value="1.61208">
                <text:p>1.61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20.31645">
                <text:p>20.31645</text:p>
              </table:table-cell>
              <table:table-cell office:value-type="float" office:value="16.922325">
                <text:p>16.9223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7.629989">
                <text:p>17.629989</text:p>
              </table:table-cell>
              <table:table-cell office:value-type="float" office:value="5.2735">
                <text:p>5.27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.911481">
                <text:p>9.911481</text:p>
              </table:table-cell>
              <table:table-cell office:value-type="float" office:value="2.244344">
                <text:p>2.244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0.317278">
                <text:p>10.317278</text:p>
              </table:table-cell>
              <table:table-cell office:value-type="float" office:value="3.204031">
                <text:p>3.2040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11.224673">
                <text:p>11.224673</text:p>
              </table:table-cell>
              <table:table-cell office:value-type="float" office:value="6.437363">
                <text:p>6.4373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">
                <text:p>99</text:p>
              </table:table-cell>
              <table:table-cell office:value-type="float" office:value="11.991155">
                <text:p>11.991155</text:p>
              </table:table-cell>
              <table:table-cell office:value-type="float" office:value="6.127024">
                <text:p>6.127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">
                <text:p>99</text:p>
              </table:table-cell>
              <table:table-cell office:value-type="float" office:value="12.0165">
                <text:p>12.0165</text:p>
              </table:table-cell>
              <table:table-cell office:value-type="float" office:value="7.665817">
                <text:p>7.665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">
                <text:p>99</text:p>
              </table:table-cell>
              <table:table-cell office:value-type="float" office:value="10.658309">
                <text:p>10.658309</text:p>
              </table:table-cell>
              <table:table-cell office:value-type="float" office:value="3.424733">
                <text:p>3.4247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">
                <text:p>99</text:p>
              </table:table-cell>
              <table:table-cell office:value-type="float" office:value="10.73498">
                <text:p>10.73498</text:p>
              </table:table-cell>
              <table:table-cell office:value-type="float" office:value="1.915263">
                <text:p>1.9152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">
                <text:p>99</text:p>
              </table:table-cell>
              <table:table-cell office:value-type="float" office:value="10.657109">
                <text:p>10.657109</text:p>
              </table:table-cell>
              <table:table-cell office:value-type="float" office:value="2.555082">
                <text:p>2.5550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">
                <text:p>99</text:p>
              </table:table-cell>
              <table:table-cell office:value-type="float" office:value="11.030197">
                <text:p>11.030197</text:p>
              </table:table-cell>
              <table:table-cell office:value-type="float" office:value="2.702369">
                <text:p>2.7023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">
                <text:p>98</text:p>
              </table:table-cell>
              <table:table-cell office:value-type="float" office:value="9.485175">
                <text:p>9.485175</text:p>
              </table:table-cell>
              <table:table-cell office:value-type="float" office:value="0.922013">
                <text:p>0.922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">
                <text:p>96</text:p>
              </table:table-cell>
              <table:table-cell office:value-type="float" office:value="9.671861">
                <text:p>9.671861</text:p>
              </table:table-cell>
              <table:table-cell office:value-type="float" office:value="0.454946">
                <text:p>0.4549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">
                <text:p>46</text:p>
              </table:table-cell>
              <table:table-cell office:value-type="float" office:value="198.560308">
                <text:p>198.560308</text:p>
              </table:table-cell>
              <table:table-cell office:value-type="float" office:value="3.201393">
                <text:p>3.2013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">
                <text:p>19</text:p>
              </table:table-cell>
              <table:table-cell office:value-type="float" office:value="77.093038">
                <text:p>77.093038</text:p>
              </table:table-cell>
              <table:table-cell office:value-type="float" office:value="0.688697">
                <text:p>0.688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">
                <text:p>8</text:p>
              </table:table-cell>
              <table:table-cell office:value-type="float" office:value="28.887014">
                <text:p>28.887014</text:p>
              </table:table-cell>
              <table:table-cell office:value-type="float" office:value="0.222515">
                <text:p>0.2225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5.901011">
                <text:p>5.901011</text:p>
              </table:table-cell>
              <table:table-cell office:value-type="float" office:value="0.186204">
                <text:p>0.1862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0.506311">
                <text:p>0.506311</text:p>
              </table:table-cell>
              <table:table-cell office:value-type="float" office:value="0.079191">
                <text:p>0.0791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335373">
                <text:p>0.335373</text:p>
              </table:table-cell>
              <table:table-cell office:value-type="float" office:value="0.004544">
                <text:p>0.004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141567">
                <text:p>0.141567</text:p>
              </table:table-cell>
              <table:table-cell office:value-type="float" office:value="0.037549">
                <text:p>0.0375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070034">
                <text:p>0.070034</text:p>
              </table:table-cell>
              <table:table-cell office:value-type="float" office:value="0.001868">
                <text:p>0.0018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071069">
                <text:p>0.071069</text:p>
              </table:table-cell>
              <table:table-cell office:value-type="float" office:value="0.005174">
                <text:p>0.0051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782cm" style:legend-expansion="high" chart:style-name="ch2"/>
        <chart:plot-area chart:style-name="ch3" table:cell-range-address="progression.B2:progression.D120 progression.B1:progression.D1 progression.G1:progression.G120" chart:data-source-has-labels="both" svg:x="0.32cm" svg:y="0.18cm" svg:width="12.726cm" svg:height="8.64cm">
          <chartooo:coordinate-region svg:x="1.329cm" svg:y="0.18cm" svg:width="11.717cm" svg:height="7.037cm"/>
          <chart:axis chart:dimension="x" chart:name="primary-x" chart:style-name="ch4" chartooo:axis-type="auto">
            <chartooo:date-scale/>
            <chart:categories table:cell-range-address="progression.B2:progression.B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gression.C2:progression.C120" chart:label-cell-address="progression.C1:progression.C1" chart:class="chart:bar">
            <chart:data-point chart:repeated="119"/>
          </chart:series>
          <chart:series chart:style-name="ch8" chart:values-cell-range-address="progression.D2:progression.D120" chart:label-cell-address="progression.D1:progression.D1" chart:class="chart:bar">
            <chart:data-point chart:repeated="119"/>
          </chart:series>
          <chart:series chart:style-name="ch9" chart:values-cell-range-address="progression.G2:progression.G120" chart:label-cell-address="progression.G1:progression.G1" chart:class="chart:bar"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  <table:table-cell office:value-type="string">
                <text:p>transactions</text:p>
                <draw:g>
                  <svg:desc>progression.G1:progress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0:57</text:p>
                <draw:g>
                  <svg:desc>progression.B2:progression.B120</svg:desc>
                </draw:g>
              </table:table-cell>
              <table:table-cell office:value-type="float" office:value="0.250321">
                <text:p>0.250321</text:p>
                <draw:g>
                  <svg:desc>progression.C2:progression.C120</svg:desc>
                </draw:g>
              </table:table-cell>
              <table:table-cell office:value-type="float" office:value="0.07064">
                <text:p>0.07064</text:p>
                <draw:g>
                  <svg:desc>progression.D2:progression.D120</svg:desc>
                </draw:g>
              </table:table-cell>
              <table:table-cell office:value-type="float" office:value="2">
                <text:p>2</text:p>
                <draw:g>
                  <svg:desc>progression.G2:progression.G120</svg:desc>
                </draw:g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1.0989">
                <text:p>1.0989</text:p>
              </table:table-cell>
              <table:table-cell office:value-type="float" office:value="0.292075">
                <text:p>0.292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0.951299">
                <text:p>0.951299</text:p>
              </table:table-cell>
              <table:table-cell office:value-type="float" office:value="0.300688">
                <text:p>0.300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0.866191">
                <text:p>0.866191</text:p>
              </table:table-cell>
              <table:table-cell office:value-type="float" office:value="0.166162">
                <text:p>0.1661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0.9397">
                <text:p>0.9397</text:p>
              </table:table-cell>
              <table:table-cell office:value-type="float" office:value="0.360619">
                <text:p>0.3606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1.028301">
                <text:p>1.028301</text:p>
              </table:table-cell>
              <table:table-cell office:value-type="float" office:value="0.225944">
                <text:p>0.225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0.945983">
                <text:p>0.945983</text:p>
              </table:table-cell>
              <table:table-cell office:value-type="float" office:value="0.379384">
                <text:p>0.3793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0.961827">
                <text:p>0.961827</text:p>
              </table:table-cell>
              <table:table-cell office:value-type="float" office:value="0.274885">
                <text:p>0.274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1.167421">
                <text:p>1.167421</text:p>
              </table:table-cell>
              <table:table-cell office:value-type="float" office:value="0.455332">
                <text:p>0.4553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0.931103">
                <text:p>0.931103</text:p>
              </table:table-cell>
              <table:table-cell office:value-type="float" office:value="0.552442">
                <text:p>0.5524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0.925669">
                <text:p>0.925669</text:p>
              </table:table-cell>
              <table:table-cell office:value-type="float" office:value="0.490399">
                <text:p>0.4903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1.848181">
                <text:p>1.848181</text:p>
              </table:table-cell>
              <table:table-cell office:value-type="float" office:value="1.051091">
                <text:p>1.051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1.651344">
                <text:p>1.651344</text:p>
              </table:table-cell>
              <table:table-cell office:value-type="float" office:value="0.333358">
                <text:p>0.3333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1.699927">
                <text:p>1.699927</text:p>
              </table:table-cell>
              <table:table-cell office:value-type="float" office:value="0.187641">
                <text:p>0.1876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1.651049">
                <text:p>1.651049</text:p>
              </table:table-cell>
              <table:table-cell office:value-type="float" office:value="0.287703">
                <text:p>0.2877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1.704178">
                <text:p>1.704178</text:p>
              </table:table-cell>
              <table:table-cell office:value-type="float" office:value="0.226316">
                <text:p>0.2263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2.337272">
                <text:p>2.337272</text:p>
              </table:table-cell>
              <table:table-cell office:value-type="float" office:value="0.496657">
                <text:p>0.4966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2.051135">
                <text:p>2.051135</text:p>
              </table:table-cell>
              <table:table-cell office:value-type="float" office:value="0.147031">
                <text:p>0.147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1.671177">
                <text:p>1.671177</text:p>
              </table:table-cell>
              <table:table-cell office:value-type="float" office:value="0.197866">
                <text:p>0.1978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16.539829">
                <text:p>16.539829</text:p>
              </table:table-cell>
              <table:table-cell office:value-type="float" office:value="1.016623">
                <text:p>1.0166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82.289102">
                <text:p>82.289102</text:p>
              </table:table-cell>
              <table:table-cell office:value-type="float" office:value="1.596377">
                <text:p>1.5963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84.564328">
                <text:p>84.564328</text:p>
              </table:table-cell>
              <table:table-cell office:value-type="float" office:value="3.504401">
                <text:p>3.5044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56.340526">
                <text:p>56.340526</text:p>
              </table:table-cell>
              <table:table-cell office:value-type="float" office:value="4.529776">
                <text:p>4.5297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17.89777">
                <text:p>17.89777</text:p>
              </table:table-cell>
              <table:table-cell office:value-type="float" office:value="8.221112">
                <text:p>8.2211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5.956152">
                <text:p>5.956152</text:p>
              </table:table-cell>
              <table:table-cell office:value-type="float" office:value="1.12492">
                <text:p>1.124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2.611285">
                <text:p>2.611285</text:p>
              </table:table-cell>
              <table:table-cell office:value-type="float" office:value="1.374445">
                <text:p>1.3744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2.57919">
                <text:p>2.57919</text:p>
              </table:table-cell>
              <table:table-cell office:value-type="float" office:value="0.581979">
                <text:p>0.5819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2.484712">
                <text:p>2.484712</text:p>
              </table:table-cell>
              <table:table-cell office:value-type="float" office:value="0.339708">
                <text:p>0.3397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2.656786">
                <text:p>2.656786</text:p>
              </table:table-cell>
              <table:table-cell office:value-type="float" office:value="0.810423">
                <text:p>0.8104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2.668861">
                <text:p>2.668861</text:p>
              </table:table-cell>
              <table:table-cell office:value-type="float" office:value="0.685365">
                <text:p>0.6853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2.627861">
                <text:p>2.627861</text:p>
              </table:table-cell>
              <table:table-cell office:value-type="float" office:value="0.445563">
                <text:p>0.445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3.61961">
                <text:p>3.61961</text:p>
              </table:table-cell>
              <table:table-cell office:value-type="float" office:value="1.470962">
                <text:p>1.4709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3.522344">
                <text:p>3.522344</text:p>
              </table:table-cell>
              <table:table-cell office:value-type="float" office:value="0.771619">
                <text:p>0.7716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3.610356">
                <text:p>3.610356</text:p>
              </table:table-cell>
              <table:table-cell office:value-type="float" office:value="0.846545">
                <text:p>0.8465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3.567297">
                <text:p>3.567297</text:p>
              </table:table-cell>
              <table:table-cell office:value-type="float" office:value="0.329027">
                <text:p>0.3290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3.755133">
                <text:p>3.755133</text:p>
              </table:table-cell>
              <table:table-cell office:value-type="float" office:value="0.383816">
                <text:p>0.3838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3.434633">
                <text:p>3.434633</text:p>
              </table:table-cell>
              <table:table-cell office:value-type="float" office:value="0.371334">
                <text:p>0.3713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4.014676">
                <text:p>4.014676</text:p>
              </table:table-cell>
              <table:table-cell office:value-type="float" office:value="5.769989">
                <text:p>5.7699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6.002834">
                <text:p>6.002834</text:p>
              </table:table-cell>
              <table:table-cell office:value-type="float" office:value="7.992055">
                <text:p>7.9920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3.916121">
                <text:p>3.916121</text:p>
              </table:table-cell>
              <table:table-cell office:value-type="float" office:value="0.86207">
                <text:p>0.86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6.050676">
                <text:p>6.050676</text:p>
              </table:table-cell>
              <table:table-cell office:value-type="float" office:value="1.592097">
                <text:p>1.5920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8.942067">
                <text:p>8.942067</text:p>
              </table:table-cell>
              <table:table-cell office:value-type="float" office:value="2.635768">
                <text:p>2.6357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:11:39</text:p>
              </table:table-cell>
              <table:table-cell office:value-type="float" office:value="4.501729">
                <text:p>4.501729</text:p>
              </table:table-cell>
              <table:table-cell office:value-type="float" office:value="0.925352">
                <text:p>0.9253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:11:40</text:p>
              </table:table-cell>
              <table:table-cell office:value-type="float" office:value="4.601982">
                <text:p>4.601982</text:p>
              </table:table-cell>
              <table:table-cell office:value-type="float" office:value="0.480955">
                <text:p>0.4809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4.649862">
                <text:p>4.649862</text:p>
              </table:table-cell>
              <table:table-cell office:value-type="float" office:value="0.597323">
                <text:p>0.5973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:11:42</text:p>
              </table:table-cell>
              <table:table-cell office:value-type="float" office:value="4.927132">
                <text:p>4.927132</text:p>
              </table:table-cell>
              <table:table-cell office:value-type="float" office:value="2.634891">
                <text:p>2.6348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:11:43</text:p>
              </table:table-cell>
              <table:table-cell office:value-type="float" office:value="4.838635">
                <text:p>4.838635</text:p>
              </table:table-cell>
              <table:table-cell office:value-type="float" office:value="3.396315">
                <text:p>3.3963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105.192501">
                <text:p>105.192501</text:p>
              </table:table-cell>
              <table:table-cell office:value-type="float" office:value="5.03285">
                <text:p>5.03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5.31704">
                <text:p>5.31704</text:p>
              </table:table-cell>
              <table:table-cell office:value-type="float" office:value="4.019321">
                <text:p>4.019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:11:46</text:p>
              </table:table-cell>
              <table:table-cell office:value-type="float" office:value="4.934715">
                <text:p>4.934715</text:p>
              </table:table-cell>
              <table:table-cell office:value-type="float" office:value="2.582498">
                <text:p>2.5824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:11:47</text:p>
              </table:table-cell>
              <table:table-cell office:value-type="float" office:value="5.131533">
                <text:p>5.131533</text:p>
              </table:table-cell>
              <table:table-cell office:value-type="float" office:value="1.475816">
                <text:p>1.4758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:11:48</text:p>
              </table:table-cell>
              <table:table-cell office:value-type="float" office:value="9.564456">
                <text:p>9.564456</text:p>
              </table:table-cell>
              <table:table-cell office:value-type="float" office:value="5.193079">
                <text:p>5.1930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11:49</text:p>
              </table:table-cell>
              <table:table-cell office:value-type="float" office:value="13.611729">
                <text:p>13.611729</text:p>
              </table:table-cell>
              <table:table-cell office:value-type="float" office:value="5.666769">
                <text:p>5.6667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11:50</text:p>
              </table:table-cell>
              <table:table-cell office:value-type="float" office:value="5.272865">
                <text:p>5.272865</text:p>
              </table:table-cell>
              <table:table-cell office:value-type="float" office:value="0.415811">
                <text:p>0.4158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11:51</text:p>
              </table:table-cell>
              <table:table-cell office:value-type="float" office:value="5.409254">
                <text:p>5.409254</text:p>
              </table:table-cell>
              <table:table-cell office:value-type="float" office:value="0.529983">
                <text:p>0.5299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11:52</text:p>
              </table:table-cell>
              <table:table-cell office:value-type="float" office:value="5.722289">
                <text:p>5.722289</text:p>
              </table:table-cell>
              <table:table-cell office:value-type="float" office:value="2.371103">
                <text:p>2.3711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7.358071">
                <text:p>7.358071</text:p>
              </table:table-cell>
              <table:table-cell office:value-type="float" office:value="2.357372">
                <text:p>2.3573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11:54</text:p>
              </table:table-cell>
              <table:table-cell office:value-type="float" office:value="6.069159">
                <text:p>6.069159</text:p>
              </table:table-cell>
              <table:table-cell office:value-type="float" office:value="1.6131">
                <text:p>1.61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11:55</text:p>
              </table:table-cell>
              <table:table-cell office:value-type="float" office:value="6.184758">
                <text:p>6.184758</text:p>
              </table:table-cell>
              <table:table-cell office:value-type="float" office:value="1.743234">
                <text:p>1.7432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11:56</text:p>
              </table:table-cell>
              <table:table-cell office:value-type="float" office:value="7.624799">
                <text:p>7.624799</text:p>
              </table:table-cell>
              <table:table-cell office:value-type="float" office:value="1.463139">
                <text:p>1.4631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11:57</text:p>
              </table:table-cell>
              <table:table-cell office:value-type="float" office:value="5.424667">
                <text:p>5.424667</text:p>
              </table:table-cell>
              <table:table-cell office:value-type="float" office:value="0.370805">
                <text:p>0.3708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:11:58</text:p>
              </table:table-cell>
              <table:table-cell office:value-type="float" office:value="6.571621">
                <text:p>6.571621</text:p>
              </table:table-cell>
              <table:table-cell office:value-type="float" office:value="2.217437">
                <text:p>2.217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1:59</text:p>
              </table:table-cell>
              <table:table-cell office:value-type="float" office:value="13.214093">
                <text:p>13.214093</text:p>
              </table:table-cell>
              <table:table-cell office:value-type="float" office:value="11.445878">
                <text:p>11.4458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2:00</text:p>
              </table:table-cell>
              <table:table-cell office:value-type="float" office:value="12.270356">
                <text:p>12.270356</text:p>
              </table:table-cell>
              <table:table-cell office:value-type="float" office:value="6.292267">
                <text:p>6.2922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2:01</text:p>
              </table:table-cell>
              <table:table-cell office:value-type="float" office:value="6.82677">
                <text:p>6.82677</text:p>
              </table:table-cell>
              <table:table-cell office:value-type="float" office:value="1.323888">
                <text:p>1.3238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2:02</text:p>
              </table:table-cell>
              <table:table-cell office:value-type="float" office:value="11.223823">
                <text:p>11.223823</text:p>
              </table:table-cell>
              <table:table-cell office:value-type="float" office:value="13.519554">
                <text:p>13.5195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2:03</text:p>
              </table:table-cell>
              <table:table-cell office:value-type="float" office:value="36.557351">
                <text:p>36.557351</text:p>
              </table:table-cell>
              <table:table-cell office:value-type="float" office:value="20.505484">
                <text:p>20.50548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2:04</text:p>
              </table:table-cell>
              <table:table-cell office:value-type="float" office:value="15.042182">
                <text:p>15.042182</text:p>
              </table:table-cell>
              <table:table-cell office:value-type="float" office:value="2.213225">
                <text:p>2.2132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2:05</text:p>
              </table:table-cell>
              <table:table-cell office:value-type="float" office:value="7.517116">
                <text:p>7.517116</text:p>
              </table:table-cell>
              <table:table-cell office:value-type="float" office:value="3.294193">
                <text:p>3.2941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2:06</text:p>
              </table:table-cell>
              <table:table-cell office:value-type="float" office:value="8.326282">
                <text:p>8.326282</text:p>
              </table:table-cell>
              <table:table-cell office:value-type="float" office:value="4.286363">
                <text:p>4.2863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6.871149">
                <text:p>6.871149</text:p>
              </table:table-cell>
              <table:table-cell office:value-type="float" office:value="1.917696">
                <text:p>1.9176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12:08</text:p>
              </table:table-cell>
              <table:table-cell office:value-type="float" office:value="7.814979">
                <text:p>7.814979</text:p>
              </table:table-cell>
              <table:table-cell office:value-type="float" office:value="1.769527">
                <text:p>1.7695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09</text:p>
              </table:table-cell>
              <table:table-cell office:value-type="float" office:value="8.066906">
                <text:p>8.066906</text:p>
              </table:table-cell>
              <table:table-cell office:value-type="float" office:value="3.416986">
                <text:p>3.4169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10</text:p>
              </table:table-cell>
              <table:table-cell office:value-type="float" office:value="8.15174">
                <text:p>8.15174</text:p>
              </table:table-cell>
              <table:table-cell office:value-type="float" office:value="2.46165">
                <text:p>2.461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11</text:p>
              </table:table-cell>
              <table:table-cell office:value-type="float" office:value="8.444522">
                <text:p>8.444522</text:p>
              </table:table-cell>
              <table:table-cell office:value-type="float" office:value="3.163807">
                <text:p>3.1638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12</text:p>
              </table:table-cell>
              <table:table-cell office:value-type="float" office:value="8.657335">
                <text:p>8.657335</text:p>
              </table:table-cell>
              <table:table-cell office:value-type="float" office:value="4.189613">
                <text:p>4.1896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13</text:p>
              </table:table-cell>
              <table:table-cell office:value-type="float" office:value="12.964942">
                <text:p>12.964942</text:p>
              </table:table-cell>
              <table:table-cell office:value-type="float" office:value="8.33901">
                <text:p>8.339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14</text:p>
              </table:table-cell>
              <table:table-cell office:value-type="float" office:value="14.103776">
                <text:p>14.103776</text:p>
              </table:table-cell>
              <table:table-cell office:value-type="float" office:value="3.593639">
                <text:p>3.5936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15</text:p>
              </table:table-cell>
              <table:table-cell office:value-type="float" office:value="14.818848">
                <text:p>14.818848</text:p>
              </table:table-cell>
              <table:table-cell office:value-type="float" office:value="3.334859">
                <text:p>3.3348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16</text:p>
              </table:table-cell>
              <table:table-cell office:value-type="float" office:value="8.29055">
                <text:p>8.29055</text:p>
              </table:table-cell>
              <table:table-cell office:value-type="float" office:value="1.565447">
                <text:p>1.5654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17</text:p>
              </table:table-cell>
              <table:table-cell office:value-type="float" office:value="8.051114">
                <text:p>8.051114</text:p>
              </table:table-cell>
              <table:table-cell office:value-type="float" office:value="1.280192">
                <text:p>1.2801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:12:18</text:p>
              </table:table-cell>
              <table:table-cell office:value-type="float" office:value="10.566063">
                <text:p>10.566063</text:p>
              </table:table-cell>
              <table:table-cell office:value-type="float" office:value="17.512836">
                <text:p>17.5128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19</text:p>
              </table:table-cell>
              <table:table-cell office:value-type="float" office:value="16.481354">
                <text:p>16.481354</text:p>
              </table:table-cell>
              <table:table-cell office:value-type="float" office:value="11.670895">
                <text:p>11.6708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20</text:p>
              </table:table-cell>
              <table:table-cell office:value-type="float" office:value="10.457351">
                <text:p>10.457351</text:p>
              </table:table-cell>
              <table:table-cell office:value-type="float" office:value="4.568424">
                <text:p>4.5684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21</text:p>
              </table:table-cell>
              <table:table-cell office:value-type="float" office:value="9.682791">
                <text:p>9.682791</text:p>
              </table:table-cell>
              <table:table-cell office:value-type="float" office:value="5.46887">
                <text:p>5.468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22</text:p>
              </table:table-cell>
              <table:table-cell office:value-type="float" office:value="11.644641">
                <text:p>11.644641</text:p>
              </table:table-cell>
              <table:table-cell office:value-type="float" office:value="2.871172">
                <text:p>2.8711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23</text:p>
              </table:table-cell>
              <table:table-cell office:value-type="float" office:value="9.533418">
                <text:p>9.533418</text:p>
              </table:table-cell>
              <table:table-cell office:value-type="float" office:value="6.070883">
                <text:p>6.0708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24</text:p>
              </table:table-cell>
              <table:table-cell office:value-type="float" office:value="18.036799">
                <text:p>18.036799</text:p>
              </table:table-cell>
              <table:table-cell office:value-type="float" office:value="4.107869">
                <text:p>4.1078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25</text:p>
              </table:table-cell>
              <table:table-cell office:value-type="float" office:value="11.711244">
                <text:p>11.711244</text:p>
              </table:table-cell>
              <table:table-cell office:value-type="float" office:value="5.098455">
                <text:p>5.0984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26</text:p>
              </table:table-cell>
              <table:table-cell office:value-type="float" office:value="25.528054">
                <text:p>25.528054</text:p>
              </table:table-cell>
              <table:table-cell office:value-type="float" office:value="46.351386">
                <text:p>46.3513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27</text:p>
              </table:table-cell>
              <table:table-cell office:value-type="float" office:value="45.139395">
                <text:p>45.139395</text:p>
              </table:table-cell>
              <table:table-cell office:value-type="float" office:value="38.691773">
                <text:p>38.691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:12:28</text:p>
              </table:table-cell>
              <table:table-cell office:value-type="float" office:value="43.426474">
                <text:p>43.426474</text:p>
              </table:table-cell>
              <table:table-cell office:value-type="float" office:value="5.177839">
                <text:p>5.1778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29</text:p>
              </table:table-cell>
              <table:table-cell office:value-type="float" office:value="11.555995">
                <text:p>11.555995</text:p>
              </table:table-cell>
              <table:table-cell office:value-type="float" office:value="2.637807">
                <text:p>2.6378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0</text:p>
              </table:table-cell>
              <table:table-cell office:value-type="float" office:value="10.025515">
                <text:p>10.025515</text:p>
              </table:table-cell>
              <table:table-cell office:value-type="float" office:value="1.144625">
                <text:p>1.1446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1</text:p>
              </table:table-cell>
              <table:table-cell office:value-type="float" office:value="10.302539">
                <text:p>10.302539</text:p>
              </table:table-cell>
              <table:table-cell office:value-type="float" office:value="2.753723">
                <text:p>2.7537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2</text:p>
              </table:table-cell>
              <table:table-cell office:value-type="float" office:value="9.954479">
                <text:p>9.954479</text:p>
              </table:table-cell>
              <table:table-cell office:value-type="float" office:value="1.413936">
                <text:p>1.4139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3</text:p>
              </table:table-cell>
              <table:table-cell office:value-type="float" office:value="9.674701">
                <text:p>9.674701</text:p>
              </table:table-cell>
              <table:table-cell office:value-type="float" office:value="1.61208">
                <text:p>1.612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4</text:p>
              </table:table-cell>
              <table:table-cell office:value-type="float" office:value="20.31645">
                <text:p>20.31645</text:p>
              </table:table-cell>
              <table:table-cell office:value-type="float" office:value="16.922325">
                <text:p>16.9223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5</text:p>
              </table:table-cell>
              <table:table-cell office:value-type="float" office:value="17.629989">
                <text:p>17.629989</text:p>
              </table:table-cell>
              <table:table-cell office:value-type="float" office:value="5.2735">
                <text:p>5.27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6</text:p>
              </table:table-cell>
              <table:table-cell office:value-type="float" office:value="9.911481">
                <text:p>9.911481</text:p>
              </table:table-cell>
              <table:table-cell office:value-type="float" office:value="2.244344">
                <text:p>2.2443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7</text:p>
              </table:table-cell>
              <table:table-cell office:value-type="float" office:value="10.317278">
                <text:p>10.317278</text:p>
              </table:table-cell>
              <table:table-cell office:value-type="float" office:value="3.204031">
                <text:p>3.2040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8</text:p>
              </table:table-cell>
              <table:table-cell office:value-type="float" office:value="11.224673">
                <text:p>11.224673</text:p>
              </table:table-cell>
              <table:table-cell office:value-type="float" office:value="6.437363">
                <text:p>6.4373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39</text:p>
              </table:table-cell>
              <table:table-cell office:value-type="float" office:value="11.991155">
                <text:p>11.991155</text:p>
              </table:table-cell>
              <table:table-cell office:value-type="float" office:value="6.127024">
                <text:p>6.1270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40</text:p>
              </table:table-cell>
              <table:table-cell office:value-type="float" office:value="12.0165">
                <text:p>12.0165</text:p>
              </table:table-cell>
              <table:table-cell office:value-type="float" office:value="7.665817">
                <text:p>7.6658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41</text:p>
              </table:table-cell>
              <table:table-cell office:value-type="float" office:value="10.658309">
                <text:p>10.658309</text:p>
              </table:table-cell>
              <table:table-cell office:value-type="float" office:value="3.424733">
                <text:p>3.4247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42</text:p>
              </table:table-cell>
              <table:table-cell office:value-type="float" office:value="10.73498">
                <text:p>10.73498</text:p>
              </table:table-cell>
              <table:table-cell office:value-type="float" office:value="1.915263">
                <text:p>1.9152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43</text:p>
              </table:table-cell>
              <table:table-cell office:value-type="float" office:value="10.657109">
                <text:p>10.657109</text:p>
              </table:table-cell>
              <table:table-cell office:value-type="float" office:value="2.555082">
                <text:p>2.5550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11.030197">
                <text:p>11.030197</text:p>
              </table:table-cell>
              <table:table-cell office:value-type="float" office:value="2.702369">
                <text:p>2.7023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2:45</text:p>
              </table:table-cell>
              <table:table-cell office:value-type="float" office:value="9.485175">
                <text:p>9.485175</text:p>
              </table:table-cell>
              <table:table-cell office:value-type="float" office:value="0.922013">
                <text:p>0.9220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:12:46</text:p>
              </table:table-cell>
              <table:table-cell office:value-type="float" office:value="9.671861">
                <text:p>9.671861</text:p>
              </table:table-cell>
              <table:table-cell office:value-type="float" office:value="0.454946">
                <text:p>0.4549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:12:47</text:p>
              </table:table-cell>
              <table:table-cell office:value-type="float" office:value="198.560308">
                <text:p>198.560308</text:p>
              </table:table-cell>
              <table:table-cell office:value-type="float" office:value="3.201393">
                <text:p>3.2013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:12:48</text:p>
              </table:table-cell>
              <table:table-cell office:value-type="float" office:value="77.093038">
                <text:p>77.093038</text:p>
              </table:table-cell>
              <table:table-cell office:value-type="float" office:value="0.688697">
                <text:p>0.6886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:12:49</text:p>
              </table:table-cell>
              <table:table-cell office:value-type="float" office:value="28.887014">
                <text:p>28.887014</text:p>
              </table:table-cell>
              <table:table-cell office:value-type="float" office:value="0.222515">
                <text:p>0.2225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:12:50</text:p>
              </table:table-cell>
              <table:table-cell office:value-type="float" office:value="5.901011">
                <text:p>5.901011</text:p>
              </table:table-cell>
              <table:table-cell office:value-type="float" office:value="0.186204">
                <text:p>0.186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:12:51</text:p>
              </table:table-cell>
              <table:table-cell office:value-type="float" office:value="0.506311">
                <text:p>0.506311</text:p>
              </table:table-cell>
              <table:table-cell office:value-type="float" office:value="0.079191">
                <text:p>0.079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:12:52</text:p>
              </table:table-cell>
              <table:table-cell office:value-type="float" office:value="0.335373">
                <text:p>0.335373</text:p>
              </table:table-cell>
              <table:table-cell office:value-type="float" office:value="0.004544">
                <text:p>0.004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:12:53</text:p>
              </table:table-cell>
              <table:table-cell office:value-type="float" office:value="0.141567">
                <text:p>0.141567</text:p>
              </table:table-cell>
              <table:table-cell office:value-type="float" office:value="0.037549">
                <text:p>0.03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54</text:p>
              </table:table-cell>
              <table:table-cell office:value-type="float" office:value="0.070034">
                <text:p>0.070034</text:p>
              </table:table-cell>
              <table:table-cell office:value-type="float" office:value="0.001868">
                <text:p>0.00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12:55</text:p>
              </table:table-cell>
              <table:table-cell office:value-type="float" office:value="0.071069">
                <text:p>0.071069</text:p>
              </table:table-cell>
              <table:table-cell office:value-type="float" office:value="0.005174">
                <text:p>0.00517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progression.B1:progression.D120" chart:data-source-has-labels="both" svg:x="0.32cm" svg:y="0.18cm" svg:width="13.361cm" svg:height="8.64cm">
          <chartooo:coordinate-region svg:x="1.327cm" svg:y="0.18cm" svg:width="12.354cm" svg:height="7.037cm"/>
          <chart:axis chart:dimension="x" chart:name="primary-x" chart:style-name="ch4" chartooo:axis-type="auto">
            <chartooo:date-scale/>
            <chart:categories table:cell-range-address="progression.B2:progression.B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gression.C2:progression.C120" chart:label-cell-address="progression.C1:progression.C1" chart:class="chart:bar">
            <chart:data-point chart:repeated="119"/>
          </chart:series>
          <chart:series chart:style-name="ch8" chart:values-cell-range-address="progression.D2:progression.D120" chart:label-cell-address="progression.D1:progression.D1" chart:class="chart:bar">
            <chart:data-point chart:repeated="1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0:57</text:p>
                <draw:g>
                  <svg:desc>progression.B2:progression.B120</svg:desc>
                </draw:g>
              </table:table-cell>
              <table:table-cell office:value-type="float" office:value="0.250321">
                <text:p>0.250321</text:p>
                <draw:g>
                  <svg:desc>progression.C2:progression.C120</svg:desc>
                </draw:g>
              </table:table-cell>
              <table:table-cell office:value-type="float" office:value="0.07064">
                <text:p>0.07064</text:p>
                <draw:g>
                  <svg:desc>progression.D2:progression.D120</svg:desc>
                </draw:g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1.0989">
                <text:p>1.0989</text:p>
              </table:table-cell>
              <table:table-cell office:value-type="float" office:value="0.292075">
                <text:p>0.292075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0.951299">
                <text:p>0.951299</text:p>
              </table:table-cell>
              <table:table-cell office:value-type="float" office:value="0.300688">
                <text:p>0.300688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0.866191">
                <text:p>0.866191</text:p>
              </table:table-cell>
              <table:table-cell office:value-type="float" office:value="0.166162">
                <text:p>0.166162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0.9397">
                <text:p>0.9397</text:p>
              </table:table-cell>
              <table:table-cell office:value-type="float" office:value="0.360619">
                <text:p>0.360619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1.028301">
                <text:p>1.028301</text:p>
              </table:table-cell>
              <table:table-cell office:value-type="float" office:value="0.225944">
                <text:p>0.225944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0.945983">
                <text:p>0.945983</text:p>
              </table:table-cell>
              <table:table-cell office:value-type="float" office:value="0.379384">
                <text:p>0.379384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0.961827">
                <text:p>0.961827</text:p>
              </table:table-cell>
              <table:table-cell office:value-type="float" office:value="0.274885">
                <text:p>0.274885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1.167421">
                <text:p>1.167421</text:p>
              </table:table-cell>
              <table:table-cell office:value-type="float" office:value="0.455332">
                <text:p>0.455332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0.931103">
                <text:p>0.931103</text:p>
              </table:table-cell>
              <table:table-cell office:value-type="float" office:value="0.552442">
                <text:p>0.552442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0.925669">
                <text:p>0.925669</text:p>
              </table:table-cell>
              <table:table-cell office:value-type="float" office:value="0.490399">
                <text:p>0.490399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1.848181">
                <text:p>1.848181</text:p>
              </table:table-cell>
              <table:table-cell office:value-type="float" office:value="1.051091">
                <text:p>1.051091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1.651344">
                <text:p>1.651344</text:p>
              </table:table-cell>
              <table:table-cell office:value-type="float" office:value="0.333358">
                <text:p>0.333358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1.699927">
                <text:p>1.699927</text:p>
              </table:table-cell>
              <table:table-cell office:value-type="float" office:value="0.187641">
                <text:p>0.187641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1.651049">
                <text:p>1.651049</text:p>
              </table:table-cell>
              <table:table-cell office:value-type="float" office:value="0.287703">
                <text:p>0.287703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1.704178">
                <text:p>1.704178</text:p>
              </table:table-cell>
              <table:table-cell office:value-type="float" office:value="0.226316">
                <text:p>0.226316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2.337272">
                <text:p>2.337272</text:p>
              </table:table-cell>
              <table:table-cell office:value-type="float" office:value="0.496657">
                <text:p>0.496657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2.051135">
                <text:p>2.051135</text:p>
              </table:table-cell>
              <table:table-cell office:value-type="float" office:value="0.147031">
                <text:p>0.147031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1.671177">
                <text:p>1.671177</text:p>
              </table:table-cell>
              <table:table-cell office:value-type="float" office:value="0.197866">
                <text:p>0.197866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16.539829">
                <text:p>16.539829</text:p>
              </table:table-cell>
              <table:table-cell office:value-type="float" office:value="1.016623">
                <text:p>1.016623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82.289102">
                <text:p>82.289102</text:p>
              </table:table-cell>
              <table:table-cell office:value-type="float" office:value="1.596377">
                <text:p>1.596377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84.564328">
                <text:p>84.564328</text:p>
              </table:table-cell>
              <table:table-cell office:value-type="float" office:value="3.504401">
                <text:p>3.504401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56.340526">
                <text:p>56.340526</text:p>
              </table:table-cell>
              <table:table-cell office:value-type="float" office:value="4.529776">
                <text:p>4.529776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17.89777">
                <text:p>17.89777</text:p>
              </table:table-cell>
              <table:table-cell office:value-type="float" office:value="8.221112">
                <text:p>8.221112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5.956152">
                <text:p>5.956152</text:p>
              </table:table-cell>
              <table:table-cell office:value-type="float" office:value="1.12492">
                <text:p>1.12492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2.611285">
                <text:p>2.611285</text:p>
              </table:table-cell>
              <table:table-cell office:value-type="float" office:value="1.374445">
                <text:p>1.374445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2.57919">
                <text:p>2.57919</text:p>
              </table:table-cell>
              <table:table-cell office:value-type="float" office:value="0.581979">
                <text:p>0.581979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2.484712">
                <text:p>2.484712</text:p>
              </table:table-cell>
              <table:table-cell office:value-type="float" office:value="0.339708">
                <text:p>0.339708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2.656786">
                <text:p>2.656786</text:p>
              </table:table-cell>
              <table:table-cell office:value-type="float" office:value="0.810423">
                <text:p>0.810423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2.668861">
                <text:p>2.668861</text:p>
              </table:table-cell>
              <table:table-cell office:value-type="float" office:value="0.685365">
                <text:p>0.685365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2.627861">
                <text:p>2.627861</text:p>
              </table:table-cell>
              <table:table-cell office:value-type="float" office:value="0.445563">
                <text:p>0.445563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3.61961">
                <text:p>3.61961</text:p>
              </table:table-cell>
              <table:table-cell office:value-type="float" office:value="1.470962">
                <text:p>1.470962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3.522344">
                <text:p>3.522344</text:p>
              </table:table-cell>
              <table:table-cell office:value-type="float" office:value="0.771619">
                <text:p>0.771619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3.610356">
                <text:p>3.610356</text:p>
              </table:table-cell>
              <table:table-cell office:value-type="float" office:value="0.846545">
                <text:p>0.846545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3.567297">
                <text:p>3.567297</text:p>
              </table:table-cell>
              <table:table-cell office:value-type="float" office:value="0.329027">
                <text:p>0.329027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3.755133">
                <text:p>3.755133</text:p>
              </table:table-cell>
              <table:table-cell office:value-type="float" office:value="0.383816">
                <text:p>0.383816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3.434633">
                <text:p>3.434633</text:p>
              </table:table-cell>
              <table:table-cell office:value-type="float" office:value="0.371334">
                <text:p>0.371334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4.014676">
                <text:p>4.014676</text:p>
              </table:table-cell>
              <table:table-cell office:value-type="float" office:value="5.769989">
                <text:p>5.769989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6.002834">
                <text:p>6.002834</text:p>
              </table:table-cell>
              <table:table-cell office:value-type="float" office:value="7.992055">
                <text:p>7.992055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3.916121">
                <text:p>3.916121</text:p>
              </table:table-cell>
              <table:table-cell office:value-type="float" office:value="0.86207">
                <text:p>0.86207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6.050676">
                <text:p>6.050676</text:p>
              </table:table-cell>
              <table:table-cell office:value-type="float" office:value="1.592097">
                <text:p>1.592097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8.942067">
                <text:p>8.942067</text:p>
              </table:table-cell>
              <table:table-cell office:value-type="float" office:value="2.635768">
                <text:p>2.635768</text:p>
              </table:table-cell>
            </table:table-row>
            <table:table-row>
              <table:table-cell office:value-type="string">
                <text:p>13:11:39</text:p>
              </table:table-cell>
              <table:table-cell office:value-type="float" office:value="4.501729">
                <text:p>4.501729</text:p>
              </table:table-cell>
              <table:table-cell office:value-type="float" office:value="0.925352">
                <text:p>0.925352</text:p>
              </table:table-cell>
            </table:table-row>
            <table:table-row>
              <table:table-cell office:value-type="string">
                <text:p>13:11:40</text:p>
              </table:table-cell>
              <table:table-cell office:value-type="float" office:value="4.601982">
                <text:p>4.601982</text:p>
              </table:table-cell>
              <table:table-cell office:value-type="float" office:value="0.480955">
                <text:p>0.480955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4.649862">
                <text:p>4.649862</text:p>
              </table:table-cell>
              <table:table-cell office:value-type="float" office:value="0.597323">
                <text:p>0.597323</text:p>
              </table:table-cell>
            </table:table-row>
            <table:table-row>
              <table:table-cell office:value-type="string">
                <text:p>13:11:42</text:p>
              </table:table-cell>
              <table:table-cell office:value-type="float" office:value="4.927132">
                <text:p>4.927132</text:p>
              </table:table-cell>
              <table:table-cell office:value-type="float" office:value="2.634891">
                <text:p>2.634891</text:p>
              </table:table-cell>
            </table:table-row>
            <table:table-row>
              <table:table-cell office:value-type="string">
                <text:p>13:11:43</text:p>
              </table:table-cell>
              <table:table-cell office:value-type="float" office:value="4.838635">
                <text:p>4.838635</text:p>
              </table:table-cell>
              <table:table-cell office:value-type="float" office:value="3.396315">
                <text:p>3.396315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105.192501">
                <text:p>105.192501</text:p>
              </table:table-cell>
              <table:table-cell office:value-type="float" office:value="5.03285">
                <text:p>5.03285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5.31704">
                <text:p>5.31704</text:p>
              </table:table-cell>
              <table:table-cell office:value-type="float" office:value="4.019321">
                <text:p>4.019321</text:p>
              </table:table-cell>
            </table:table-row>
            <table:table-row>
              <table:table-cell office:value-type="string">
                <text:p>13:11:46</text:p>
              </table:table-cell>
              <table:table-cell office:value-type="float" office:value="4.934715">
                <text:p>4.934715</text:p>
              </table:table-cell>
              <table:table-cell office:value-type="float" office:value="2.582498">
                <text:p>2.582498</text:p>
              </table:table-cell>
            </table:table-row>
            <table:table-row>
              <table:table-cell office:value-type="string">
                <text:p>13:11:47</text:p>
              </table:table-cell>
              <table:table-cell office:value-type="float" office:value="5.131533">
                <text:p>5.131533</text:p>
              </table:table-cell>
              <table:table-cell office:value-type="float" office:value="1.475816">
                <text:p>1.475816</text:p>
              </table:table-cell>
            </table:table-row>
            <table:table-row>
              <table:table-cell office:value-type="string">
                <text:p>13:11:48</text:p>
              </table:table-cell>
              <table:table-cell office:value-type="float" office:value="9.564456">
                <text:p>9.564456</text:p>
              </table:table-cell>
              <table:table-cell office:value-type="float" office:value="5.193079">
                <text:p>5.193079</text:p>
              </table:table-cell>
            </table:table-row>
            <table:table-row>
              <table:table-cell office:value-type="string">
                <text:p>13:11:49</text:p>
              </table:table-cell>
              <table:table-cell office:value-type="float" office:value="13.611729">
                <text:p>13.611729</text:p>
              </table:table-cell>
              <table:table-cell office:value-type="float" office:value="5.666769">
                <text:p>5.666769</text:p>
              </table:table-cell>
            </table:table-row>
            <table:table-row>
              <table:table-cell office:value-type="string">
                <text:p>13:11:50</text:p>
              </table:table-cell>
              <table:table-cell office:value-type="float" office:value="5.272865">
                <text:p>5.272865</text:p>
              </table:table-cell>
              <table:table-cell office:value-type="float" office:value="0.415811">
                <text:p>0.415811</text:p>
              </table:table-cell>
            </table:table-row>
            <table:table-row>
              <table:table-cell office:value-type="string">
                <text:p>13:11:51</text:p>
              </table:table-cell>
              <table:table-cell office:value-type="float" office:value="5.409254">
                <text:p>5.409254</text:p>
              </table:table-cell>
              <table:table-cell office:value-type="float" office:value="0.529983">
                <text:p>0.529983</text:p>
              </table:table-cell>
            </table:table-row>
            <table:table-row>
              <table:table-cell office:value-type="string">
                <text:p>13:11:52</text:p>
              </table:table-cell>
              <table:table-cell office:value-type="float" office:value="5.722289">
                <text:p>5.722289</text:p>
              </table:table-cell>
              <table:table-cell office:value-type="float" office:value="2.371103">
                <text:p>2.371103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7.358071">
                <text:p>7.358071</text:p>
              </table:table-cell>
              <table:table-cell office:value-type="float" office:value="2.357372">
                <text:p>2.357372</text:p>
              </table:table-cell>
            </table:table-row>
            <table:table-row>
              <table:table-cell office:value-type="string">
                <text:p>13:11:54</text:p>
              </table:table-cell>
              <table:table-cell office:value-type="float" office:value="6.069159">
                <text:p>6.069159</text:p>
              </table:table-cell>
              <table:table-cell office:value-type="float" office:value="1.6131">
                <text:p>1.6131</text:p>
              </table:table-cell>
            </table:table-row>
            <table:table-row>
              <table:table-cell office:value-type="string">
                <text:p>13:11:55</text:p>
              </table:table-cell>
              <table:table-cell office:value-type="float" office:value="6.184758">
                <text:p>6.184758</text:p>
              </table:table-cell>
              <table:table-cell office:value-type="float" office:value="1.743234">
                <text:p>1.743234</text:p>
              </table:table-cell>
            </table:table-row>
            <table:table-row>
              <table:table-cell office:value-type="string">
                <text:p>13:11:56</text:p>
              </table:table-cell>
              <table:table-cell office:value-type="float" office:value="7.624799">
                <text:p>7.624799</text:p>
              </table:table-cell>
              <table:table-cell office:value-type="float" office:value="1.463139">
                <text:p>1.463139</text:p>
              </table:table-cell>
            </table:table-row>
            <table:table-row>
              <table:table-cell office:value-type="string">
                <text:p>13:11:57</text:p>
              </table:table-cell>
              <table:table-cell office:value-type="float" office:value="5.424667">
                <text:p>5.424667</text:p>
              </table:table-cell>
              <table:table-cell office:value-type="float" office:value="0.370805">
                <text:p>0.370805</text:p>
              </table:table-cell>
            </table:table-row>
            <table:table-row>
              <table:table-cell office:value-type="string">
                <text:p>13:11:58</text:p>
              </table:table-cell>
              <table:table-cell office:value-type="float" office:value="6.571621">
                <text:p>6.571621</text:p>
              </table:table-cell>
              <table:table-cell office:value-type="float" office:value="2.217437">
                <text:p>2.217437</text:p>
              </table:table-cell>
            </table:table-row>
            <table:table-row>
              <table:table-cell office:value-type="string">
                <text:p>13:11:59</text:p>
              </table:table-cell>
              <table:table-cell office:value-type="float" office:value="13.214093">
                <text:p>13.214093</text:p>
              </table:table-cell>
              <table:table-cell office:value-type="float" office:value="11.445878">
                <text:p>11.445878</text:p>
              </table:table-cell>
            </table:table-row>
            <table:table-row>
              <table:table-cell office:value-type="string">
                <text:p>13:12:00</text:p>
              </table:table-cell>
              <table:table-cell office:value-type="float" office:value="12.270356">
                <text:p>12.270356</text:p>
              </table:table-cell>
              <table:table-cell office:value-type="float" office:value="6.292267">
                <text:p>6.292267</text:p>
              </table:table-cell>
            </table:table-row>
            <table:table-row>
              <table:table-cell office:value-type="string">
                <text:p>13:12:01</text:p>
              </table:table-cell>
              <table:table-cell office:value-type="float" office:value="6.82677">
                <text:p>6.82677</text:p>
              </table:table-cell>
              <table:table-cell office:value-type="float" office:value="1.323888">
                <text:p>1.323888</text:p>
              </table:table-cell>
            </table:table-row>
            <table:table-row>
              <table:table-cell office:value-type="string">
                <text:p>13:12:02</text:p>
              </table:table-cell>
              <table:table-cell office:value-type="float" office:value="11.223823">
                <text:p>11.223823</text:p>
              </table:table-cell>
              <table:table-cell office:value-type="float" office:value="13.519554">
                <text:p>13.519554</text:p>
              </table:table-cell>
            </table:table-row>
            <table:table-row>
              <table:table-cell office:value-type="string">
                <text:p>13:12:03</text:p>
              </table:table-cell>
              <table:table-cell office:value-type="float" office:value="36.557351">
                <text:p>36.557351</text:p>
              </table:table-cell>
              <table:table-cell office:value-type="float" office:value="20.505484">
                <text:p>20.505484</text:p>
              </table:table-cell>
            </table:table-row>
            <table:table-row>
              <table:table-cell office:value-type="string">
                <text:p>13:12:04</text:p>
              </table:table-cell>
              <table:table-cell office:value-type="float" office:value="15.042182">
                <text:p>15.042182</text:p>
              </table:table-cell>
              <table:table-cell office:value-type="float" office:value="2.213225">
                <text:p>2.213225</text:p>
              </table:table-cell>
            </table:table-row>
            <table:table-row>
              <table:table-cell office:value-type="string">
                <text:p>13:12:05</text:p>
              </table:table-cell>
              <table:table-cell office:value-type="float" office:value="7.517116">
                <text:p>7.517116</text:p>
              </table:table-cell>
              <table:table-cell office:value-type="float" office:value="3.294193">
                <text:p>3.294193</text:p>
              </table:table-cell>
            </table:table-row>
            <table:table-row>
              <table:table-cell office:value-type="string">
                <text:p>13:12:06</text:p>
              </table:table-cell>
              <table:table-cell office:value-type="float" office:value="8.326282">
                <text:p>8.326282</text:p>
              </table:table-cell>
              <table:table-cell office:value-type="float" office:value="4.286363">
                <text:p>4.286363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6.871149">
                <text:p>6.871149</text:p>
              </table:table-cell>
              <table:table-cell office:value-type="float" office:value="1.917696">
                <text:p>1.917696</text:p>
              </table:table-cell>
            </table:table-row>
            <table:table-row>
              <table:table-cell office:value-type="string">
                <text:p>13:12:08</text:p>
              </table:table-cell>
              <table:table-cell office:value-type="float" office:value="7.814979">
                <text:p>7.814979</text:p>
              </table:table-cell>
              <table:table-cell office:value-type="float" office:value="1.769527">
                <text:p>1.769527</text:p>
              </table:table-cell>
            </table:table-row>
            <table:table-row>
              <table:table-cell office:value-type="string">
                <text:p>13:12:09</text:p>
              </table:table-cell>
              <table:table-cell office:value-type="float" office:value="8.066906">
                <text:p>8.066906</text:p>
              </table:table-cell>
              <table:table-cell office:value-type="float" office:value="3.416986">
                <text:p>3.416986</text:p>
              </table:table-cell>
            </table:table-row>
            <table:table-row>
              <table:table-cell office:value-type="string">
                <text:p>13:12:10</text:p>
              </table:table-cell>
              <table:table-cell office:value-type="float" office:value="8.15174">
                <text:p>8.15174</text:p>
              </table:table-cell>
              <table:table-cell office:value-type="float" office:value="2.46165">
                <text:p>2.46165</text:p>
              </table:table-cell>
            </table:table-row>
            <table:table-row>
              <table:table-cell office:value-type="string">
                <text:p>13:12:11</text:p>
              </table:table-cell>
              <table:table-cell office:value-type="float" office:value="8.444522">
                <text:p>8.444522</text:p>
              </table:table-cell>
              <table:table-cell office:value-type="float" office:value="3.163807">
                <text:p>3.163807</text:p>
              </table:table-cell>
            </table:table-row>
            <table:table-row>
              <table:table-cell office:value-type="string">
                <text:p>13:12:12</text:p>
              </table:table-cell>
              <table:table-cell office:value-type="float" office:value="8.657335">
                <text:p>8.657335</text:p>
              </table:table-cell>
              <table:table-cell office:value-type="float" office:value="4.189613">
                <text:p>4.189613</text:p>
              </table:table-cell>
            </table:table-row>
            <table:table-row>
              <table:table-cell office:value-type="string">
                <text:p>13:12:13</text:p>
              </table:table-cell>
              <table:table-cell office:value-type="float" office:value="12.964942">
                <text:p>12.964942</text:p>
              </table:table-cell>
              <table:table-cell office:value-type="float" office:value="8.33901">
                <text:p>8.33901</text:p>
              </table:table-cell>
            </table:table-row>
            <table:table-row>
              <table:table-cell office:value-type="string">
                <text:p>13:12:14</text:p>
              </table:table-cell>
              <table:table-cell office:value-type="float" office:value="14.103776">
                <text:p>14.103776</text:p>
              </table:table-cell>
              <table:table-cell office:value-type="float" office:value="3.593639">
                <text:p>3.593639</text:p>
              </table:table-cell>
            </table:table-row>
            <table:table-row>
              <table:table-cell office:value-type="string">
                <text:p>13:12:15</text:p>
              </table:table-cell>
              <table:table-cell office:value-type="float" office:value="14.818848">
                <text:p>14.818848</text:p>
              </table:table-cell>
              <table:table-cell office:value-type="float" office:value="3.334859">
                <text:p>3.334859</text:p>
              </table:table-cell>
            </table:table-row>
            <table:table-row>
              <table:table-cell office:value-type="string">
                <text:p>13:12:16</text:p>
              </table:table-cell>
              <table:table-cell office:value-type="float" office:value="8.29055">
                <text:p>8.29055</text:p>
              </table:table-cell>
              <table:table-cell office:value-type="float" office:value="1.565447">
                <text:p>1.565447</text:p>
              </table:table-cell>
            </table:table-row>
            <table:table-row>
              <table:table-cell office:value-type="string">
                <text:p>13:12:17</text:p>
              </table:table-cell>
              <table:table-cell office:value-type="float" office:value="8.051114">
                <text:p>8.051114</text:p>
              </table:table-cell>
              <table:table-cell office:value-type="float" office:value="1.280192">
                <text:p>1.280192</text:p>
              </table:table-cell>
            </table:table-row>
            <table:table-row>
              <table:table-cell office:value-type="string">
                <text:p>13:12:18</text:p>
              </table:table-cell>
              <table:table-cell office:value-type="float" office:value="10.566063">
                <text:p>10.566063</text:p>
              </table:table-cell>
              <table:table-cell office:value-type="float" office:value="17.512836">
                <text:p>17.512836</text:p>
              </table:table-cell>
            </table:table-row>
            <table:table-row>
              <table:table-cell office:value-type="string">
                <text:p>13:12:19</text:p>
              </table:table-cell>
              <table:table-cell office:value-type="float" office:value="16.481354">
                <text:p>16.481354</text:p>
              </table:table-cell>
              <table:table-cell office:value-type="float" office:value="11.670895">
                <text:p>11.670895</text:p>
              </table:table-cell>
            </table:table-row>
            <table:table-row>
              <table:table-cell office:value-type="string">
                <text:p>13:12:20</text:p>
              </table:table-cell>
              <table:table-cell office:value-type="float" office:value="10.457351">
                <text:p>10.457351</text:p>
              </table:table-cell>
              <table:table-cell office:value-type="float" office:value="4.568424">
                <text:p>4.568424</text:p>
              </table:table-cell>
            </table:table-row>
            <table:table-row>
              <table:table-cell office:value-type="string">
                <text:p>13:12:21</text:p>
              </table:table-cell>
              <table:table-cell office:value-type="float" office:value="9.682791">
                <text:p>9.682791</text:p>
              </table:table-cell>
              <table:table-cell office:value-type="float" office:value="5.46887">
                <text:p>5.46887</text:p>
              </table:table-cell>
            </table:table-row>
            <table:table-row>
              <table:table-cell office:value-type="string">
                <text:p>13:12:22</text:p>
              </table:table-cell>
              <table:table-cell office:value-type="float" office:value="11.644641">
                <text:p>11.644641</text:p>
              </table:table-cell>
              <table:table-cell office:value-type="float" office:value="2.871172">
                <text:p>2.871172</text:p>
              </table:table-cell>
            </table:table-row>
            <table:table-row>
              <table:table-cell office:value-type="string">
                <text:p>13:12:23</text:p>
              </table:table-cell>
              <table:table-cell office:value-type="float" office:value="9.533418">
                <text:p>9.533418</text:p>
              </table:table-cell>
              <table:table-cell office:value-type="float" office:value="6.070883">
                <text:p>6.070883</text:p>
              </table:table-cell>
            </table:table-row>
            <table:table-row>
              <table:table-cell office:value-type="string">
                <text:p>13:12:24</text:p>
              </table:table-cell>
              <table:table-cell office:value-type="float" office:value="18.036799">
                <text:p>18.036799</text:p>
              </table:table-cell>
              <table:table-cell office:value-type="float" office:value="4.107869">
                <text:p>4.107869</text:p>
              </table:table-cell>
            </table:table-row>
            <table:table-row>
              <table:table-cell office:value-type="string">
                <text:p>13:12:25</text:p>
              </table:table-cell>
              <table:table-cell office:value-type="float" office:value="11.711244">
                <text:p>11.711244</text:p>
              </table:table-cell>
              <table:table-cell office:value-type="float" office:value="5.098455">
                <text:p>5.098455</text:p>
              </table:table-cell>
            </table:table-row>
            <table:table-row>
              <table:table-cell office:value-type="string">
                <text:p>13:12:26</text:p>
              </table:table-cell>
              <table:table-cell office:value-type="float" office:value="25.528054">
                <text:p>25.528054</text:p>
              </table:table-cell>
              <table:table-cell office:value-type="float" office:value="46.351386">
                <text:p>46.351386</text:p>
              </table:table-cell>
            </table:table-row>
            <table:table-row>
              <table:table-cell office:value-type="string">
                <text:p>13:12:27</text:p>
              </table:table-cell>
              <table:table-cell office:value-type="float" office:value="45.139395">
                <text:p>45.139395</text:p>
              </table:table-cell>
              <table:table-cell office:value-type="float" office:value="38.691773">
                <text:p>38.691773</text:p>
              </table:table-cell>
            </table:table-row>
            <table:table-row>
              <table:table-cell office:value-type="string">
                <text:p>13:12:28</text:p>
              </table:table-cell>
              <table:table-cell office:value-type="float" office:value="43.426474">
                <text:p>43.426474</text:p>
              </table:table-cell>
              <table:table-cell office:value-type="float" office:value="5.177839">
                <text:p>5.177839</text:p>
              </table:table-cell>
            </table:table-row>
            <table:table-row>
              <table:table-cell office:value-type="string">
                <text:p>13:12:29</text:p>
              </table:table-cell>
              <table:table-cell office:value-type="float" office:value="11.555995">
                <text:p>11.555995</text:p>
              </table:table-cell>
              <table:table-cell office:value-type="float" office:value="2.637807">
                <text:p>2.637807</text:p>
              </table:table-cell>
            </table:table-row>
            <table:table-row>
              <table:table-cell office:value-type="string">
                <text:p>13:12:30</text:p>
              </table:table-cell>
              <table:table-cell office:value-type="float" office:value="10.025515">
                <text:p>10.025515</text:p>
              </table:table-cell>
              <table:table-cell office:value-type="float" office:value="1.144625">
                <text:p>1.144625</text:p>
              </table:table-cell>
            </table:table-row>
            <table:table-row>
              <table:table-cell office:value-type="string">
                <text:p>13:12:31</text:p>
              </table:table-cell>
              <table:table-cell office:value-type="float" office:value="10.302539">
                <text:p>10.302539</text:p>
              </table:table-cell>
              <table:table-cell office:value-type="float" office:value="2.753723">
                <text:p>2.753723</text:p>
              </table:table-cell>
            </table:table-row>
            <table:table-row>
              <table:table-cell office:value-type="string">
                <text:p>13:12:32</text:p>
              </table:table-cell>
              <table:table-cell office:value-type="float" office:value="9.954479">
                <text:p>9.954479</text:p>
              </table:table-cell>
              <table:table-cell office:value-type="float" office:value="1.413936">
                <text:p>1.413936</text:p>
              </table:table-cell>
            </table:table-row>
            <table:table-row>
              <table:table-cell office:value-type="string">
                <text:p>13:12:33</text:p>
              </table:table-cell>
              <table:table-cell office:value-type="float" office:value="9.674701">
                <text:p>9.674701</text:p>
              </table:table-cell>
              <table:table-cell office:value-type="float" office:value="1.61208">
                <text:p>1.61208</text:p>
              </table:table-cell>
            </table:table-row>
            <table:table-row>
              <table:table-cell office:value-type="string">
                <text:p>13:12:34</text:p>
              </table:table-cell>
              <table:table-cell office:value-type="float" office:value="20.31645">
                <text:p>20.31645</text:p>
              </table:table-cell>
              <table:table-cell office:value-type="float" office:value="16.922325">
                <text:p>16.922325</text:p>
              </table:table-cell>
            </table:table-row>
            <table:table-row>
              <table:table-cell office:value-type="string">
                <text:p>13:12:35</text:p>
              </table:table-cell>
              <table:table-cell office:value-type="float" office:value="17.629989">
                <text:p>17.629989</text:p>
              </table:table-cell>
              <table:table-cell office:value-type="float" office:value="5.2735">
                <text:p>5.2735</text:p>
              </table:table-cell>
            </table:table-row>
            <table:table-row>
              <table:table-cell office:value-type="string">
                <text:p>13:12:36</text:p>
              </table:table-cell>
              <table:table-cell office:value-type="float" office:value="9.911481">
                <text:p>9.911481</text:p>
              </table:table-cell>
              <table:table-cell office:value-type="float" office:value="2.244344">
                <text:p>2.244344</text:p>
              </table:table-cell>
            </table:table-row>
            <table:table-row>
              <table:table-cell office:value-type="string">
                <text:p>13:12:37</text:p>
              </table:table-cell>
              <table:table-cell office:value-type="float" office:value="10.317278">
                <text:p>10.317278</text:p>
              </table:table-cell>
              <table:table-cell office:value-type="float" office:value="3.204031">
                <text:p>3.204031</text:p>
              </table:table-cell>
            </table:table-row>
            <table:table-row>
              <table:table-cell office:value-type="string">
                <text:p>13:12:38</text:p>
              </table:table-cell>
              <table:table-cell office:value-type="float" office:value="11.224673">
                <text:p>11.224673</text:p>
              </table:table-cell>
              <table:table-cell office:value-type="float" office:value="6.437363">
                <text:p>6.437363</text:p>
              </table:table-cell>
            </table:table-row>
            <table:table-row>
              <table:table-cell office:value-type="string">
                <text:p>13:12:39</text:p>
              </table:table-cell>
              <table:table-cell office:value-type="float" office:value="11.991155">
                <text:p>11.991155</text:p>
              </table:table-cell>
              <table:table-cell office:value-type="float" office:value="6.127024">
                <text:p>6.127024</text:p>
              </table:table-cell>
            </table:table-row>
            <table:table-row>
              <table:table-cell office:value-type="string">
                <text:p>13:12:40</text:p>
              </table:table-cell>
              <table:table-cell office:value-type="float" office:value="12.0165">
                <text:p>12.0165</text:p>
              </table:table-cell>
              <table:table-cell office:value-type="float" office:value="7.665817">
                <text:p>7.665817</text:p>
              </table:table-cell>
            </table:table-row>
            <table:table-row>
              <table:table-cell office:value-type="string">
                <text:p>13:12:41</text:p>
              </table:table-cell>
              <table:table-cell office:value-type="float" office:value="10.658309">
                <text:p>10.658309</text:p>
              </table:table-cell>
              <table:table-cell office:value-type="float" office:value="3.424733">
                <text:p>3.424733</text:p>
              </table:table-cell>
            </table:table-row>
            <table:table-row>
              <table:table-cell office:value-type="string">
                <text:p>13:12:42</text:p>
              </table:table-cell>
              <table:table-cell office:value-type="float" office:value="10.73498">
                <text:p>10.73498</text:p>
              </table:table-cell>
              <table:table-cell office:value-type="float" office:value="1.915263">
                <text:p>1.915263</text:p>
              </table:table-cell>
            </table:table-row>
            <table:table-row>
              <table:table-cell office:value-type="string">
                <text:p>13:12:43</text:p>
              </table:table-cell>
              <table:table-cell office:value-type="float" office:value="10.657109">
                <text:p>10.657109</text:p>
              </table:table-cell>
              <table:table-cell office:value-type="float" office:value="2.555082">
                <text:p>2.555082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11.030197">
                <text:p>11.030197</text:p>
              </table:table-cell>
              <table:table-cell office:value-type="float" office:value="2.702369">
                <text:p>2.702369</text:p>
              </table:table-cell>
            </table:table-row>
            <table:table-row>
              <table:table-cell office:value-type="string">
                <text:p>13:12:45</text:p>
              </table:table-cell>
              <table:table-cell office:value-type="float" office:value="9.485175">
                <text:p>9.485175</text:p>
              </table:table-cell>
              <table:table-cell office:value-type="float" office:value="0.922013">
                <text:p>0.922013</text:p>
              </table:table-cell>
            </table:table-row>
            <table:table-row>
              <table:table-cell office:value-type="string">
                <text:p>13:12:46</text:p>
              </table:table-cell>
              <table:table-cell office:value-type="float" office:value="9.671861">
                <text:p>9.671861</text:p>
              </table:table-cell>
              <table:table-cell office:value-type="float" office:value="0.454946">
                <text:p>0.454946</text:p>
              </table:table-cell>
            </table:table-row>
            <table:table-row>
              <table:table-cell office:value-type="string">
                <text:p>13:12:47</text:p>
              </table:table-cell>
              <table:table-cell office:value-type="float" office:value="198.560308">
                <text:p>198.560308</text:p>
              </table:table-cell>
              <table:table-cell office:value-type="float" office:value="3.201393">
                <text:p>3.201393</text:p>
              </table:table-cell>
            </table:table-row>
            <table:table-row>
              <table:table-cell office:value-type="string">
                <text:p>13:12:48</text:p>
              </table:table-cell>
              <table:table-cell office:value-type="float" office:value="77.093038">
                <text:p>77.093038</text:p>
              </table:table-cell>
              <table:table-cell office:value-type="float" office:value="0.688697">
                <text:p>0.688697</text:p>
              </table:table-cell>
            </table:table-row>
            <table:table-row>
              <table:table-cell office:value-type="string">
                <text:p>13:12:49</text:p>
              </table:table-cell>
              <table:table-cell office:value-type="float" office:value="28.887014">
                <text:p>28.887014</text:p>
              </table:table-cell>
              <table:table-cell office:value-type="float" office:value="0.222515">
                <text:p>0.222515</text:p>
              </table:table-cell>
            </table:table-row>
            <table:table-row>
              <table:table-cell office:value-type="string">
                <text:p>13:12:50</text:p>
              </table:table-cell>
              <table:table-cell office:value-type="float" office:value="5.901011">
                <text:p>5.901011</text:p>
              </table:table-cell>
              <table:table-cell office:value-type="float" office:value="0.186204">
                <text:p>0.186204</text:p>
              </table:table-cell>
            </table:table-row>
            <table:table-row>
              <table:table-cell office:value-type="string">
                <text:p>13:12:51</text:p>
              </table:table-cell>
              <table:table-cell office:value-type="float" office:value="0.506311">
                <text:p>0.506311</text:p>
              </table:table-cell>
              <table:table-cell office:value-type="float" office:value="0.079191">
                <text:p>0.079191</text:p>
              </table:table-cell>
            </table:table-row>
            <table:table-row>
              <table:table-cell office:value-type="string">
                <text:p>13:12:52</text:p>
              </table:table-cell>
              <table:table-cell office:value-type="float" office:value="0.335373">
                <text:p>0.335373</text:p>
              </table:table-cell>
              <table:table-cell office:value-type="float" office:value="0.004544">
                <text:p>0.004544</text:p>
              </table:table-cell>
            </table:table-row>
            <table:table-row>
              <table:table-cell office:value-type="string">
                <text:p>13:12:53</text:p>
              </table:table-cell>
              <table:table-cell office:value-type="float" office:value="0.141567">
                <text:p>0.141567</text:p>
              </table:table-cell>
              <table:table-cell office:value-type="float" office:value="0.037549">
                <text:p>0.037549</text:p>
              </table:table-cell>
            </table:table-row>
            <table:table-row>
              <table:table-cell office:value-type="string">
                <text:p>13:12:54</text:p>
              </table:table-cell>
              <table:table-cell office:value-type="float" office:value="0.070034">
                <text:p>0.070034</text:p>
              </table:table-cell>
              <table:table-cell office:value-type="float" office:value="0.001868">
                <text:p>0.001868</text:p>
              </table:table-cell>
            </table:table-row>
            <table:table-row>
              <table:table-cell office:value-type="string">
                <text:p>13:12:55</text:p>
              </table:table-cell>
              <table:table-cell office:value-type="float" office:value="0.071069">
                <text:p>0.071069</text:p>
              </table:table-cell>
              <table:table-cell office:value-type="float" office:value="0.005174">
                <text:p>0.0051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progression.B2:progression.B120 progression.F1:progression.F120" chart:data-source-has-labels="both" svg:x="0.32cm" svg:y="0.18cm" svg:width="13.758cm" svg:height="8.64cm">
          <chartooo:coordinate-region svg:x="2.053cm" svg:y="0.18cm" svg:width="12.025cm" svg:height="7.038cm"/>
          <chart:axis chart:dimension="x" chart:name="primary-x" chart:style-name="ch4" chartooo:axis-type="auto">
            <chartooo:date-scale/>
            <chart:categories table:cell-range-address="progression.B2:progression.B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gression.F2:progression.F120" chart:label-cell-address="progression.F1:progression.F1" chart:class="chart:bar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progression.F1:progress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10:57</text:p>
                <draw:g>
                  <svg:desc>progression.B2:progression.B120</svg:desc>
                </draw:g>
              </table:table-cell>
              <table:table-cell office:value-type="float" office:value="36483">
                <text:p>36483</text:p>
                <draw:g>
                  <svg:desc>progression.F2:progression.F120</svg:desc>
                </draw:g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485896">
                <text:p>485896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547463">
                <text:p>547463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340466">
                <text:p>340466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758278">
                <text:p>758278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379177">
                <text:p>379177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595892">
                <text:p>595892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835179">
                <text:p>835179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856919">
                <text:p>856919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1110762">
                <text:p>1110762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1316430">
                <text:p>1316430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2438091">
                <text:p>2438091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818690">
                <text:p>818690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484647">
                <text:p>484647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737372">
                <text:p>737372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609826">
                <text:p>609826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942524">
                <text:p>942524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545299">
                <text:p>545299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384552">
                <text:p>384552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629558">
                <text:p>629558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1786521">
                <text:p>1786521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3985185">
                <text:p>3985185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2629860">
                <text:p>2629860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3285777">
                <text:p>3285777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1192336">
                <text:p>1192336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1751005">
                <text:p>1751005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866495">
                <text:p>866495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1111480">
                <text:p>1111480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1694209">
                <text:p>1694209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1722534">
                <text:p>1722534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885168">
                <text:p>885168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2240128">
                <text:p>2240128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1845943">
                <text:p>1845943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1717362">
                <text:p>1717362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1415644">
                <text:p>1415644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1112438">
                <text:p>1112438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994737">
                <text:p>994737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7106290">
                <text:p>7106290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9661182">
                <text:p>9661182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1681713">
                <text:p>1681713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1881465">
                <text:p>1881465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3595372">
                <text:p>3595372</text:p>
              </table:table-cell>
            </table:table-row>
            <table:table-row>
              <table:table-cell office:value-type="string">
                <text:p>13:11:39</text:p>
              </table:table-cell>
              <table:table-cell office:value-type="float" office:value="2206168">
                <text:p>2206168</text:p>
              </table:table-cell>
            </table:table-row>
            <table:table-row>
              <table:table-cell office:value-type="string">
                <text:p>13:11:40</text:p>
              </table:table-cell>
              <table:table-cell office:value-type="float" office:value="1525464">
                <text:p>1525464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1798840">
                <text:p>1798840</text:p>
              </table:table-cell>
            </table:table-row>
            <table:table-row>
              <table:table-cell office:value-type="string">
                <text:p>13:11:42</text:p>
              </table:table-cell>
              <table:table-cell office:value-type="float" office:value="4808452">
                <text:p>4808452</text:p>
              </table:table-cell>
            </table:table-row>
            <table:table-row>
              <table:table-cell office:value-type="string">
                <text:p>13:11:43</text:p>
              </table:table-cell>
              <table:table-cell office:value-type="float" office:value="6296585">
                <text:p>6296585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8323298">
                <text:p>8323298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9095003">
                <text:p>9095003</text:p>
              </table:table-cell>
            </table:table-row>
            <table:table-row>
              <table:table-cell office:value-type="string">
                <text:p>13:11:46</text:p>
              </table:table-cell>
              <table:table-cell office:value-type="float" office:value="6246105">
                <text:p>6246105</text:p>
              </table:table-cell>
            </table:table-row>
            <table:table-row>
              <table:table-cell office:value-type="string">
                <text:p>13:11:47</text:p>
              </table:table-cell>
              <table:table-cell office:value-type="float" office:value="3762609">
                <text:p>3762609</text:p>
              </table:table-cell>
            </table:table-row>
            <table:table-row>
              <table:table-cell office:value-type="string">
                <text:p>13:11:48</text:p>
              </table:table-cell>
              <table:table-cell office:value-type="float" office:value="9586037">
                <text:p>9586037</text:p>
              </table:table-cell>
            </table:table-row>
            <table:table-row>
              <table:table-cell office:value-type="string">
                <text:p>13:11:49</text:p>
              </table:table-cell>
              <table:table-cell office:value-type="float" office:value="7626219">
                <text:p>7626219</text:p>
              </table:table-cell>
            </table:table-row>
            <table:table-row>
              <table:table-cell office:value-type="string">
                <text:p>13:11:50</text:p>
              </table:table-cell>
              <table:table-cell office:value-type="float" office:value="1965340">
                <text:p>1965340</text:p>
              </table:table-cell>
            </table:table-row>
            <table:table-row>
              <table:table-cell office:value-type="string">
                <text:p>13:11:51</text:p>
              </table:table-cell>
              <table:table-cell office:value-type="float" office:value="1508442">
                <text:p>1508442</text:p>
              </table:table-cell>
            </table:table-row>
            <table:table-row>
              <table:table-cell office:value-type="string">
                <text:p>13:11:52</text:p>
              </table:table-cell>
              <table:table-cell office:value-type="float" office:value="4471175">
                <text:p>4471175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4895449">
                <text:p>4895449</text:p>
              </table:table-cell>
            </table:table-row>
            <table:table-row>
              <table:table-cell office:value-type="string">
                <text:p>13:11:54</text:p>
              </table:table-cell>
              <table:table-cell office:value-type="float" office:value="4014531">
                <text:p>4014531</text:p>
              </table:table-cell>
            </table:table-row>
            <table:table-row>
              <table:table-cell office:value-type="string">
                <text:p>13:11:55</text:p>
              </table:table-cell>
              <table:table-cell office:value-type="float" office:value="4373065">
                <text:p>4373065</text:p>
              </table:table-cell>
            </table:table-row>
            <table:table-row>
              <table:table-cell office:value-type="string">
                <text:p>13:11:56</text:p>
              </table:table-cell>
              <table:table-cell office:value-type="float" office:value="2573859">
                <text:p>2573859</text:p>
              </table:table-cell>
            </table:table-row>
            <table:table-row>
              <table:table-cell office:value-type="string">
                <text:p>13:11:57</text:p>
              </table:table-cell>
              <table:table-cell office:value-type="float" office:value="1736659">
                <text:p>1736659</text:p>
              </table:table-cell>
            </table:table-row>
            <table:table-row>
              <table:table-cell office:value-type="string">
                <text:p>13:11:58</text:p>
              </table:table-cell>
              <table:table-cell office:value-type="float" office:value="4813723">
                <text:p>4813723</text:p>
              </table:table-cell>
            </table:table-row>
            <table:table-row>
              <table:table-cell office:value-type="string">
                <text:p>13:11:59</text:p>
              </table:table-cell>
              <table:table-cell office:value-type="float" office:value="9482001">
                <text:p>9482001</text:p>
              </table:table-cell>
            </table:table-row>
            <table:table-row>
              <table:table-cell office:value-type="string">
                <text:p>13:12:00</text:p>
              </table:table-cell>
              <table:table-cell office:value-type="float" office:value="5600098">
                <text:p>5600098</text:p>
              </table:table-cell>
            </table:table-row>
            <table:table-row>
              <table:table-cell office:value-type="string">
                <text:p>13:12:01</text:p>
              </table:table-cell>
              <table:table-cell office:value-type="float" office:value="3471107">
                <text:p>3471107</text:p>
              </table:table-cell>
            </table:table-row>
            <table:table-row>
              <table:table-cell office:value-type="string">
                <text:p>13:12:02</text:p>
              </table:table-cell>
              <table:table-cell office:value-type="float" office:value="9565373">
                <text:p>9565373</text:p>
              </table:table-cell>
            </table:table-row>
            <table:table-row>
              <table:table-cell office:value-type="string">
                <text:p>13:12:03</text:p>
              </table:table-cell>
              <table:table-cell office:value-type="float" office:value="9578177">
                <text:p>9578177</text:p>
              </table:table-cell>
            </table:table-row>
            <table:table-row>
              <table:table-cell office:value-type="string">
                <text:p>13:12:04</text:p>
              </table:table-cell>
              <table:table-cell office:value-type="float" office:value="4346466">
                <text:p>4346466</text:p>
              </table:table-cell>
            </table:table-row>
            <table:table-row>
              <table:table-cell office:value-type="string">
                <text:p>13:12:05</text:p>
              </table:table-cell>
              <table:table-cell office:value-type="float" office:value="4848543">
                <text:p>4848543</text:p>
              </table:table-cell>
            </table:table-row>
            <table:table-row>
              <table:table-cell office:value-type="string">
                <text:p>13:12:06</text:p>
              </table:table-cell>
              <table:table-cell office:value-type="float" office:value="6386495">
                <text:p>6386495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3520107">
                <text:p>3520107</text:p>
              </table:table-cell>
            </table:table-row>
            <table:table-row>
              <table:table-cell office:value-type="string">
                <text:p>13:12:08</text:p>
              </table:table-cell>
              <table:table-cell office:value-type="float" office:value="4260050">
                <text:p>4260050</text:p>
              </table:table-cell>
            </table:table-row>
            <table:table-row>
              <table:table-cell office:value-type="string">
                <text:p>13:12:09</text:p>
              </table:table-cell>
              <table:table-cell office:value-type="float" office:value="6407363">
                <text:p>6407363</text:p>
              </table:table-cell>
            </table:table-row>
            <table:table-row>
              <table:table-cell office:value-type="string">
                <text:p>13:12:10</text:p>
              </table:table-cell>
              <table:table-cell office:value-type="float" office:value="5285040">
                <text:p>5285040</text:p>
              </table:table-cell>
            </table:table-row>
            <table:table-row>
              <table:table-cell office:value-type="string">
                <text:p>13:12:11</text:p>
              </table:table-cell>
              <table:table-cell office:value-type="float" office:value="6730411">
                <text:p>6730411</text:p>
              </table:table-cell>
            </table:table-row>
            <table:table-row>
              <table:table-cell office:value-type="string">
                <text:p>13:12:12</text:p>
              </table:table-cell>
              <table:table-cell office:value-type="float" office:value="8461641">
                <text:p>8461641</text:p>
              </table:table-cell>
            </table:table-row>
            <table:table-row>
              <table:table-cell office:value-type="string">
                <text:p>13:12:13</text:p>
              </table:table-cell>
              <table:table-cell office:value-type="float" office:value="10121090">
                <text:p>10121090</text:p>
              </table:table-cell>
            </table:table-row>
            <table:table-row>
              <table:table-cell office:value-type="string">
                <text:p>13:12:14</text:p>
              </table:table-cell>
              <table:table-cell office:value-type="float" office:value="6014422">
                <text:p>6014422</text:p>
              </table:table-cell>
            </table:table-row>
            <table:table-row>
              <table:table-cell office:value-type="string">
                <text:p>13:12:15</text:p>
              </table:table-cell>
              <table:table-cell office:value-type="float" office:value="5389985">
                <text:p>5389985</text:p>
              </table:table-cell>
            </table:table-row>
            <table:table-row>
              <table:table-cell office:value-type="string">
                <text:p>13:12:16</text:p>
              </table:table-cell>
              <table:table-cell office:value-type="float" office:value="3341682">
                <text:p>3341682</text:p>
              </table:table-cell>
            </table:table-row>
            <table:table-row>
              <table:table-cell office:value-type="string">
                <text:p>13:12:17</text:p>
              </table:table-cell>
              <table:table-cell office:value-type="float" office:value="3915911">
                <text:p>3915911</text:p>
              </table:table-cell>
            </table:table-row>
            <table:table-row>
              <table:table-cell office:value-type="string">
                <text:p>13:12:18</text:p>
              </table:table-cell>
              <table:table-cell office:value-type="float" office:value="13951098">
                <text:p>13951098</text:p>
              </table:table-cell>
            </table:table-row>
            <table:table-row>
              <table:table-cell office:value-type="string">
                <text:p>13:12:19</text:p>
              </table:table-cell>
              <table:table-cell office:value-type="float" office:value="12279406">
                <text:p>12279406</text:p>
              </table:table-cell>
            </table:table-row>
            <table:table-row>
              <table:table-cell office:value-type="string">
                <text:p>13:12:20</text:p>
              </table:table-cell>
              <table:table-cell office:value-type="float" office:value="8080540">
                <text:p>8080540</text:p>
              </table:table-cell>
            </table:table-row>
            <table:table-row>
              <table:table-cell office:value-type="string">
                <text:p>13:12:21</text:p>
              </table:table-cell>
              <table:table-cell office:value-type="float" office:value="9054995">
                <text:p>9054995</text:p>
              </table:table-cell>
            </table:table-row>
            <table:table-row>
              <table:table-cell office:value-type="string">
                <text:p>13:12:22</text:p>
              </table:table-cell>
              <table:table-cell office:value-type="float" office:value="5191095">
                <text:p>5191095</text:p>
              </table:table-cell>
            </table:table-row>
            <table:table-row>
              <table:table-cell office:value-type="string">
                <text:p>13:12:23</text:p>
              </table:table-cell>
              <table:table-cell office:value-type="float" office:value="8221740">
                <text:p>8221740</text:p>
              </table:table-cell>
            </table:table-row>
            <table:table-row>
              <table:table-cell office:value-type="string">
                <text:p>13:12:24</text:p>
              </table:table-cell>
              <table:table-cell office:value-type="float" office:value="6594261">
                <text:p>6594261</text:p>
              </table:table-cell>
            </table:table-row>
            <table:table-row>
              <table:table-cell office:value-type="string">
                <text:p>13:12:25</text:p>
              </table:table-cell>
              <table:table-cell office:value-type="float" office:value="7814329">
                <text:p>7814329</text:p>
              </table:table-cell>
            </table:table-row>
            <table:table-row>
              <table:table-cell office:value-type="string">
                <text:p>13:12:26</text:p>
              </table:table-cell>
              <table:table-cell office:value-type="float" office:value="27899236">
                <text:p>27899236</text:p>
              </table:table-cell>
            </table:table-row>
            <table:table-row>
              <table:table-cell office:value-type="string">
                <text:p>13:12:27</text:p>
              </table:table-cell>
              <table:table-cell office:value-type="float" office:value="19556915">
                <text:p>19556915</text:p>
              </table:table-cell>
            </table:table-row>
            <table:table-row>
              <table:table-cell office:value-type="string">
                <text:p>13:12:28</text:p>
              </table:table-cell>
              <table:table-cell office:value-type="float" office:value="4115105">
                <text:p>4115105</text:p>
              </table:table-cell>
            </table:table-row>
            <table:table-row>
              <table:table-cell office:value-type="string">
                <text:p>13:12:29</text:p>
              </table:table-cell>
              <table:table-cell office:value-type="float" office:value="4317064">
                <text:p>4317064</text:p>
              </table:table-cell>
            </table:table-row>
            <table:table-row>
              <table:table-cell office:value-type="string">
                <text:p>13:12:30</text:p>
              </table:table-cell>
              <table:table-cell office:value-type="float" office:value="3142297">
                <text:p>3142297</text:p>
              </table:table-cell>
            </table:table-row>
            <table:table-row>
              <table:table-cell office:value-type="string">
                <text:p>13:12:31</text:p>
              </table:table-cell>
              <table:table-cell office:value-type="float" office:value="5904733">
                <text:p>5904733</text:p>
              </table:table-cell>
            </table:table-row>
            <table:table-row>
              <table:table-cell office:value-type="string">
                <text:p>13:12:32</text:p>
              </table:table-cell>
              <table:table-cell office:value-type="float" office:value="4504547">
                <text:p>4504547</text:p>
              </table:table-cell>
            </table:table-row>
            <table:table-row>
              <table:table-cell office:value-type="string">
                <text:p>13:12:33</text:p>
              </table:table-cell>
              <table:table-cell office:value-type="float" office:value="3697283">
                <text:p>3697283</text:p>
              </table:table-cell>
            </table:table-row>
            <table:table-row>
              <table:table-cell office:value-type="string">
                <text:p>13:12:34</text:p>
              </table:table-cell>
              <table:table-cell office:value-type="float" office:value="15522870">
                <text:p>15522870</text:p>
              </table:table-cell>
            </table:table-row>
            <table:table-row>
              <table:table-cell office:value-type="string">
                <text:p>13:12:35</text:p>
              </table:table-cell>
              <table:table-cell office:value-type="float" office:value="7910484">
                <text:p>7910484</text:p>
              </table:table-cell>
            </table:table-row>
            <table:table-row>
              <table:table-cell office:value-type="string">
                <text:p>13:12:36</text:p>
              </table:table-cell>
              <table:table-cell office:value-type="float" office:value="4908111">
                <text:p>4908111</text:p>
              </table:table-cell>
            </table:table-row>
            <table:table-row>
              <table:table-cell office:value-type="string">
                <text:p>13:12:37</text:p>
              </table:table-cell>
              <table:table-cell office:value-type="float" office:value="6773542">
                <text:p>6773542</text:p>
              </table:table-cell>
            </table:table-row>
            <table:table-row>
              <table:table-cell office:value-type="string">
                <text:p>13:12:38</text:p>
              </table:table-cell>
              <table:table-cell office:value-type="float" office:value="10986247">
                <text:p>10986247</text:p>
              </table:table-cell>
            </table:table-row>
            <table:table-row>
              <table:table-cell office:value-type="string">
                <text:p>13:12:39</text:p>
              </table:table-cell>
              <table:table-cell office:value-type="float" office:value="11985428">
                <text:p>11985428</text:p>
              </table:table-cell>
            </table:table-row>
            <table:table-row>
              <table:table-cell office:value-type="string">
                <text:p>13:12:40</text:p>
              </table:table-cell>
              <table:table-cell office:value-type="float" office:value="14184464">
                <text:p>14184464</text:p>
              </table:table-cell>
            </table:table-row>
            <table:table-row>
              <table:table-cell office:value-type="string">
                <text:p>13:12:41</text:p>
              </table:table-cell>
              <table:table-cell office:value-type="float" office:value="7924146">
                <text:p>7924146</text:p>
              </table:table-cell>
            </table:table-row>
            <table:table-row>
              <table:table-cell office:value-type="string">
                <text:p>13:12:42</text:p>
              </table:table-cell>
              <table:table-cell office:value-type="float" office:value="5738341">
                <text:p>5738341</text:p>
              </table:table-cell>
            </table:table-row>
            <table:table-row>
              <table:table-cell office:value-type="string">
                <text:p>13:12:43</text:p>
              </table:table-cell>
              <table:table-cell office:value-type="float" office:value="6712321">
                <text:p>6712321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7542492">
                <text:p>7542492</text:p>
              </table:table-cell>
            </table:table-row>
            <table:table-row>
              <table:table-cell office:value-type="string">
                <text:p>13:12:45</text:p>
              </table:table-cell>
              <table:table-cell office:value-type="float" office:value="4520812">
                <text:p>4520812</text:p>
              </table:table-cell>
            </table:table-row>
            <table:table-row>
              <table:table-cell office:value-type="string">
                <text:p>13:12:46</text:p>
              </table:table-cell>
              <table:table-cell office:value-type="float" office:value="2131698">
                <text:p>2131698</text:p>
              </table:table-cell>
            </table:table-row>
            <table:table-row>
              <table:table-cell office:value-type="string">
                <text:p>13:12:47</text:p>
              </table:table-cell>
              <table:table-cell office:value-type="float" office:value="1120062">
                <text:p>1120062</text:p>
              </table:table-cell>
            </table:table-row>
            <table:table-row>
              <table:table-cell office:value-type="string">
                <text:p>13:12:48</text:p>
              </table:table-cell>
              <table:table-cell office:value-type="float" office:value="426318">
                <text:p>426318</text:p>
              </table:table-cell>
            </table:table-row>
            <table:table-row>
              <table:table-cell office:value-type="string">
                <text:p>13:12:49</text:p>
              </table:table-cell>
              <table:table-cell office:value-type="float" office:value="151653">
                <text:p>151653</text:p>
              </table:table-cell>
            </table:table-row>
            <table:table-row>
              <table:table-cell office:value-type="string">
                <text:p>13:12:50</text:p>
              </table:table-cell>
              <table:table-cell office:value-type="float" office:value="111295">
                <text:p>111295</text:p>
              </table:table-cell>
            </table:table-row>
            <table:table-row>
              <table:table-cell office:value-type="string">
                <text:p>13:12:51</text:p>
              </table:table-cell>
              <table:table-cell office:value-type="float" office:value="74394">
                <text:p>74394</text:p>
              </table:table-cell>
            </table:table-row>
            <table:table-row>
              <table:table-cell office:value-type="string">
                <text:p>13:12:52</text:p>
              </table:table-cell>
              <table:table-cell office:value-type="float" office:value="51734">
                <text:p>51734</text:p>
              </table:table-cell>
            </table:table-row>
            <table:table-row>
              <table:table-cell office:value-type="string">
                <text:p>13:12:53</text:p>
              </table:table-cell>
              <table:table-cell office:value-type="float" office:value="27824">
                <text:p>27824</text:p>
              </table:table-cell>
            </table:table-row>
            <table:table-row>
              <table:table-cell office:value-type="string">
                <text:p>13:12:54</text:p>
              </table:table-cell>
              <table:table-cell office:value-type="float" office:value="16162">
                <text:p>16162</text:p>
              </table:table-cell>
            </table:table-row>
            <table:table-row>
              <table:table-cell office:value-type="string">
                <text:p>13:12:55</text:p>
              </table:table-cell>
              <table:table-cell office:value-type="float" office:value="18155">
                <text:p>181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